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3.598in"/>
    </style:style>
    <style:style style:name="co5" style:family="table-column">
      <style:table-column-properties fo:break-before="auto" style:column-width="1.1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63bbee"/>
    </style:style>
    <style:style style:name="ce2" style:family="table-cell" style:parent-style-name="Default">
      <style:table-cell-properties fo:background-color="#1c99e0"/>
    </style:style>
    <style:style style:name="ce3" style:family="table-cell" style:parent-style-name="Default">
      <style:table-cell-properties fo:background-color="#92e285"/>
    </style:style>
    <style:style style:name="ce4" style:family="table-cell" style:parent-style-name="Default" style:data-style-name="N145">
      <style:table-cell-properties fo:background-color="#92e285"/>
    </style:style>
    <style:style style:name="ce5" style:family="table-cell" style:parent-style-name="Default" style:data-style-name="N81">
      <style:table-cell-properties fo:background-color="#63bbe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PU1" table:style-name="ta1">
        <table:shapes>
          <draw:frame draw:z-index="0" draw:style-name="gr1" draw:text-style-name="P1" svg:width="19.3815in" svg:height="8.7437in" svg:x="1.8323in" svg:y="4.4433in">
            <draw:object draw:notify-on-update-of-ranges="GPU1.A1:GPU1.A1 GPU1.A2:GPU1.A17 GPU1.I1:GPU1.I1 GPU1.I2:GPU1.I17 GPU1.J1:GPU1.J1 GPU1.J2:GPU1.J17 GPU1.K1:GPU1.K1 GPU1.K2:GPU1.K17 GPU1.L1:GPU1.L1 GPU1.L2:GPU1.L17 GPU1.M1:GPU1.M1 GPU1.M2:GPU1.M17 GPU1.N1:GPU1.N1 GPU1.N2:GPU1.N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ce1"/>
        <table:table-column table:style-name="co2" table:default-cell-style-name="ce2"/>
        <table:table-column table:style-name="co2" table:number-columns-repeated="5" table:default-cell-style-name="ce4"/>
        <table:table-column table:style-name="co3" table:default-cell-style-name="ce4"/>
        <table:table-row table:style-name="ro1"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Gblur</text:p>
          </table:table-cell>
          <table:table-cell office:value-type="string" calcext:value-type="string">
            <text:p>Sobel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Hysteresis</text:p>
          </table:table-cell>
          <table:table-cell office:value-type="string" calcext:value-type="string">
            <text:p>Total</text:p>
          </table:table-cell>
          <table:table-cell table:style-name="ce3" office:value-type="string" calcext:value-type="string">
            <text:p>Gray/Total</text:p>
          </table:table-cell>
          <table:table-cell table:style-name="ce3" office:value-type="string" calcext:value-type="string">
            <text:p>Gblur/Total</text:p>
          </table:table-cell>
          <table:table-cell table:style-name="ce3" office:value-type="string" calcext:value-type="string">
            <text:p>Sobel/Total</text:p>
          </table:table-cell>
          <table:table-cell table:style-name="ce3" office:value-type="string" calcext:value-type="string">
            <text:p>Nms/Total</text:p>
          </table:table-cell>
          <table:table-cell table:style-name="ce3" office:value-type="string" calcext:value-type="string">
            <text:p>Dt/Total</text:p>
          </table:table-cell>
          <table:table-cell table:style-name="ce3" office:value-type="string" calcext:value-type="string">
            <text:p>Hysteresis/Total</text:p>
          </table:table-cell>
        </table:table-row>
        <table:table-row table:style-name="ro1">
          <table:table-cell office:value-type="string" calcext:value-type="string">
            <text:p>Large_Scaled_Forest_Lizard.png</text:p>
          </table:table-cell>
          <table:table-cell office:value-type="float" office:value="3341" calcext:value-type="float">
            <text:p>3341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formula="of:=SUM([.B2:.G2])" office:value-type="float" office:value="3545" calcext:value-type="float">
            <text:p>3545</text:p>
          </table:table-cell>
          <table:table-cell table:formula="of:=[.B2]/[.$H2]" office:value-type="percentage" office:value="0.942454160789845" calcext:value-type="percentage">
            <text:p>94.245%</text:p>
          </table:table-cell>
          <table:table-cell table:formula="of:=[.C2]/[.$H2]" office:value-type="percentage" office:value="0.0141043723554302" calcext:value-type="percentage">
            <text:p>1.410%</text:p>
          </table:table-cell>
          <table:table-cell table:formula="of:=[.D2]/[.$H2]" office:value-type="percentage" office:value="0.017771509167842" calcext:value-type="percentage">
            <text:p>1.777%</text:p>
          </table:table-cell>
          <table:table-cell table:formula="of:=[.E2]/[.$H2]" office:value-type="percentage" office:value="0.00959097320169253" calcext:value-type="percentage">
            <text:p>0.959%</text:p>
          </table:table-cell>
          <table:table-cell table:formula="of:=[.F2]/[.$H2]" office:value-type="percentage" office:value="0.0073342736248237" calcext:value-type="percentage">
            <text:p>0.733%</text:p>
          </table:table-cell>
          <table:table-cell table:formula="of:=[.G2]/[.$H2]" office:value-type="percentage" office:value="0.00874471086036671" calcext:value-type="percentage">
            <text:p>0.874%</text:p>
          </table:table-cell>
        </table:table-row>
        <table:table-row table:style-name="ro1">
          <table:table-cell office:value-type="string" calcext:value-type="string">
            <text:p>behnam-norouzi-I5eKsDa8iwY-unsplash.png</text:p>
          </table:table-cell>
          <table:table-cell office:value-type="float" office:value="3138" calcext:value-type="float">
            <text:p>3138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SUM([.B3:.G3])" office:value-type="float" office:value="3301" calcext:value-type="float">
            <text:p>3301</text:p>
          </table:table-cell>
          <table:table-cell table:formula="of:=[.B3]/[.H3]" office:value-type="percentage" office:value="0.950621023932142" calcext:value-type="percentage">
            <text:p>95.062%</text:p>
          </table:table-cell>
          <table:table-cell table:formula="of:=[.C3]/[.$H3]" office:value-type="percentage" office:value="0.0115116631323841" calcext:value-type="percentage">
            <text:p>1.151%</text:p>
          </table:table-cell>
          <table:table-cell table:formula="of:=[.D3]/[.$H3]" office:value-type="percentage" office:value="0.0148439866707058" calcext:value-type="percentage">
            <text:p>1.484%</text:p>
          </table:table-cell>
          <table:table-cell table:formula="of:=[.E3]/[.$H3]" office:value-type="percentage" office:value="0.00817933959406241" calcext:value-type="percentage">
            <text:p>0.818%</text:p>
          </table:table-cell>
          <table:table-cell table:formula="of:=[.F3]/[.$H3]" office:value-type="percentage" office:value="0.00757346258709482" calcext:value-type="percentage">
            <text:p>0.757%</text:p>
          </table:table-cell>
          <table:table-cell table:formula="of:=[.G3]/[.$H3]" office:value-type="percentage" office:value="0.00727052408361103" calcext:value-type="percentage">
            <text:p>0.727%</text:p>
          </table:table-cell>
        </table:table-row>
        <table:table-row table:style-name="ro1">
          <table:table-cell office:value-type="string" calcext:value-type="string">
            <text:p>benjamin-chambon-0vnmC_UWuMg-unsplash.png</text:p>
          </table:table-cell>
          <table:table-cell office:value-type="float" office:value="2683" calcext:value-type="float">
            <text:p>2683</text:p>
          </table:table-cell>
          <table:table-cell office:value-type="float" office:value="138" calcext:value-type="float">
            <text:p>138</text:p>
          </table:table-cell>
          <table:table-cell office:value-type="float" office:value="192" calcext:value-type="float">
            <text:p>192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formula="of:=SUM([.B4:.G4])" office:value-type="float" office:value="3244" calcext:value-type="float">
            <text:p>3244</text:p>
          </table:table-cell>
          <table:table-cell table:formula="of:=[.B4]/[.H4]" office:value-type="percentage" office:value="0.827065351418002" calcext:value-type="percentage">
            <text:p>82.707%</text:p>
          </table:table-cell>
          <table:table-cell table:formula="of:=[.C4]/[.$H4]" office:value-type="percentage" office:value="0.0425400739827374" calcext:value-type="percentage">
            <text:p>4.254%</text:p>
          </table:table-cell>
          <table:table-cell table:formula="of:=[.D4]/[.$H4]" office:value-type="percentage" office:value="0.0591861898890259" calcext:value-type="percentage">
            <text:p>5.919%</text:p>
          </table:table-cell>
          <table:table-cell table:formula="of:=[.E4]/[.$H4]" office:value-type="percentage" office:value="0.032675709001233" calcext:value-type="percentage">
            <text:p>3.268%</text:p>
          </table:table-cell>
          <table:table-cell table:formula="of:=[.F4]/[.$H4]" office:value-type="percentage" office:value="0.0194204685573366" calcext:value-type="percentage">
            <text:p>1.942%</text:p>
          </table:table-cell>
          <table:table-cell table:formula="of:=[.G4]/[.$H4]" office:value-type="percentage" office:value="0.0191122071516646" calcext:value-type="percentage">
            <text:p>1.911%</text:p>
          </table:table-cell>
        </table:table-row>
        <table:table-row table:style-name="ro1">
          <table:table-cell office:value-type="string" calcext:value-type="string">
            <text:p>benjamin-chambon-SRXkNrlTalM-unsplash.png</text:p>
          </table:table-cell>
          <table:table-cell office:value-type="float" office:value="3511" calcext:value-type="float">
            <text:p>3511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SUM([.B5:.G5])" office:value-type="float" office:value="3958" calcext:value-type="float">
            <text:p>3958</text:p>
          </table:table-cell>
          <table:table-cell table:formula="of:=[.B5]/[.H5]" office:value-type="percentage" office:value="0.887064173825164" calcext:value-type="percentage">
            <text:p>88.706%</text:p>
          </table:table-cell>
          <table:table-cell table:formula="of:=[.C5]/[.$H5]" office:value-type="percentage" office:value="0.0295603840323396" calcext:value-type="percentage">
            <text:p>2.956%</text:p>
          </table:table-cell>
          <table:table-cell table:formula="of:=[.D5]/[.$H5]" office:value-type="percentage" office:value="0.0356240525517938" calcext:value-type="percentage">
            <text:p>3.562%</text:p>
          </table:table-cell>
          <table:table-cell table:formula="of:=[.E5]/[.$H5]" office:value-type="percentage" office:value="0.0227387569479535" calcext:value-type="percentage">
            <text:p>2.274%</text:p>
          </table:table-cell>
          <table:table-cell table:formula="of:=[.F5]/[.$H5]" office:value-type="percentage" office:value="0.0126326427488631" calcext:value-type="percentage">
            <text:p>1.263%</text:p>
          </table:table-cell>
          <table:table-cell table:formula="of:=[.G5]/[.$H5]" office:value-type="percentage" office:value="0.0123799898938858" calcext:value-type="percentage">
            <text:p>1.238%</text:p>
          </table:table-cell>
        </table:table-row>
        <table:table-row table:style-name="ro1">
          <table:table-cell office:value-type="string" calcext:value-type="string">
            <text:p>circle.png</text:p>
          </table:table-cell>
          <table:table-cell office:value-type="float" office:value="2700" calcext:value-type="float">
            <text:p>270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formula="of:=SUM([.B6:.G6])" office:value-type="float" office:value="2866" calcext:value-type="float">
            <text:p>2866</text:p>
          </table:table-cell>
          <table:table-cell table:formula="of:=[.B6]/[.H6]" office:value-type="percentage" office:value="0.942079553384508" calcext:value-type="percentage">
            <text:p>94.208%</text:p>
          </table:table-cell>
          <table:table-cell table:formula="of:=[.C6]/[.$H6]" office:value-type="percentage" office:value="0.00942079553384508" calcext:value-type="percentage">
            <text:p>0.942%</text:p>
          </table:table-cell>
          <table:table-cell table:formula="of:=[.D6]/[.$H6]" office:value-type="percentage" office:value="0.0129099790648988" calcext:value-type="percentage">
            <text:p>1.291%</text:p>
          </table:table-cell>
          <table:table-cell table:formula="of:=[.E6]/[.$H6]" office:value-type="percentage" office:value="0.0129099790648988" calcext:value-type="percentage">
            <text:p>1.291%</text:p>
          </table:table-cell>
          <table:table-cell table:formula="of:=[.F6]/[.$H6]" office:value-type="percentage" office:value="0.0150034891835311" calcext:value-type="percentage">
            <text:p>1.500%</text:p>
          </table:table-cell>
          <table:table-cell table:formula="of:=[.G6]/[.$H6]" office:value-type="percentage" office:value="0.00767620376831821" calcext:value-type="percentage">
            <text:p>0.768%</text:p>
          </table:table-cell>
        </table:table-row>
        <table:table-row table:style-name="ro1">
          <table:table-cell office:value-type="string" calcext:value-type="string">
            <text:p>eric-barbeau-RyRuudzKonE-unsplash.png</text:p>
          </table:table-cell>
          <table:table-cell office:value-type="float" office:value="3500" calcext:value-type="float">
            <text:p>3500</text:p>
          </table:table-cell>
          <table:table-cell office:value-type="float" office:value="602" calcext:value-type="float">
            <text:p>602</text:p>
          </table:table-cell>
          <table:table-cell office:value-type="float" office:value="747" calcext:value-type="float">
            <text:p>747</text:p>
          </table:table-cell>
          <table:table-cell office:value-type="float" office:value="398" calcext:value-type="float">
            <text:p>398</text:p>
          </table:table-cell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table:formula="of:=SUM([.B7:.G7])" office:value-type="float" office:value="5655" calcext:value-type="float">
            <text:p>5655</text:p>
          </table:table-cell>
          <table:table-cell table:formula="of:=[.B7]/[.H7]" office:value-type="percentage" office:value="0.618921308576481" calcext:value-type="percentage">
            <text:p>61.892%</text:p>
          </table:table-cell>
          <table:table-cell table:formula="of:=[.C7]/[.$H7]" office:value-type="percentage" office:value="0.106454465075155" calcext:value-type="percentage">
            <text:p>10.645%</text:p>
          </table:table-cell>
          <table:table-cell table:formula="of:=[.D7]/[.$H7]" office:value-type="percentage" office:value="0.13209549071618" calcext:value-type="percentage">
            <text:p>13.210%</text:p>
          </table:table-cell>
          <table:table-cell table:formula="of:=[.E7]/[.$H7]" office:value-type="percentage" office:value="0.0703801945181256" calcext:value-type="percentage">
            <text:p>7.038%</text:p>
          </table:table-cell>
          <table:table-cell table:formula="of:=[.F7]/[.$H7]" office:value-type="percentage" office:value="0.0348364279398762" calcext:value-type="percentage">
            <text:p>3.484%</text:p>
          </table:table-cell>
          <table:table-cell table:formula="of:=[.G7]/[.$H7]" office:value-type="percentage" office:value="0.0373121131741821" calcext:value-type="percentage">
            <text:p>3.731%</text:p>
          </table:table-cell>
        </table:table-row>
        <table:table-row table:style-name="ro1">
          <table:table-cell office:value-type="string" calcext:value-type="string">
            <text:p>kabiur-rahman-riyad-oOp7PGtX1Qs-unsplash.png</text:p>
          </table:table-cell>
          <table:table-cell office:value-type="float" office:value="2195" calcext:value-type="float">
            <text:p>2195</text:p>
          </table:table-cell>
          <table:table-cell office:value-type="float" office:value="188" calcext:value-type="float">
            <text:p>188</text:p>
          </table:table-cell>
          <table:table-cell office:value-type="float" office:value="248" calcext:value-type="float">
            <text:p>248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table:formula="of:=SUM([.B8:.G8])" office:value-type="float" office:value="2899" calcext:value-type="float">
            <text:p>2899</text:p>
          </table:table-cell>
          <table:table-cell table:formula="of:=[.B8]/[.H8]" office:value-type="percentage" office:value="0.757157640565712" calcext:value-type="percentage">
            <text:p>75.716%</text:p>
          </table:table-cell>
          <table:table-cell table:formula="of:=[.C8]/[.$H8]" office:value-type="percentage" office:value="0.06484994825802" calcext:value-type="percentage">
            <text:p>6.485%</text:p>
          </table:table-cell>
          <table:table-cell table:formula="of:=[.D8]/[.$H8]" office:value-type="percentage" office:value="0.0855467402552604" calcext:value-type="percentage">
            <text:p>8.555%</text:p>
          </table:table-cell>
          <table:table-cell table:formula="of:=[.E8]/[.$H8]" office:value-type="percentage" office:value="0.0462228354605036" calcext:value-type="percentage">
            <text:p>4.622%</text:p>
          </table:table-cell>
          <table:table-cell table:formula="of:=[.F8]/[.$H8]" office:value-type="percentage" office:value="0.0248361503966885" calcext:value-type="percentage">
            <text:p>2.484%</text:p>
          </table:table-cell>
          <table:table-cell table:formula="of:=[.G8]/[.$H8]" office:value-type="percentage" office:value="0.0213866850638151" calcext:value-type="percentage">
            <text:p>2.139%</text:p>
          </table:table-cell>
        </table:table-row>
        <table:table-row table:style-name="ro1">
          <table:table-cell office:value-type="string" calcext:value-type="string">
            <text:p>katie-azi-EANhHTzumV4-unsplash.png</text:p>
          </table:table-cell>
          <table:table-cell office:value-type="float" office:value="3910" calcext:value-type="float">
            <text:p>3910</text:p>
          </table:table-cell>
          <table:table-cell office:value-type="float" office:value="603" calcext:value-type="float">
            <text:p>603</text:p>
          </table:table-cell>
          <table:table-cell office:value-type="float" office:value="792" calcext:value-type="float">
            <text:p>792</text:p>
          </table:table-cell>
          <table:table-cell office:value-type="float" office:value="403" calcext:value-type="float">
            <text:p>403</text:p>
          </table:table-cell>
          <table:table-cell office:value-type="float" office:value="197" calcext:value-type="float">
            <text:p>197</text:p>
          </table:table-cell>
          <table:table-cell office:value-type="float" office:value="184" calcext:value-type="float">
            <text:p>184</text:p>
          </table:table-cell>
          <table:table-cell table:formula="of:=SUM([.B9:.G9])" office:value-type="float" office:value="6089" calcext:value-type="float">
            <text:p>6089</text:p>
          </table:table-cell>
          <table:table-cell table:formula="of:=[.B9]/[.H9]" office:value-type="percentage" office:value="0.642141566759731" calcext:value-type="percentage">
            <text:p>64.214%</text:p>
          </table:table-cell>
          <table:table-cell table:formula="of:=[.C9]/[.$H9]" office:value-type="percentage" office:value="0.0990310395795697" calcext:value-type="percentage">
            <text:p>9.903%</text:p>
          </table:table-cell>
          <table:table-cell table:formula="of:=[.D9]/[.$H9]" office:value-type="percentage" office:value="0.130070619149286" calcext:value-type="percentage">
            <text:p>13.007%</text:p>
          </table:table-cell>
          <table:table-cell table:formula="of:=[.E9]/[.$H9]" office:value-type="percentage" office:value="0.0661849236327804" calcext:value-type="percentage">
            <text:p>6.618%</text:p>
          </table:table-cell>
          <table:table-cell table:formula="of:=[.F9]/[.$H9]" office:value-type="percentage" office:value="0.0323534242075875" calcext:value-type="percentage">
            <text:p>3.235%</text:p>
          </table:table-cell>
          <table:table-cell table:formula="of:=[.G9]/[.$H9]" office:value-type="percentage" office:value="0.0302184266710462" calcext:value-type="percentage">
            <text:p>3.022%</text:p>
          </table:table-cell>
        </table:table-row>
        <table:table-row table:style-name="ro1">
          <table:table-cell office:value-type="string" calcext:value-type="string">
            <text:p>logan-weaver-lgnwvr-a4WnIIiNbR0-unsplash.png</text:p>
          </table:table-cell>
          <table:table-cell office:value-type="float" office:value="2701" calcext:value-type="float">
            <text:p>2701</text:p>
          </table:table-cell>
          <table:table-cell office:value-type="float" office:value="959" calcext:value-type="float">
            <text:p>959</text:p>
          </table:table-cell>
          <table:table-cell office:value-type="float" office:value="1169" calcext:value-type="float">
            <text:p>1169</text:p>
          </table:table-cell>
          <table:table-cell office:value-type="float" office:value="578" calcext:value-type="float">
            <text:p>578</text:p>
          </table:table-cell>
          <table:table-cell office:value-type="float" office:value="295" calcext:value-type="float">
            <text:p>295</text:p>
          </table:table-cell>
          <table:table-cell office:value-type="float" office:value="278" calcext:value-type="float">
            <text:p>278</text:p>
          </table:table-cell>
          <table:table-cell table:formula="of:=SUM([.B10:.G10])" office:value-type="float" office:value="5980" calcext:value-type="float">
            <text:p>5980</text:p>
          </table:table-cell>
          <table:table-cell table:formula="of:=[.B10]/[.H10]" office:value-type="percentage" office:value="0.451672240802676" calcext:value-type="percentage">
            <text:p>45.167%</text:p>
          </table:table-cell>
          <table:table-cell table:formula="of:=[.C10]/[.$H10]" office:value-type="percentage" office:value="0.160367892976589" calcext:value-type="percentage">
            <text:p>16.037%</text:p>
          </table:table-cell>
          <table:table-cell table:formula="of:=[.D10]/[.$H10]" office:value-type="percentage" office:value="0.195484949832776" calcext:value-type="percentage">
            <text:p>19.548%</text:p>
          </table:table-cell>
          <table:table-cell table:formula="of:=[.E10]/[.$H10]" office:value-type="percentage" office:value="0.0966555183946488" calcext:value-type="percentage">
            <text:p>9.666%</text:p>
          </table:table-cell>
          <table:table-cell table:formula="of:=[.F10]/[.$H10]" office:value-type="percentage" office:value="0.0493311036789298" calcext:value-type="percentage">
            <text:p>4.933%</text:p>
          </table:table-cell>
          <table:table-cell table:formula="of:=[.G10]/[.$H10]" office:value-type="percentage" office:value="0.0464882943143813" calcext:value-type="percentage">
            <text:p>4.649%</text:p>
          </table:table-cell>
        </table:table-row>
        <table:table-row table:style-name="ro1">
          <table:table-cell office:value-type="string" calcext:value-type="string">
            <text:p>maxim-tolchinskiy-N0ktb-SWggM-unsplash.png</text:p>
          </table:table-cell>
          <table:table-cell office:value-type="float" office:value="3483" calcext:value-type="float">
            <text:p>3483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formula="of:=SUM([.B11:.G11])" office:value-type="float" office:value="3822" calcext:value-type="float">
            <text:p>3822</text:p>
          </table:table-cell>
          <table:table-cell table:formula="of:=[.B11]/[.H11]" office:value-type="percentage" office:value="0.911302982731554" calcext:value-type="percentage">
            <text:p>91.130%</text:p>
          </table:table-cell>
          <table:table-cell table:formula="of:=[.C11]/[.$H11]" office:value-type="percentage" office:value="0.0230245944531659" calcext:value-type="percentage">
            <text:p>2.302%</text:p>
          </table:table-cell>
          <table:table-cell table:formula="of:=[.D11]/[.$H11]" office:value-type="percentage" office:value="0.0287807430664574" calcext:value-type="percentage">
            <text:p>2.878%</text:p>
          </table:table-cell>
          <table:table-cell table:formula="of:=[.E11]/[.$H11]" office:value-type="percentage" office:value="0.0156985871271586" calcext:value-type="percentage">
            <text:p>1.570%</text:p>
          </table:table-cell>
          <table:table-cell table:formula="of:=[.F11]/[.$H11]" office:value-type="percentage" office:value="0.0102040816326531" calcext:value-type="percentage">
            <text:p>1.020%</text:p>
          </table:table-cell>
          <table:table-cell table:formula="of:=[.G11]/[.$H11]" office:value-type="percentage" office:value="0.010989010989011" calcext:value-type="percentage">
            <text:p>1.099%</text:p>
          </table:table-cell>
        </table:table-row>
        <table:table-row table:style-name="ro1">
          <table:table-cell office:value-type="string" calcext:value-type="string">
            <text:p>neon-wang-HNEONlW67lU-unsplash.png</text:p>
          </table:table-cell>
          <table:table-cell office:value-type="float" office:value="2251" calcext:value-type="float">
            <text:p>2251</text:p>
          </table:table-cell>
          <table:table-cell office:value-type="float" office:value="311" calcext:value-type="float">
            <text:p>311</text:p>
          </table:table-cell>
          <table:table-cell office:value-type="float" office:value="431" calcext:value-type="float">
            <text:p>431</text:p>
          </table:table-cell>
          <table:table-cell office:value-type="float" office:value="212" calcext:value-type="float">
            <text:p>212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table:formula="of:=SUM([.B12:.G12])" office:value-type="float" office:value="3422" calcext:value-type="float">
            <text:p>3422</text:p>
          </table:table-cell>
          <table:table-cell table:formula="of:=[.B12]/[.H12]" office:value-type="percentage" office:value="0.657802454704851" calcext:value-type="percentage">
            <text:p>65.780%</text:p>
          </table:table-cell>
          <table:table-cell table:formula="of:=[.C12]/[.$H12]" office:value-type="percentage" office:value="0.0908825248392753" calcext:value-type="percentage">
            <text:p>9.088%</text:p>
          </table:table-cell>
          <table:table-cell table:formula="of:=[.D12]/[.$H12]" office:value-type="percentage" office:value="0.125949736995909" calcext:value-type="percentage">
            <text:p>12.595%</text:p>
          </table:table-cell>
          <table:table-cell table:formula="of:=[.E12]/[.$H12]" office:value-type="percentage" office:value="0.0619520748100526" calcext:value-type="percentage">
            <text:p>6.195%</text:p>
          </table:table-cell>
          <table:table-cell table:formula="of:=[.F12]/[.$H12]" office:value-type="percentage" office:value="0.0321449444769141" calcext:value-type="percentage">
            <text:p>3.214%</text:p>
          </table:table-cell>
          <table:table-cell table:formula="of:=[.G12]/[.$H12]" office:value-type="percentage" office:value="0.0312682641729982" calcext:value-type="percentage">
            <text:p>3.127%</text:p>
          </table:table-cell>
        </table:table-row>
        <table:table-row table:style-name="ro1">
          <table:table-cell office:value-type="string" calcext:value-type="string">
            <text:p>racecar.png</text:p>
          </table:table-cell>
          <table:table-cell office:value-type="float" office:value="3165" calcext:value-type="float">
            <text:p>3165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SUM([.B13:.G13])" office:value-type="float" office:value="3300" calcext:value-type="float">
            <text:p>3300</text:p>
          </table:table-cell>
          <table:table-cell table:formula="of:=[.B13]/[.H13]" office:value-type="percentage" office:value="0.959090909090909" calcext:value-type="percentage">
            <text:p>95.909%</text:p>
          </table:table-cell>
          <table:table-cell table:formula="of:=[.C13]/[.$H13]" office:value-type="percentage" office:value="0.00848484848484849" calcext:value-type="percentage">
            <text:p>0.848%</text:p>
          </table:table-cell>
          <table:table-cell table:formula="of:=[.D13]/[.$H13]" office:value-type="percentage" office:value="0.0118181818181818" calcext:value-type="percentage">
            <text:p>1.182%</text:p>
          </table:table-cell>
          <table:table-cell table:formula="of:=[.E13]/[.$H13]" office:value-type="percentage" office:value="0.00696969696969697" calcext:value-type="percentage">
            <text:p>0.697%</text:p>
          </table:table-cell>
          <table:table-cell table:formula="of:=[.F13]/[.$H13]" office:value-type="percentage" office:value="0.00696969696969697" calcext:value-type="percentage">
            <text:p>0.697%</text:p>
          </table:table-cell>
          <table:table-cell table:formula="of:=[.G13]/[.$H13]" office:value-type="percentage" office:value="0.00666666666666667" calcext:value-type="percentage">
            <text:p>0.667%</text:p>
          </table:table-cell>
        </table:table-row>
        <table:table-row table:style-name="ro1">
          <table:table-cell office:value-type="string" calcext:value-type="string">
            <text:p>tamas-tokos-bwHfiDrq6TI-unsplash.png</text:p>
          </table:table-cell>
          <table:table-cell office:value-type="float" office:value="4637" calcext:value-type="float">
            <text:p>4637</text:p>
          </table:table-cell>
          <table:table-cell office:value-type="float" office:value="382" calcext:value-type="float">
            <text:p>382</text:p>
          </table:table-cell>
          <table:table-cell office:value-type="float" office:value="459" calcext:value-type="float">
            <text:p>459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131" calcext:value-type="float">
            <text:p>131</text:p>
          </table:table-cell>
          <table:table-cell table:formula="of:=SUM([.B14:.G14])" office:value-type="float" office:value="5991" calcext:value-type="float">
            <text:p>5991</text:p>
          </table:table-cell>
          <table:table-cell table:formula="of:=[.B14]/[.H14]" office:value-type="percentage" office:value="0.773994324820564" calcext:value-type="percentage">
            <text:p>77.399%</text:p>
          </table:table-cell>
          <table:table-cell table:formula="of:=[.C14]/[.$H14]" office:value-type="percentage" office:value="0.0637623101318645" calcext:value-type="percentage">
            <text:p>6.376%</text:p>
          </table:table-cell>
          <table:table-cell table:formula="of:=[.D14]/[.$H14]" office:value-type="percentage" office:value="0.0766149223835754" calcext:value-type="percentage">
            <text:p>7.661%</text:p>
          </table:table-cell>
          <table:table-cell table:formula="of:=[.E14]/[.$H14]" office:value-type="percentage" office:value="0.0418961775997329" calcext:value-type="percentage">
            <text:p>4.190%</text:p>
          </table:table-cell>
          <table:table-cell table:formula="of:=[.F14]/[.$H14]" office:value-type="percentage" office:value="0.0218661325321315" calcext:value-type="percentage">
            <text:p>2.187%</text:p>
          </table:table-cell>
          <table:table-cell table:formula="of:=[.G14]/[.$H14]" office:value-type="percentage" office:value="0.0218661325321315" calcext:value-type="percentage">
            <text:p>2.187%</text:p>
          </table:table-cell>
        </table:table-row>
        <table:table-row table:style-name="ro1">
          <table:table-cell office:value-type="string" calcext:value-type="string">
            <text:p>valeriia-neganova-Z-EvQnVMknY-unsplash.png</text:p>
          </table:table-cell>
          <table:table-cell office:value-type="float" office:value="179791" calcext:value-type="float">
            <text:p>179791</text:p>
          </table:table-cell>
          <table:table-cell office:value-type="float" office:value="174" calcext:value-type="float">
            <text:p>174</text:p>
          </table:table-cell>
          <table:table-cell office:value-type="float" office:value="222" calcext:value-type="float">
            <text:p>222</text:p>
          </table:table-cell>
          <table:table-cell office:value-type="float" office:value="131" calcext:value-type="float">
            <text:p>131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SUM([.B15:.G15])" office:value-type="float" office:value="180465" calcext:value-type="float">
            <text:p>180465</text:p>
          </table:table-cell>
          <table:table-cell table:formula="of:=[.B15]/[.H15]" office:value-type="percentage" office:value="0.996265203779126" calcext:value-type="percentage">
            <text:p>99.627%</text:p>
          </table:table-cell>
          <table:table-cell table:formula="of:=[.C15]/[.$H15]" office:value-type="percentage" office:value="0.000964175878979304" calcext:value-type="percentage">
            <text:p>0.096%</text:p>
          </table:table-cell>
          <table:table-cell table:formula="of:=[.D15]/[.$H15]" office:value-type="percentage" office:value="0.00123015543180118" calcext:value-type="percentage">
            <text:p>0.123%</text:p>
          </table:table-cell>
          <table:table-cell table:formula="of:=[.E15]/[.$H15]" office:value-type="percentage" office:value="0.000725902529576372" calcext:value-type="percentage">
            <text:p>0.073%</text:p>
          </table:table-cell>
          <table:table-cell table:formula="of:=[.F15]/[.$H15]" office:value-type="percentage" office:value="0.000410051810600393" calcext:value-type="percentage">
            <text:p>0.041%</text:p>
          </table:table-cell>
          <table:table-cell table:formula="of:=[.G15]/[.$H15]" office:value-type="percentage" office:value="0.000404510569916604" calcext:value-type="percentage">
            <text:p>0.040%</text:p>
          </table:table-cell>
        </table:table-row>
        <table:table-row table:style-name="ro1">
          <table:table-cell office:value-type="string" calcext:value-type="string">
            <text:p>virginia-marinova-iyI6uvubKJQ-unsplash.png</text:p>
          </table:table-cell>
          <table:table-cell office:value-type="float" office:value="2511" calcext:value-type="float">
            <text:p>2511</text:p>
          </table:table-cell>
          <table:table-cell office:value-type="float" office:value="481" calcext:value-type="float">
            <text:p>481</text:p>
          </table:table-cell>
          <table:table-cell office:value-type="float" office:value="555" calcext:value-type="float">
            <text:p>555</text:p>
          </table:table-cell>
          <table:table-cell office:value-type="float" office:value="316" calcext:value-type="float">
            <text:p>316</text:p>
          </table:table-cell>
          <table:table-cell office:value-type="float" office:value="166" calcext:value-type="float">
            <text:p>166</text:p>
          </table:table-cell>
          <table:table-cell office:value-type="float" office:value="214" calcext:value-type="float">
            <text:p>214</text:p>
          </table:table-cell>
          <table:table-cell table:formula="of:=SUM([.B16:.G16])" office:value-type="float" office:value="4243" calcext:value-type="float">
            <text:p>4243</text:p>
          </table:table-cell>
          <table:table-cell table:formula="of:=[.B16]/[.H16]" office:value-type="percentage" office:value="0.591798255950978" calcext:value-type="percentage">
            <text:p>59.180%</text:p>
          </table:table-cell>
          <table:table-cell table:formula="of:=[.C16]/[.$H16]" office:value-type="percentage" office:value="0.1133631864247" calcext:value-type="percentage">
            <text:p>11.336%</text:p>
          </table:table-cell>
          <table:table-cell table:formula="of:=[.D16]/[.$H16]" office:value-type="percentage" office:value="0.130803676643884" calcext:value-type="percentage">
            <text:p>13.080%</text:p>
          </table:table-cell>
          <table:table-cell table:formula="of:=[.E16]/[.$H16]" office:value-type="percentage" office:value="0.0744756068819232" calcext:value-type="percentage">
            <text:p>7.448%</text:p>
          </table:table-cell>
          <table:table-cell table:formula="of:=[.F16]/[.$H16]" office:value-type="percentage" office:value="0.0391232618430356" calcext:value-type="percentage">
            <text:p>3.912%</text:p>
          </table:table-cell>
          <table:table-cell table:formula="of:=[.G16]/[.$H16]" office:value-type="percentage" office:value="0.0504360122554796" calcext:value-type="percentage">
            <text:p>5.044%</text:p>
          </table:table-cell>
        </table:table-row>
        <table:table-row table:style-name="ro1">
          <table:table-cell office:value-type="string" calcext:value-type="string">
            <text:p>vitaly-mazur-e_b5X7BcGVY-unsplash.png</text:p>
          </table:table-cell>
          <table:table-cell office:value-type="float" office:value="3425" calcext:value-type="float">
            <text:p>3425</text:p>
          </table:table-cell>
          <table:table-cell office:value-type="float" office:value="258" calcext:value-type="float">
            <text:p>258</text:p>
          </table:table-cell>
          <table:table-cell office:value-type="float" office:value="340" calcext:value-type="float">
            <text:p>340</text:p>
          </table:table-cell>
          <table:table-cell office:value-type="float" office:value="178" calcext:value-type="float">
            <text:p>178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table:formula="of:=SUM([.B17:.G17])" office:value-type="float" office:value="4391" calcext:value-type="float">
            <text:p>4391</text:p>
          </table:table-cell>
          <table:table-cell table:formula="of:=[.B17]/[.H17]" office:value-type="percentage" office:value="0.780004554771123" calcext:value-type="percentage">
            <text:p>78.000%</text:p>
          </table:table-cell>
          <table:table-cell table:formula="of:=[.C17]/[.$H17]" office:value-type="percentage" office:value="0.058756547483489" calcext:value-type="percentage">
            <text:p>5.876%</text:p>
          </table:table-cell>
          <table:table-cell table:formula="of:=[.D17]/[.$H17]" office:value-type="percentage" office:value="0.0774311090867684" calcext:value-type="percentage">
            <text:p>7.743%</text:p>
          </table:table-cell>
          <table:table-cell table:formula="of:=[.E17]/[.$H17]" office:value-type="percentage" office:value="0.0405374629924846" calcext:value-type="percentage">
            <text:p>4.054%</text:p>
          </table:table-cell>
          <table:table-cell table:formula="of:=[.F17]/[.$H17]" office:value-type="percentage" office:value="0.0211796857207925" calcext:value-type="percentage">
            <text:p>2.118%</text:p>
          </table:table-cell>
          <table:table-cell table:formula="of:=[.G17]/[.$H17]" office:value-type="percentage" office:value="0.0220906399453427" calcext:value-type="percentage">
            <text:p>2.209%</text:p>
          </table:table-cell>
        </table:table-row>
      </table:table>
      <table:table table:name="CPU1" table:style-name="ta1">
        <table:shapes>
          <draw:frame draw:z-index="0" draw:style-name="gr2" draw:text-style-name="P1" svg:width="15.7626in" svg:height="7.111in" svg:x="0.6071in" svg:y="3.5421in">
            <draw:object draw:notify-on-update-of-ranges="CPU1.A2:CPU1.A17 CPU1.I1:CPU1.I1 CPU1.I2:CPU1.I17 CPU1.J1:CPU1.J1 CPU1.J2:CPU1.J17 CPU1.K1:CPU1.K1 CPU1.K2:CPU1.K17 CPU1.L1:CPU1.L1 CPU1.L2:CPU1.L17 CPU1.M1:CPU1.M1 CPU1.M2:CPU1.M17 CPU1.N1:CPU1.N1 CPU1.N2:CPU1.N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ce5"/>
        <table:table-column table:style-name="co2" table:number-columns-repeated="4" table:default-cell-style-name="ce1"/>
        <table:table-column table:style-name="co2" table:default-cell-style-name="ce2"/>
        <table:table-column table:style-name="co2" table:number-columns-repeated="5" table:default-cell-style-name="ce4"/>
        <table:table-column table:style-name="co3" table:default-cell-style-name="ce4"/>
        <table:table-row table:style-name="ro1">
          <table:table-cell/>
          <table:table-cell office:value-type="string" calcext:value-type="string">
            <text:p>Gray</text:p>
          </table:table-cell>
          <table:table-cell table:style-name="ce1" office:value-type="string" calcext:value-type="string">
            <text:p>Gblur</text:p>
          </table:table-cell>
          <table:table-cell office:value-type="string" calcext:value-type="string">
            <text:p>Sobel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Hysteresis</text:p>
          </table:table-cell>
          <table:table-cell office:value-type="string" calcext:value-type="string">
            <text:p>Total</text:p>
          </table:table-cell>
          <table:table-cell table:style-name="ce3" office:value-type="string" calcext:value-type="string">
            <text:p>Gray/Total</text:p>
          </table:table-cell>
          <table:table-cell table:style-name="ce3" office:value-type="string" calcext:value-type="string">
            <text:p>Gblur/Total</text:p>
          </table:table-cell>
          <table:table-cell table:style-name="ce3" office:value-type="string" calcext:value-type="string">
            <text:p>Sobel/Total</text:p>
          </table:table-cell>
          <table:table-cell table:style-name="ce3" office:value-type="string" calcext:value-type="string">
            <text:p>Nms/Total</text:p>
          </table:table-cell>
          <table:table-cell table:style-name="ce3" office:value-type="string" calcext:value-type="string">
            <text:p>Dt/Total</text:p>
          </table:table-cell>
          <table:table-cell table:style-name="ce3" office:value-type="string" calcext:value-type="string">
            <text:p>Hysteresis/Total</text:p>
          </table:table-cell>
        </table:table-row>
        <table:table-row table:style-name="ro1">
          <table:table-cell office:value-type="string" calcext:value-type="string">
            <text:p>Large_Scaled_Forest_Lizard.png</text:p>
          </table:table-cell>
          <table:table-cell office:value-type="float" office:value="6788.88" calcext:value-type="float">
            <text:p>6788.88</text:p>
          </table:table-cell>
          <table:table-cell table:style-name="ce1" office:value-type="float" office:value="291416" calcext:value-type="float">
            <text:p>291416</text:p>
          </table:table-cell>
          <table:table-cell office:value-type="float" office:value="93049.8" calcext:value-type="float">
            <text:p>93049.8</text:p>
          </table:table-cell>
          <table:table-cell office:value-type="float" office:value="24094" calcext:value-type="float">
            <text:p>24094</text:p>
          </table:table-cell>
          <table:table-cell office:value-type="float" office:value="7697.9" calcext:value-type="float">
            <text:p>7697.9</text:p>
          </table:table-cell>
          <table:table-cell office:value-type="float" office:value="19894.6" calcext:value-type="float">
            <text:p>19894.6</text:p>
          </table:table-cell>
          <table:table-cell table:formula="of:=SUM([.B2:.G2])" office:value-type="float" office:value="442941.18" calcext:value-type="float">
            <text:p>442941.18</text:p>
          </table:table-cell>
          <table:table-cell table:formula="of:=[.B2]/[.$H2]" office:value-type="percentage" office:value="0.0153268205950054" calcext:value-type="percentage">
            <text:p>1.533%</text:p>
          </table:table-cell>
          <table:table-cell table:formula="of:=[.C2]/[.$H2]" office:value-type="percentage" office:value="0.65791128293829" calcext:value-type="percentage">
            <text:p>65.791%</text:p>
          </table:table-cell>
          <table:table-cell table:formula="of:=[.D2]/[.$H2]" office:value-type="percentage" office:value="0.210072587967549" calcext:value-type="percentage">
            <text:p>21.007%</text:p>
          </table:table-cell>
          <table:table-cell table:formula="of:=[.E2]/[.$H2]" office:value-type="percentage" office:value="0.0543954842943255" calcext:value-type="percentage">
            <text:p>5.440%</text:p>
          </table:table-cell>
          <table:table-cell table:formula="of:=[.F2]/[.$H2]" office:value-type="percentage" office:value="0.0173790569664351" calcext:value-type="percentage">
            <text:p>1.738%</text:p>
          </table:table-cell>
          <table:table-cell table:formula="of:=[.G2]/[.$H2]" office:value-type="percentage" office:value="0.0449147672383949" calcext:value-type="percentage">
            <text:p>4.491%</text:p>
          </table:table-cell>
        </table:table-row>
        <table:table-row table:style-name="ro1">
          <table:table-cell office:value-type="string" calcext:value-type="string">
            <text:p>behnam-norouzi-I5eKsDa8iwY-unsplash.png</text:p>
          </table:table-cell>
          <table:table-cell office:value-type="float" office:value="3919.27" calcext:value-type="float">
            <text:p>3919.27</text:p>
          </table:table-cell>
          <table:table-cell table:style-name="ce1" office:value-type="float" office:value="137416" calcext:value-type="float">
            <text:p>137416</text:p>
          </table:table-cell>
          <table:table-cell office:value-type="float" office:value="42672.5" calcext:value-type="float">
            <text:p>42672.5</text:p>
          </table:table-cell>
          <table:table-cell office:value-type="float" office:value="10242.8" calcext:value-type="float">
            <text:p>10242.8</text:p>
          </table:table-cell>
          <table:table-cell office:value-type="float" office:value="3287.84" calcext:value-type="float">
            <text:p>3287.84</text:p>
          </table:table-cell>
          <table:table-cell office:value-type="float" office:value="7948.48" calcext:value-type="float">
            <text:p>7948.48</text:p>
          </table:table-cell>
          <table:table-cell table:formula="of:=SUM([.B3:.G3])" office:value-type="float" office:value="205486.89" calcext:value-type="float">
            <text:p>205486.89</text:p>
          </table:table-cell>
          <table:table-cell table:formula="of:=[.B3]/[.H3]" office:value-type="percentage" office:value="0.0190730902589455" calcext:value-type="percentage">
            <text:p>1.907%</text:p>
          </table:table-cell>
          <table:table-cell table:formula="of:=[.C3]/[.$H3]" office:value-type="percentage" office:value="0.668733659845648" calcext:value-type="percentage">
            <text:p>66.873%</text:p>
          </table:table-cell>
          <table:table-cell table:formula="of:=[.D3]/[.$H3]" office:value-type="percentage" office:value="0.207665316264215" calcext:value-type="percentage">
            <text:p>20.767%</text:p>
          </table:table-cell>
          <table:table-cell table:formula="of:=[.E3]/[.$H3]" office:value-type="percentage" office:value="0.0498464889901249" calcext:value-type="percentage">
            <text:p>4.985%</text:p>
          </table:table-cell>
          <table:table-cell table:formula="of:=[.F3]/[.$H3]" office:value-type="percentage" office:value="0.0160002421565678" calcext:value-type="percentage">
            <text:p>1.600%</text:p>
          </table:table-cell>
          <table:table-cell table:formula="of:=[.G3]/[.$H3]" office:value-type="percentage" office:value="0.0386812024844991" calcext:value-type="percentage">
            <text:p>3.868%</text:p>
          </table:table-cell>
        </table:table-row>
        <table:table-row table:style-name="ro1">
          <table:table-cell office:value-type="string" calcext:value-type="string">
            <text:p>benjamin-chambon-0vnmC_UWuMg-unsplash.png</text:p>
          </table:table-cell>
          <table:table-cell office:value-type="float" office:value="32622.4" calcext:value-type="float">
            <text:p>32622.4</text:p>
          </table:table-cell>
          <table:table-cell office:value-type="float" office:value="1389140" calcext:value-type="float">
            <text:p>1.39E+06</text:p>
          </table:table-cell>
          <table:table-cell office:value-type="float" office:value="441096" calcext:value-type="float">
            <text:p>441096</text:p>
          </table:table-cell>
          <table:table-cell office:value-type="float" office:value="112841" calcext:value-type="float">
            <text:p>112841</text:p>
          </table:table-cell>
          <table:table-cell office:value-type="float" office:value="30218.4" calcext:value-type="float">
            <text:p>30218.4</text:p>
          </table:table-cell>
          <table:table-cell office:value-type="float" office:value="46080.6" calcext:value-type="float">
            <text:p>46080.6</text:p>
          </table:table-cell>
          <table:table-cell table:formula="of:=SUM([.B4:.G4])" office:value-type="float" office:value="2051998.4" calcext:value-type="float">
            <text:p>2051998.4</text:p>
          </table:table-cell>
          <table:table-cell table:formula="of:=[.B4]/[.H4]" office:value-type="percentage" office:value="0.0158978681464859" calcext:value-type="percentage">
            <text:p>1.590%</text:p>
          </table:table-cell>
          <table:table-cell table:formula="of:=[.C4]/[.$H4]" office:value-type="percentage" office:value="0.676969338767516" calcext:value-type="percentage">
            <text:p>67.697%</text:p>
          </table:table-cell>
          <table:table-cell table:formula="of:=[.D4]/[.$H4]" office:value-type="percentage" office:value="0.214959231937023" calcext:value-type="percentage">
            <text:p>21.496%</text:p>
          </table:table-cell>
          <table:table-cell table:formula="of:=[.E4]/[.$H4]" office:value-type="percentage" office:value="0.0549907836185447" calcext:value-type="percentage">
            <text:p>5.499%</text:p>
          </table:table-cell>
          <table:table-cell table:formula="of:=[.F4]/[.$H4]" office:value-type="percentage" office:value="0.0147263272719901" calcext:value-type="percentage">
            <text:p>1.473%</text:p>
          </table:table-cell>
          <table:table-cell table:formula="of:=[.G4]/[.$H4]" office:value-type="percentage" office:value="0.0224564502584407" calcext:value-type="percentage">
            <text:p>2.246%</text:p>
          </table:table-cell>
        </table:table-row>
        <table:table-row table:style-name="ro1">
          <table:table-cell office:value-type="string" calcext:value-type="string">
            <text:p>benjamin-chambon-SRXkNrlTalM-unsplash.png</text:p>
          </table:table-cell>
          <table:table-cell office:value-type="float" office:value="32566.8" calcext:value-type="float">
            <text:p>32566.8</text:p>
          </table:table-cell>
          <table:table-cell office:value-type="float" office:value="1389830" calcext:value-type="float">
            <text:p>1.39E+06</text:p>
          </table:table-cell>
          <table:table-cell office:value-type="float" office:value="456186" calcext:value-type="float">
            <text:p>456186</text:p>
          </table:table-cell>
          <table:table-cell office:value-type="float" office:value="117063" calcext:value-type="float">
            <text:p>117063</text:p>
          </table:table-cell>
          <table:table-cell office:value-type="float" office:value="33954.9" calcext:value-type="float">
            <text:p>33954.9</text:p>
          </table:table-cell>
          <table:table-cell office:value-type="float" office:value="75376.5" calcext:value-type="float">
            <text:p>75376.5</text:p>
          </table:table-cell>
          <table:table-cell table:formula="of:=SUM([.B5:.G5])" office:value-type="float" office:value="2104977.2" calcext:value-type="float">
            <text:p>2104977.2</text:p>
          </table:table-cell>
          <table:table-cell table:formula="of:=[.B5]/[.H5]" office:value-type="percentage" office:value="0.0154713314709537" calcext:value-type="percentage">
            <text:p>1.547%</text:p>
          </table:table-cell>
          <table:table-cell table:formula="of:=[.C5]/[.$H5]" office:value-type="percentage" office:value="0.660258932970865" calcext:value-type="percentage">
            <text:p>66.026%</text:p>
          </table:table-cell>
          <table:table-cell table:formula="of:=[.D5]/[.$H5]" office:value-type="percentage" office:value="0.216717786776978" calcext:value-type="percentage">
            <text:p>21.672%</text:p>
          </table:table-cell>
          <table:table-cell table:formula="of:=[.E5]/[.$H5]" office:value-type="percentage" office:value="0.0556124788430012" calcext:value-type="percentage">
            <text:p>5.561%</text:p>
          </table:table-cell>
          <table:table-cell table:formula="of:=[.F5]/[.$H5]" office:value-type="percentage" office:value="0.0161307685422911" calcext:value-type="percentage">
            <text:p>1.613%</text:p>
          </table:table-cell>
          <table:table-cell table:formula="of:=[.G5]/[.$H5]" office:value-type="percentage" office:value="0.0358087013959106" calcext:value-type="percentage">
            <text:p>3.581%</text:p>
          </table:table-cell>
        </table:table-row>
        <table:table-row table:style-name="ro1">
          <table:table-cell office:value-type="string" calcext:value-type="string">
            <text:p>circle.png</text:p>
          </table:table-cell>
          <table:table-cell office:value-type="float" office:value="249.966" calcext:value-type="float">
            <text:p>249.966</text:p>
          </table:table-cell>
          <table:table-cell table:style-name="ce1" office:value-type="float" office:value="10622" calcext:value-type="float">
            <text:p>10622</text:p>
          </table:table-cell>
          <table:table-cell office:value-type="float" office:value="2766.92" calcext:value-type="float">
            <text:p>2766.92</text:p>
          </table:table-cell>
          <table:table-cell office:value-type="float" office:value="596.967" calcext:value-type="float">
            <text:p>596.967</text:p>
          </table:table-cell>
          <table:table-cell office:value-type="float" office:value="225.269" calcext:value-type="float">
            <text:p>225.269</text:p>
          </table:table-cell>
          <table:table-cell office:value-type="float" office:value="336.781" calcext:value-type="float">
            <text:p>336.781</text:p>
          </table:table-cell>
          <table:table-cell table:formula="of:=SUM([.B6:.G6])" office:value-type="float" office:value="14797.903" calcext:value-type="float">
            <text:p>14797.903</text:p>
          </table:table-cell>
          <table:table-cell table:formula="of:=[.B6]/[.H6]" office:value-type="percentage" office:value="0.0168919880066791" calcext:value-type="percentage">
            <text:p>1.689%</text:p>
          </table:table-cell>
          <table:table-cell table:formula="of:=[.C6]/[.$H6]" office:value-type="percentage" office:value="0.717804407827244" calcext:value-type="percentage">
            <text:p>71.780%</text:p>
          </table:table-cell>
          <table:table-cell table:formula="of:=[.D6]/[.$H6]" office:value-type="percentage" office:value="0.186980547176178" calcext:value-type="percentage">
            <text:p>18.698%</text:p>
          </table:table-cell>
          <table:table-cell table:formula="of:=[.E6]/[.$H6]" office:value-type="percentage" office:value="0.0403413240376018" calcext:value-type="percentage">
            <text:p>4.034%</text:p>
          </table:table-cell>
          <table:table-cell table:formula="of:=[.F6]/[.$H6]" office:value-type="percentage" office:value="0.0152230353179096" calcext:value-type="percentage">
            <text:p>1.522%</text:p>
          </table:table-cell>
          <table:table-cell table:formula="of:=[.G6]/[.$H6]" office:value-type="percentage" office:value="0.0227586976343878" calcext:value-type="percentage">
            <text:p>2.276%</text:p>
          </table:table-cell>
        </table:table-row>
        <table:table-row table:style-name="ro1">
          <table:table-cell office:value-type="string" calcext:value-type="string">
            <text:p>eric-barbeau-RyRuudzKonE-unsplash.png</text:p>
          </table:table-cell>
          <table:table-cell office:value-type="float" office:value="152622" calcext:value-type="float">
            <text:p>152622</text:p>
          </table:table-cell>
          <table:table-cell office:value-type="float" office:value="6535530" calcext:value-type="float">
            <text:p>6.54E+06</text:p>
          </table:table-cell>
          <table:table-cell table:style-name="ce5" office:value-type="float" office:value="2361760" calcext:value-type="float">
            <text:p>2.36E+06</text:p>
          </table:table-cell>
          <table:table-cell office:value-type="float" office:value="712233" calcext:value-type="float">
            <text:p>712233</text:p>
          </table:table-cell>
          <table:table-cell office:value-type="float" office:value="146437" calcext:value-type="float">
            <text:p>146437</text:p>
          </table:table-cell>
          <table:table-cell office:value-type="float" office:value="241157" calcext:value-type="float">
            <text:p>241157</text:p>
          </table:table-cell>
          <table:table-cell table:formula="of:=SUM([.B7:.G7])" office:value-type="float" office:value="10149739" calcext:value-type="float">
            <text:p>10149739</text:p>
          </table:table-cell>
          <table:table-cell table:formula="of:=[.B7]/[.H7]" office:value-type="percentage" office:value="0.0150370369129689" calcext:value-type="percentage">
            <text:p>1.504%</text:p>
          </table:table-cell>
          <table:table-cell table:formula="of:=[.C7]/[.$H7]" office:value-type="percentage" office:value="0.643911138995791" calcext:value-type="percentage">
            <text:p>64.391%</text:p>
          </table:table-cell>
          <table:table-cell table:formula="of:=[.D7]/[.$H7]" office:value-type="percentage" office:value="0.232691697786515" calcext:value-type="percentage">
            <text:p>23.269%</text:p>
          </table:table-cell>
          <table:table-cell table:formula="of:=[.E7]/[.$H7]" office:value-type="percentage" office:value="0.0701725433530852" calcext:value-type="percentage">
            <text:p>7.017%</text:p>
          </table:table-cell>
          <table:table-cell table:formula="of:=[.F7]/[.$H7]" office:value-type="percentage" office:value="0.0144276616374076" calcext:value-type="percentage">
            <text:p>1.443%</text:p>
          </table:table-cell>
          <table:table-cell table:formula="of:=[.G7]/[.$H7]" office:value-type="percentage" office:value="0.0237599213142328" calcext:value-type="percentage">
            <text:p>2.376%</text:p>
          </table:table-cell>
        </table:table-row>
        <table:table-row table:style-name="ro1">
          <table:table-cell office:value-type="string" calcext:value-type="string">
            <text:p>kabiur-rahman-riyad-oOp7PGtX1Qs-unsplash.png</text:p>
          </table:table-cell>
          <table:table-cell office:value-type="float" office:value="50659.5" calcext:value-type="float">
            <text:p>50659.5</text:p>
          </table:table-cell>
          <table:table-cell office:value-type="float" office:value="2168230" calcext:value-type="float">
            <text:p>2.17E+06</text:p>
          </table:table-cell>
          <table:table-cell office:value-type="float" office:value="697322" calcext:value-type="float">
            <text:p>697322</text:p>
          </table:table-cell>
          <table:table-cell office:value-type="float" office:value="194386" calcext:value-type="float">
            <text:p>194386</text:p>
          </table:table-cell>
          <table:table-cell office:value-type="float" office:value="45321.2" calcext:value-type="float">
            <text:p>45321.2</text:p>
          </table:table-cell>
          <table:table-cell office:value-type="float" office:value="51029.8" calcext:value-type="float">
            <text:p>51029.8</text:p>
          </table:table-cell>
          <table:table-cell table:formula="of:=SUM([.B8:.G8])" office:value-type="float" office:value="3206948.5" calcext:value-type="float">
            <text:p>3206948.5</text:p>
          </table:table-cell>
          <table:table-cell table:formula="of:=[.B8]/[.H8]" office:value-type="percentage" office:value="0.0157967924960441" calcext:value-type="percentage">
            <text:p>1.580%</text:p>
          </table:table-cell>
          <table:table-cell table:formula="of:=[.C8]/[.$H8]" office:value-type="percentage" office:value="0.676103779028569" calcext:value-type="percentage">
            <text:p>67.610%</text:p>
          </table:table-cell>
          <table:table-cell table:formula="of:=[.D8]/[.$H8]" office:value-type="percentage" office:value="0.217440972313712" calcext:value-type="percentage">
            <text:p>21.744%</text:p>
          </table:table-cell>
          <table:table-cell table:formula="of:=[.E8]/[.$H8]" office:value-type="percentage" office:value="0.0606140073655689" calcext:value-type="percentage">
            <text:p>6.061%</text:p>
          </table:table-cell>
          <table:table-cell table:formula="of:=[.F8]/[.$H8]" office:value-type="percentage" office:value="0.0141321882780469" calcext:value-type="percentage">
            <text:p>1.413%</text:p>
          </table:table-cell>
          <table:table-cell table:formula="of:=[.G8]/[.$H8]" office:value-type="percentage" office:value="0.0159122605180595" calcext:value-type="percentage">
            <text:p>1.591%</text:p>
          </table:table-cell>
        </table:table-row>
        <table:table-row table:style-name="ro1">
          <table:table-cell office:value-type="string" calcext:value-type="string">
            <text:p>katie-azi-EANhHTzumV4-unsplash.png</text:p>
          </table:table-cell>
          <table:table-cell office:value-type="float" office:value="186968" calcext:value-type="float">
            <text:p>186968</text:p>
          </table:table-cell>
          <table:table-cell office:value-type="float" office:value="7564500" calcext:value-type="float">
            <text:p>7.56E+06</text:p>
          </table:table-cell>
          <table:table-cell table:style-name="ce5" office:value-type="float" office:value="2652680" calcext:value-type="float">
            <text:p>2.65E+06</text:p>
          </table:table-cell>
          <table:table-cell office:value-type="float" office:value="813629" calcext:value-type="float">
            <text:p>813629</text:p>
          </table:table-cell>
          <table:table-cell office:value-type="float" office:value="155669" calcext:value-type="float">
            <text:p>155669</text:p>
          </table:table-cell>
          <table:table-cell office:value-type="float" office:value="153281" calcext:value-type="float">
            <text:p>153281</text:p>
          </table:table-cell>
          <table:table-cell table:formula="of:=SUM([.B9:.G9])" office:value-type="float" office:value="11526727" calcext:value-type="float">
            <text:p>11526727</text:p>
          </table:table-cell>
          <table:table-cell table:formula="of:=[.B9]/[.H9]" office:value-type="percentage" office:value="0.0162203893611777" calcext:value-type="percentage">
            <text:p>1.622%</text:p>
          </table:table-cell>
          <table:table-cell table:formula="of:=[.C9]/[.$H9]" office:value-type="percentage" office:value="0.656257409410321" calcext:value-type="percentage">
            <text:p>65.626%</text:p>
          </table:table-cell>
          <table:table-cell table:formula="of:=[.D9]/[.$H9]" office:value-type="percentage" office:value="0.23013297703676" calcext:value-type="percentage">
            <text:p>23.013%</text:p>
          </table:table-cell>
          <table:table-cell table:formula="of:=[.E9]/[.$H9]" office:value-type="percentage" office:value="0.0705862991289722" calcext:value-type="percentage">
            <text:p>7.059%</text:p>
          </table:table-cell>
          <table:table-cell table:formula="of:=[.F9]/[.$H9]" office:value-type="percentage" office:value="0.0135050478769906" calcext:value-type="percentage">
            <text:p>1.351%</text:p>
          </table:table-cell>
          <table:table-cell table:formula="of:=[.G9]/[.$H9]" office:value-type="percentage" office:value="0.0132978771857788" calcext:value-type="percentage">
            <text:p>1.330%</text:p>
          </table:table-cell>
        </table:table-row>
        <table:table-row table:style-name="ro1">
          <table:table-cell office:value-type="string" calcext:value-type="string">
            <text:p>logan-weaver-lgnwvr-a4WnIIiNbR0-unsplash.png</text:p>
          </table:table-cell>
          <table:table-cell office:value-type="float" office:value="658565" calcext:value-type="float">
            <text:p>658565</text:p>
          </table:table-cell>
          <table:table-cell office:value-type="float" office:value="10177300" calcext:value-type="float">
            <text:p>1.02E+07</text:p>
          </table:table-cell>
          <table:table-cell table:style-name="ce5" office:value-type="float" office:value="3384790" calcext:value-type="float">
            <text:p>3.38E+06</text:p>
          </table:table-cell>
          <table:table-cell office:value-type="float" office:value="943877" calcext:value-type="float">
            <text:p>943877</text:p>
          </table:table-cell>
          <table:table-cell office:value-type="float" office:value="209137" calcext:value-type="float">
            <text:p>209137</text:p>
          </table:table-cell>
          <table:table-cell office:value-type="float" office:value="225155" calcext:value-type="float">
            <text:p>225155</text:p>
          </table:table-cell>
          <table:table-cell table:formula="of:=SUM([.B10:.G10])" office:value-type="float" office:value="15598824" calcext:value-type="float">
            <text:p>15598824</text:p>
          </table:table-cell>
          <table:table-cell table:formula="of:=[.B10]/[.H10]" office:value-type="percentage" office:value="0.0422188877828226" calcext:value-type="percentage">
            <text:p>4.222%</text:p>
          </table:table-cell>
          <table:table-cell table:formula="of:=[.C10]/[.$H10]" office:value-type="percentage" office:value="0.652440209595288" calcext:value-type="percentage">
            <text:p>65.244%</text:p>
          </table:table-cell>
          <table:table-cell table:formula="of:=[.D10]/[.$H10]" office:value-type="percentage" office:value="0.216990075662114" calcext:value-type="percentage">
            <text:p>21.699%</text:p>
          </table:table-cell>
          <table:table-cell table:formula="of:=[.E10]/[.$H10]" office:value-type="percentage" office:value="0.0605094973826232" calcext:value-type="percentage">
            <text:p>6.051%</text:p>
          </table:table-cell>
          <table:table-cell table:formula="of:=[.F10]/[.$H10]" office:value-type="percentage" office:value="0.0134072286474929" calcext:value-type="percentage">
            <text:p>1.341%</text:p>
          </table:table-cell>
          <table:table-cell table:formula="of:=[.G10]/[.$H10]" office:value-type="percentage" office:value="0.0144341009296598" calcext:value-type="percentage">
            <text:p>1.443%</text:p>
          </table:table-cell>
        </table:table-row>
        <table:table-row table:style-name="ro1">
          <table:table-cell office:value-type="string" calcext:value-type="string">
            <text:p>maxim-tolchinskiy-N0ktb-SWggM-unsplash.png</text:p>
          </table:table-cell>
          <table:table-cell office:value-type="float" office:value="14374.5" calcext:value-type="float">
            <text:p>14374.5</text:p>
          </table:table-cell>
          <table:table-cell table:style-name="ce1" office:value-type="float" office:value="617583" calcext:value-type="float">
            <text:p>617583</text:p>
          </table:table-cell>
          <table:table-cell office:value-type="float" office:value="211868" calcext:value-type="float">
            <text:p>211868</text:p>
          </table:table-cell>
          <table:table-cell office:value-type="float" office:value="52928.8" calcext:value-type="float">
            <text:p>52928.8</text:p>
          </table:table-cell>
          <table:table-cell office:value-type="float" office:value="14081.1" calcext:value-type="float">
            <text:p>14081.1</text:p>
          </table:table-cell>
          <table:table-cell office:value-type="float" office:value="32335.9" calcext:value-type="float">
            <text:p>32335.9</text:p>
          </table:table-cell>
          <table:table-cell table:formula="of:=SUM([.B11:.G11])" office:value-type="float" office:value="943171.3" calcext:value-type="float">
            <text:p>943171.3</text:p>
          </table:table-cell>
          <table:table-cell table:formula="of:=[.B11]/[.H11]" office:value-type="percentage" office:value="0.0152406036952142" calcext:value-type="percentage">
            <text:p>1.524%</text:p>
          </table:table-cell>
          <table:table-cell table:formula="of:=[.C11]/[.$H11]" office:value-type="percentage" office:value="0.654794097318271" calcext:value-type="percentage">
            <text:p>65.479%</text:p>
          </table:table-cell>
          <table:table-cell table:formula="of:=[.D11]/[.$H11]" office:value-type="percentage" office:value="0.224633637601144" calcext:value-type="percentage">
            <text:p>22.463%</text:p>
          </table:table-cell>
          <table:table-cell table:formula="of:=[.E11]/[.$H11]" office:value-type="percentage" office:value="0.0561179077438001" calcext:value-type="percentage">
            <text:p>5.612%</text:p>
          </table:table-cell>
          <table:table-cell table:formula="of:=[.F11]/[.$H11]" office:value-type="percentage" office:value="0.0149295255273353" calcext:value-type="percentage">
            <text:p>1.493%</text:p>
          </table:table-cell>
          <table:table-cell table:formula="of:=[.G11]/[.$H11]" office:value-type="percentage" office:value="0.0342842281142355" calcext:value-type="percentage">
            <text:p>3.428%</text:p>
          </table:table-cell>
        </table:table-row>
        <table:table-row table:style-name="ro1">
          <table:table-cell office:value-type="string" calcext:value-type="string">
            <text:p>neon-wang-HNEONlW67lU-unsplash.png</text:p>
          </table:table-cell>
          <table:table-cell office:value-type="float" office:value="85626.1" calcext:value-type="float">
            <text:p>85626.1</text:p>
          </table:table-cell>
          <table:table-cell office:value-type="float" office:value="3667600" calcext:value-type="float">
            <text:p>3.67E+06</text:p>
          </table:table-cell>
          <table:table-cell table:style-name="ce5" office:value-type="float" office:value="1243620" calcext:value-type="float">
            <text:p>1.24E+06</text:p>
          </table:table-cell>
          <table:table-cell office:value-type="float" office:value="381252" calcext:value-type="float">
            <text:p>381252</text:p>
          </table:table-cell>
          <table:table-cell office:value-type="float" office:value="75269.9" calcext:value-type="float">
            <text:p>75269.9</text:p>
          </table:table-cell>
          <table:table-cell office:value-type="float" office:value="81804.6" calcext:value-type="float">
            <text:p>81804.6</text:p>
          </table:table-cell>
          <table:table-cell table:formula="of:=SUM([.B12:.G12])" office:value-type="float" office:value="5535172.6" calcext:value-type="float">
            <text:p>5535172.6</text:p>
          </table:table-cell>
          <table:table-cell table:formula="of:=[.B12]/[.H12]" office:value-type="percentage" office:value="0.0154694543761833" calcext:value-type="percentage">
            <text:p>1.547%</text:p>
          </table:table-cell>
          <table:table-cell table:formula="of:=[.C12]/[.$H12]" office:value-type="percentage" office:value="0.662599030787224" calcext:value-type="percentage">
            <text:p>66.260%</text:p>
          </table:table-cell>
          <table:table-cell table:formula="of:=[.D12]/[.$H12]" office:value-type="percentage" office:value="0.224675920674994" calcext:value-type="percentage">
            <text:p>22.468%</text:p>
          </table:table-cell>
          <table:table-cell table:formula="of:=[.E12]/[.$H12]" office:value-type="percentage" office:value="0.0688780689512735" calcext:value-type="percentage">
            <text:p>6.888%</text:p>
          </table:table-cell>
          <table:table-cell table:formula="of:=[.F12]/[.$H12]" office:value-type="percentage" office:value="0.0135984738759547" calcext:value-type="percentage">
            <text:p>1.360%</text:p>
          </table:table-cell>
          <table:table-cell table:formula="of:=[.G12]/[.$H12]" office:value-type="percentage" office:value="0.0147790513343703" calcext:value-type="percentage">
            <text:p>1.478%</text:p>
          </table:table-cell>
        </table:table-row>
        <table:table-row table:style-name="ro1">
          <table:table-cell office:value-type="string" calcext:value-type="string">
            <text:p>racecar.png</text:p>
          </table:table-cell>
          <table:table-cell office:value-type="float" office:value="287.307" calcext:value-type="float">
            <text:p>287.307</text:p>
          </table:table-cell>
          <table:table-cell table:style-name="ce1" office:value-type="float" office:value="12702.6" calcext:value-type="float">
            <text:p>12702.6</text:p>
          </table:table-cell>
          <table:table-cell office:value-type="float" office:value="4376.73" calcext:value-type="float">
            <text:p>4376.73</text:p>
          </table:table-cell>
          <table:table-cell office:value-type="float" office:value="1049.39" calcext:value-type="float">
            <text:p>1049.39</text:p>
          </table:table-cell>
          <table:table-cell office:value-type="float" office:value="297.947" calcext:value-type="float">
            <text:p>297.947</text:p>
          </table:table-cell>
          <table:table-cell office:value-type="float" office:value="816.284" calcext:value-type="float">
            <text:p>816.284</text:p>
          </table:table-cell>
          <table:table-cell table:formula="of:=SUM([.B13:.G13])" office:value-type="float" office:value="19530.258" calcext:value-type="float">
            <text:p>19530.258</text:p>
          </table:table-cell>
          <table:table-cell table:formula="of:=[.B13]/[.H13]" office:value-type="percentage" office:value="0.0147108655707467" calcext:value-type="percentage">
            <text:p>1.471%</text:p>
          </table:table-cell>
          <table:table-cell table:formula="of:=[.C13]/[.$H13]" office:value-type="percentage" office:value="0.650406154388744" calcext:value-type="percentage">
            <text:p>65.041%</text:p>
          </table:table-cell>
          <table:table-cell table:formula="of:=[.D13]/[.$H13]" office:value-type="percentage" office:value="0.224099958126513" calcext:value-type="percentage">
            <text:p>22.410%</text:p>
          </table:table-cell>
          <table:table-cell table:formula="of:=[.E13]/[.$H13]" office:value-type="percentage" office:value="0.0537314970442275" calcext:value-type="percentage">
            <text:p>5.373%</text:p>
          </table:table-cell>
          <table:table-cell table:formula="of:=[.F13]/[.$H13]" office:value-type="percentage" office:value="0.0152556612411367" calcext:value-type="percentage">
            <text:p>1.526%</text:p>
          </table:table-cell>
          <table:table-cell table:formula="of:=[.G13]/[.$H13]" office:value-type="percentage" office:value="0.041795863628632" calcext:value-type="percentage">
            <text:p>4.180%</text:p>
          </table:table-cell>
        </table:table-row>
        <table:table-row table:style-name="ro1">
          <table:table-cell office:value-type="string" calcext:value-type="string">
            <text:p>tamas-tokos-bwHfiDrq6TI-unsplash.png</text:p>
          </table:table-cell>
          <table:table-cell office:value-type="float" office:value="154291" calcext:value-type="float">
            <text:p>154291</text:p>
          </table:table-cell>
          <table:table-cell office:value-type="float" office:value="4634570" calcext:value-type="float">
            <text:p>4.63E+06</text:p>
          </table:table-cell>
          <table:table-cell table:style-name="ce5" office:value-type="float" office:value="1554270" calcext:value-type="float">
            <text:p>1.55E+06</text:p>
          </table:table-cell>
          <table:table-cell office:value-type="float" office:value="418294" calcext:value-type="float">
            <text:p>418294</text:p>
          </table:table-cell>
          <table:table-cell office:value-type="float" office:value="107324" calcext:value-type="float">
            <text:p>107324</text:p>
          </table:table-cell>
          <table:table-cell office:value-type="float" office:value="210531" calcext:value-type="float">
            <text:p>210531</text:p>
          </table:table-cell>
          <table:table-cell table:formula="of:=SUM([.B14:.G14])" office:value-type="float" office:value="7079280" calcext:value-type="float">
            <text:p>7079280</text:p>
          </table:table-cell>
          <table:table-cell table:formula="of:=[.B14]/[.H14]" office:value-type="percentage" office:value="0.0217947305375688" calcext:value-type="percentage">
            <text:p>2.179%</text:p>
          </table:table-cell>
          <table:table-cell table:formula="of:=[.C14]/[.$H14]" office:value-type="percentage" office:value="0.654666858776599" calcext:value-type="percentage">
            <text:p>65.467%</text:p>
          </table:table-cell>
          <table:table-cell table:formula="of:=[.D14]/[.$H14]" office:value-type="percentage" office:value="0.219551988337797" calcext:value-type="percentage">
            <text:p>21.955%</text:p>
          </table:table-cell>
          <table:table-cell table:formula="of:=[.E14]/[.$H14]" office:value-type="percentage" office:value="0.059087082302155" calcext:value-type="percentage">
            <text:p>5.909%</text:p>
          </table:table-cell>
          <table:table-cell table:formula="of:=[.F14]/[.$H14]" office:value-type="percentage" office:value="0.0151602987874473" calcext:value-type="percentage">
            <text:p>1.516%</text:p>
          </table:table-cell>
          <table:table-cell table:formula="of:=[.G14]/[.$H14]" office:value-type="percentage" office:value="0.0297390412584331" calcext:value-type="percentage">
            <text:p>2.974%</text:p>
          </table:table-cell>
        </table:table-row>
        <table:table-row table:style-name="ro1">
          <table:table-cell office:value-type="string" calcext:value-type="string">
            <text:p>valeriia-neganova-Z-EvQnVMknY-unsplash.png</text:p>
          </table:table-cell>
          <table:table-cell office:value-type="float" office:value="38522.1" calcext:value-type="float">
            <text:p>38522.1</text:p>
          </table:table-cell>
          <table:table-cell office:value-type="float" office:value="1645290" calcext:value-type="float">
            <text:p>1.65E+06</text:p>
          </table:table-cell>
          <table:table-cell office:value-type="float" office:value="590614" calcext:value-type="float">
            <text:p>590614</text:p>
          </table:table-cell>
          <table:table-cell office:value-type="float" office:value="171943" calcext:value-type="float">
            <text:p>171943</text:p>
          </table:table-cell>
          <table:table-cell office:value-type="float" office:value="38421.7" calcext:value-type="float">
            <text:p>38421.7</text:p>
          </table:table-cell>
          <table:table-cell office:value-type="float" office:value="70879.6" calcext:value-type="float">
            <text:p>70879.6</text:p>
          </table:table-cell>
          <table:table-cell table:formula="of:=SUM([.B15:.G15])" office:value-type="float" office:value="2555670.4" calcext:value-type="float">
            <text:p>2555670.4</text:p>
          </table:table-cell>
          <table:table-cell table:formula="of:=[.B15]/[.H15]" office:value-type="percentage" office:value="0.0150731878414368" calcext:value-type="percentage">
            <text:p>1.507%</text:p>
          </table:table-cell>
          <table:table-cell table:formula="of:=[.C15]/[.$H15]" office:value-type="percentage" office:value="0.643780199512425" calcext:value-type="percentage">
            <text:p>64.378%</text:p>
          </table:table-cell>
          <table:table-cell table:formula="of:=[.D15]/[.$H15]" office:value-type="percentage" office:value="0.231099440679048" calcext:value-type="percentage">
            <text:p>23.110%</text:p>
          </table:table-cell>
          <table:table-cell table:formula="of:=[.E15]/[.$H15]" office:value-type="percentage" office:value="0.0672790200176048" calcext:value-type="percentage">
            <text:p>6.728%</text:p>
          </table:table-cell>
          <table:table-cell table:formula="of:=[.F15]/[.$H15]" office:value-type="percentage" office:value="0.0150339026503574" calcext:value-type="percentage">
            <text:p>1.503%</text:p>
          </table:table-cell>
          <table:table-cell table:formula="of:=[.G15]/[.$H15]" office:value-type="percentage" office:value="0.0277342492991272" calcext:value-type="percentage">
            <text:p>2.773%</text:p>
          </table:table-cell>
        </table:table-row>
        <table:table-row table:style-name="ro1">
          <table:table-cell office:value-type="string" calcext:value-type="string">
            <text:p>virginia-marinova-iyI6uvubKJQ-unsplash.png</text:p>
          </table:table-cell>
          <table:table-cell office:value-type="float" office:value="140864" calcext:value-type="float">
            <text:p>140864</text:p>
          </table:table-cell>
          <table:table-cell office:value-type="float" office:value="6024100" calcext:value-type="float">
            <text:p>6.02E+06</text:p>
          </table:table-cell>
          <table:table-cell table:style-name="ce5" office:value-type="float" office:value="2160760" calcext:value-type="float">
            <text:p>2.16E+06</text:p>
          </table:table-cell>
          <table:table-cell office:value-type="float" office:value="544616" calcext:value-type="float">
            <text:p>544616</text:p>
          </table:table-cell>
          <table:table-cell office:value-type="float" office:value="153768" calcext:value-type="float">
            <text:p>153768</text:p>
          </table:table-cell>
          <table:table-cell office:value-type="float" office:value="466540" calcext:value-type="float">
            <text:p>466540</text:p>
          </table:table-cell>
          <table:table-cell table:formula="of:=SUM([.B16:.G16])" office:value-type="float" office:value="9490648" calcext:value-type="float">
            <text:p>9490648</text:p>
          </table:table-cell>
          <table:table-cell table:formula="of:=[.B16]/[.H16]" office:value-type="percentage" office:value="0.0148424006453511" calcext:value-type="percentage">
            <text:p>1.484%</text:p>
          </table:table-cell>
          <table:table-cell table:formula="of:=[.C16]/[.$H16]" office:value-type="percentage" office:value="0.634740641524161" calcext:value-type="percentage">
            <text:p>63.474%</text:p>
          </table:table-cell>
          <table:table-cell table:formula="of:=[.D16]/[.$H16]" office:value-type="percentage" office:value="0.22767254670071" calcext:value-type="percentage">
            <text:p>22.767%</text:p>
          </table:table-cell>
          <table:table-cell table:formula="of:=[.E16]/[.$H16]" office:value-type="percentage" office:value="0.0573844905005433" calcext:value-type="percentage">
            <text:p>5.738%</text:p>
          </table:table-cell>
          <table:table-cell table:formula="of:=[.F16]/[.$H16]" office:value-type="percentage" office:value="0.0162020549071043" calcext:value-type="percentage">
            <text:p>1.620%</text:p>
          </table:table-cell>
          <table:table-cell table:formula="of:=[.G16]/[.$H16]" office:value-type="percentage" office:value="0.0491578657221298" calcext:value-type="percentage">
            <text:p>4.916%</text:p>
          </table:table-cell>
        </table:table-row>
        <table:table-row table:style-name="ro1">
          <table:table-cell office:value-type="string" calcext:value-type="string">
            <text:p>vitaly-mazur-e_b5X7BcGVY-unsplash.png</text:p>
          </table:table-cell>
          <table:table-cell office:value-type="float" office:value="71359.3" calcext:value-type="float">
            <text:p>71359.3</text:p>
          </table:table-cell>
          <table:table-cell office:value-type="float" office:value="3058870" calcext:value-type="float">
            <text:p>3.06E+06</text:p>
          </table:table-cell>
          <table:table-cell table:style-name="ce5" office:value-type="float" office:value="1072520" calcext:value-type="float">
            <text:p>1.07E+06</text:p>
          </table:table-cell>
          <table:table-cell office:value-type="float" office:value="306458" calcext:value-type="float">
            <text:p>306458</text:p>
          </table:table-cell>
          <table:table-cell office:value-type="float" office:value="63315" calcext:value-type="float">
            <text:p>63315</text:p>
          </table:table-cell>
          <table:table-cell office:value-type="float" office:value="68149.9" calcext:value-type="float">
            <text:p>68149.9</text:p>
          </table:table-cell>
          <table:table-cell table:formula="of:=SUM([.B17:.G17])" office:value-type="float" office:value="4640672.2" calcext:value-type="float">
            <text:p>4640672.2</text:p>
          </table:table-cell>
          <table:table-cell table:formula="of:=[.B17]/[.H17]" office:value-type="percentage" office:value="0.0153769318160417" calcext:value-type="percentage">
            <text:p>1.538%</text:p>
          </table:table-cell>
          <table:table-cell table:formula="of:=[.C17]/[.$H17]" office:value-type="percentage" office:value="0.659143733530673" calcext:value-type="percentage">
            <text:p>65.914%</text:p>
          </table:table-cell>
          <table:table-cell table:formula="of:=[.D17]/[.$H17]" office:value-type="percentage" office:value="0.231113070214268" calcext:value-type="percentage">
            <text:p>23.111%</text:p>
          </table:table-cell>
          <table:table-cell table:formula="of:=[.E17]/[.$H17]" office:value-type="percentage" office:value="0.0660374158726402" calcext:value-type="percentage">
            <text:p>6.604%</text:p>
          </table:table-cell>
          <table:table-cell table:formula="of:=[.F17]/[.$H17]" office:value-type="percentage" office:value="0.0136434975950251" calcext:value-type="percentage">
            <text:p>1.364%</text:p>
          </table:table-cell>
          <table:table-cell table:formula="of:=[.G17]/[.$H17]" office:value-type="percentage" office:value="0.0146853509713528" calcext:value-type="percentage">
            <text:p>1.469%</text:p>
          </table:table-cell>
        </table:table-row>
      </table:table>
      <table:table table:name="Merge" table:style-name="ta1">
        <table:shapes>
          <draw:frame draw:z-index="0" draw:style-name="gr1" draw:text-style-name="P1" svg:width="13.2398in" svg:height="7.5614in" svg:x="1.5122in" svg:y="7.5024in">
            <draw:object draw:notify-on-update-of-ranges="Merge.A1:Merge.A1 Merge.A2:Merge.A35 Merge.I1:Merge.I1 Merge.I2:Merge.I35 Merge.J1:Merge.J1 Merge.J2:Merge.J35 Merge.K1:Merge.K1 Merge.K2:Merge.K35 Merge.L1:Merge.L1 Merge.L2:Merge.L35 Merge.M1:Merge.M1 Merge.M2:Merge.M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4.6787in" svg:height="8.9591in" svg:x="16.4504in" svg:y="1.5461in">
            <draw:object draw:notify-on-update-of-ranges="Merge.A1:Merge.A1 Merge.H1:Merge.H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6" table:default-cell-style-name="ce1"/>
        <table:table-column table:style-name="co2" table:default-cell-style-name="ce2"/>
        <table:table-column table:style-name="co2" table:number-columns-repeated="5" table:default-cell-style-name="ce4"/>
        <table:table-column table:style-name="co5" table:default-cell-style-name="ce4"/>
        <table:table-row table:style-name="ro1"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Gblur</text:p>
          </table:table-cell>
          <table:table-cell office:value-type="string" calcext:value-type="string">
            <text:p>Sobel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Hysteresis</text:p>
          </table:table-cell>
          <table:table-cell office:value-type="string" calcext:value-type="string">
            <text:p>Total</text:p>
          </table:table-cell>
          <table:table-cell table:style-name="ce3" office:value-type="string" calcext:value-type="string">
            <text:p>Gray/Total</text:p>
          </table:table-cell>
          <table:table-cell table:style-name="ce3" office:value-type="string" calcext:value-type="string">
            <text:p>Gblur/Total</text:p>
          </table:table-cell>
          <table:table-cell table:style-name="ce3" office:value-type="string" calcext:value-type="string">
            <text:p>Sobel/Total</text:p>
          </table:table-cell>
          <table:table-cell table:style-name="ce3" office:value-type="string" calcext:value-type="string">
            <text:p>Nms/Total</text:p>
          </table:table-cell>
          <table:table-cell table:style-name="ce3" office:value-type="string" calcext:value-type="string">
            <text:p>Dt/Total</text:p>
          </table:table-cell>
          <table:table-cell table:style-name="ce3" office:value-type="string" calcext:value-type="string">
            <text:p>Hysteresis/Total</text:p>
          </table:table-cell>
        </table:table-row>
        <table:table-row table:style-name="ro1">
          <table:table-cell office:value-type="string" calcext:value-type="string">
            <text:p>Large_Scaled_Forest_Lizard.png</text:p>
          </table:table-cell>
          <table:table-cell office:value-type="float" office:value="3341" calcext:value-type="float">
            <text:p>3341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formula="of:=SUM([.B2:.G2])" office:value-type="float" office:value="3545" calcext:value-type="float">
            <text:p>3545</text:p>
          </table:table-cell>
          <table:table-cell table:formula="of:=[.B2]/[.$H2]" office:value-type="percentage" office:value="0.942454160789845" calcext:value-type="percentage">
            <text:p>94.245%</text:p>
          </table:table-cell>
          <table:table-cell table:formula="of:=[.C2]/[.$H2]" office:value-type="percentage" office:value="0.0141043723554302" calcext:value-type="percentage">
            <text:p>1.410%</text:p>
          </table:table-cell>
          <table:table-cell table:formula="of:=[.D2]/[.$H2]" office:value-type="percentage" office:value="0.017771509167842" calcext:value-type="percentage">
            <text:p>1.777%</text:p>
          </table:table-cell>
          <table:table-cell table:formula="of:=[.E2]/[.$H2]" office:value-type="percentage" office:value="0.00959097320169253" calcext:value-type="percentage">
            <text:p>0.959%</text:p>
          </table:table-cell>
          <table:table-cell table:formula="of:=[.F2]/[.$H2]" office:value-type="percentage" office:value="0.0073342736248237" calcext:value-type="percentage">
            <text:p>0.733%</text:p>
          </table:table-cell>
          <table:table-cell table:formula="of:=[.G2]/[.$H2]" office:value-type="percentage" office:value="0.00874471086036671" calcext:value-type="percentage">
            <text:p>0.874%</text:p>
          </table:table-cell>
        </table:table-row>
        <table:table-row table:style-name="ro1">
          <table:table-cell office:value-type="string" calcext:value-type="string">
            <text:p>behnam-norouzi-I5eKsDa8iwY-unsplash.png</text:p>
          </table:table-cell>
          <table:table-cell office:value-type="float" office:value="3138" calcext:value-type="float">
            <text:p>3138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SUM([.B3:.G3])" office:value-type="float" office:value="3301" calcext:value-type="float">
            <text:p>3301</text:p>
          </table:table-cell>
          <table:table-cell table:formula="of:=[.B3]/[.H3]" office:value-type="percentage" office:value="0.950621023932142" calcext:value-type="percentage">
            <text:p>95.062%</text:p>
          </table:table-cell>
          <table:table-cell table:formula="of:=[.C3]/[.$H3]" office:value-type="percentage" office:value="0.0115116631323841" calcext:value-type="percentage">
            <text:p>1.151%</text:p>
          </table:table-cell>
          <table:table-cell table:formula="of:=[.D3]/[.$H3]" office:value-type="percentage" office:value="0.0148439866707058" calcext:value-type="percentage">
            <text:p>1.484%</text:p>
          </table:table-cell>
          <table:table-cell table:formula="of:=[.E3]/[.$H3]" office:value-type="percentage" office:value="0.00817933959406241" calcext:value-type="percentage">
            <text:p>0.818%</text:p>
          </table:table-cell>
          <table:table-cell table:formula="of:=[.F3]/[.$H3]" office:value-type="percentage" office:value="0.00757346258709482" calcext:value-type="percentage">
            <text:p>0.757%</text:p>
          </table:table-cell>
          <table:table-cell table:formula="of:=[.G3]/[.$H3]" office:value-type="percentage" office:value="0.00727052408361103" calcext:value-type="percentage">
            <text:p>0.727%</text:p>
          </table:table-cell>
        </table:table-row>
        <table:table-row table:style-name="ro1">
          <table:table-cell office:value-type="string" calcext:value-type="string">
            <text:p>benjamin-chambon-0vnmC_UWuMg-unsplash.png</text:p>
          </table:table-cell>
          <table:table-cell office:value-type="float" office:value="2683" calcext:value-type="float">
            <text:p>2683</text:p>
          </table:table-cell>
          <table:table-cell office:value-type="float" office:value="138" calcext:value-type="float">
            <text:p>138</text:p>
          </table:table-cell>
          <table:table-cell office:value-type="float" office:value="192" calcext:value-type="float">
            <text:p>192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formula="of:=SUM([.B4:.G4])" office:value-type="float" office:value="3244" calcext:value-type="float">
            <text:p>3244</text:p>
          </table:table-cell>
          <table:table-cell table:formula="of:=[.B4]/[.H4]" office:value-type="percentage" office:value="0.827065351418002" calcext:value-type="percentage">
            <text:p>82.707%</text:p>
          </table:table-cell>
          <table:table-cell table:formula="of:=[.C4]/[.$H4]" office:value-type="percentage" office:value="0.0425400739827374" calcext:value-type="percentage">
            <text:p>4.254%</text:p>
          </table:table-cell>
          <table:table-cell table:formula="of:=[.D4]/[.$H4]" office:value-type="percentage" office:value="0.0591861898890259" calcext:value-type="percentage">
            <text:p>5.919%</text:p>
          </table:table-cell>
          <table:table-cell table:formula="of:=[.E4]/[.$H4]" office:value-type="percentage" office:value="0.032675709001233" calcext:value-type="percentage">
            <text:p>3.268%</text:p>
          </table:table-cell>
          <table:table-cell table:formula="of:=[.F4]/[.$H4]" office:value-type="percentage" office:value="0.0194204685573366" calcext:value-type="percentage">
            <text:p>1.942%</text:p>
          </table:table-cell>
          <table:table-cell table:formula="of:=[.G4]/[.$H4]" office:value-type="percentage" office:value="0.0191122071516646" calcext:value-type="percentage">
            <text:p>1.911%</text:p>
          </table:table-cell>
        </table:table-row>
        <table:table-row table:style-name="ro1">
          <table:table-cell office:value-type="string" calcext:value-type="string">
            <text:p>benjamin-chambon-SRXkNrlTalM-unsplash.png</text:p>
          </table:table-cell>
          <table:table-cell office:value-type="float" office:value="3511" calcext:value-type="float">
            <text:p>3511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SUM([.B5:.G5])" office:value-type="float" office:value="3958" calcext:value-type="float">
            <text:p>3958</text:p>
          </table:table-cell>
          <table:table-cell table:formula="of:=[.B5]/[.H5]" office:value-type="percentage" office:value="0.887064173825164" calcext:value-type="percentage">
            <text:p>88.706%</text:p>
          </table:table-cell>
          <table:table-cell table:formula="of:=[.C5]/[.$H5]" office:value-type="percentage" office:value="0.0295603840323396" calcext:value-type="percentage">
            <text:p>2.956%</text:p>
          </table:table-cell>
          <table:table-cell table:formula="of:=[.D5]/[.$H5]" office:value-type="percentage" office:value="0.0356240525517938" calcext:value-type="percentage">
            <text:p>3.562%</text:p>
          </table:table-cell>
          <table:table-cell table:formula="of:=[.E5]/[.$H5]" office:value-type="percentage" office:value="0.0227387569479535" calcext:value-type="percentage">
            <text:p>2.274%</text:p>
          </table:table-cell>
          <table:table-cell table:formula="of:=[.F5]/[.$H5]" office:value-type="percentage" office:value="0.0126326427488631" calcext:value-type="percentage">
            <text:p>1.263%</text:p>
          </table:table-cell>
          <table:table-cell table:formula="of:=[.G5]/[.$H5]" office:value-type="percentage" office:value="0.0123799898938858" calcext:value-type="percentage">
            <text:p>1.238%</text:p>
          </table:table-cell>
        </table:table-row>
        <table:table-row table:style-name="ro1">
          <table:table-cell office:value-type="string" calcext:value-type="string">
            <text:p>circle.png</text:p>
          </table:table-cell>
          <table:table-cell office:value-type="float" office:value="2700" calcext:value-type="float">
            <text:p>270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formula="of:=SUM([.B6:.G6])" office:value-type="float" office:value="2866" calcext:value-type="float">
            <text:p>2866</text:p>
          </table:table-cell>
          <table:table-cell table:formula="of:=[.B6]/[.H6]" office:value-type="percentage" office:value="0.942079553384508" calcext:value-type="percentage">
            <text:p>94.208%</text:p>
          </table:table-cell>
          <table:table-cell table:formula="of:=[.C6]/[.$H6]" office:value-type="percentage" office:value="0.00942079553384508" calcext:value-type="percentage">
            <text:p>0.942%</text:p>
          </table:table-cell>
          <table:table-cell table:formula="of:=[.D6]/[.$H6]" office:value-type="percentage" office:value="0.0129099790648988" calcext:value-type="percentage">
            <text:p>1.291%</text:p>
          </table:table-cell>
          <table:table-cell table:formula="of:=[.E6]/[.$H6]" office:value-type="percentage" office:value="0.0129099790648988" calcext:value-type="percentage">
            <text:p>1.291%</text:p>
          </table:table-cell>
          <table:table-cell table:formula="of:=[.F6]/[.$H6]" office:value-type="percentage" office:value="0.0150034891835311" calcext:value-type="percentage">
            <text:p>1.500%</text:p>
          </table:table-cell>
          <table:table-cell table:formula="of:=[.G6]/[.$H6]" office:value-type="percentage" office:value="0.00767620376831821" calcext:value-type="percentage">
            <text:p>0.768%</text:p>
          </table:table-cell>
        </table:table-row>
        <table:table-row table:style-name="ro1">
          <table:table-cell office:value-type="string" calcext:value-type="string">
            <text:p>eric-barbeau-RyRuudzKonE-unsplash.png</text:p>
          </table:table-cell>
          <table:table-cell office:value-type="float" office:value="3500" calcext:value-type="float">
            <text:p>3500</text:p>
          </table:table-cell>
          <table:table-cell office:value-type="float" office:value="602" calcext:value-type="float">
            <text:p>602</text:p>
          </table:table-cell>
          <table:table-cell office:value-type="float" office:value="747" calcext:value-type="float">
            <text:p>747</text:p>
          </table:table-cell>
          <table:table-cell office:value-type="float" office:value="398" calcext:value-type="float">
            <text:p>398</text:p>
          </table:table-cell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table:formula="of:=SUM([.B7:.G7])" office:value-type="float" office:value="5655" calcext:value-type="float">
            <text:p>5655</text:p>
          </table:table-cell>
          <table:table-cell table:formula="of:=[.B7]/[.H7]" office:value-type="percentage" office:value="0.618921308576481" calcext:value-type="percentage">
            <text:p>61.892%</text:p>
          </table:table-cell>
          <table:table-cell table:formula="of:=[.C7]/[.$H7]" office:value-type="percentage" office:value="0.106454465075155" calcext:value-type="percentage">
            <text:p>10.645%</text:p>
          </table:table-cell>
          <table:table-cell table:formula="of:=[.D7]/[.$H7]" office:value-type="percentage" office:value="0.13209549071618" calcext:value-type="percentage">
            <text:p>13.210%</text:p>
          </table:table-cell>
          <table:table-cell table:formula="of:=[.E7]/[.$H7]" office:value-type="percentage" office:value="0.0703801945181256" calcext:value-type="percentage">
            <text:p>7.038%</text:p>
          </table:table-cell>
          <table:table-cell table:formula="of:=[.F7]/[.$H7]" office:value-type="percentage" office:value="0.0348364279398762" calcext:value-type="percentage">
            <text:p>3.484%</text:p>
          </table:table-cell>
          <table:table-cell table:formula="of:=[.G7]/[.$H7]" office:value-type="percentage" office:value="0.0373121131741821" calcext:value-type="percentage">
            <text:p>3.731%</text:p>
          </table:table-cell>
        </table:table-row>
        <table:table-row table:style-name="ro1">
          <table:table-cell office:value-type="string" calcext:value-type="string">
            <text:p>kabiur-rahman-riyad-oOp7PGtX1Qs-unsplash.png</text:p>
          </table:table-cell>
          <table:table-cell office:value-type="float" office:value="2195" calcext:value-type="float">
            <text:p>2195</text:p>
          </table:table-cell>
          <table:table-cell office:value-type="float" office:value="188" calcext:value-type="float">
            <text:p>188</text:p>
          </table:table-cell>
          <table:table-cell office:value-type="float" office:value="248" calcext:value-type="float">
            <text:p>248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table:formula="of:=SUM([.B8:.G8])" office:value-type="float" office:value="2899" calcext:value-type="float">
            <text:p>2899</text:p>
          </table:table-cell>
          <table:table-cell table:formula="of:=[.B8]/[.H8]" office:value-type="percentage" office:value="0.757157640565712" calcext:value-type="percentage">
            <text:p>75.716%</text:p>
          </table:table-cell>
          <table:table-cell table:formula="of:=[.C8]/[.$H8]" office:value-type="percentage" office:value="0.06484994825802" calcext:value-type="percentage">
            <text:p>6.485%</text:p>
          </table:table-cell>
          <table:table-cell table:formula="of:=[.D8]/[.$H8]" office:value-type="percentage" office:value="0.0855467402552604" calcext:value-type="percentage">
            <text:p>8.555%</text:p>
          </table:table-cell>
          <table:table-cell table:formula="of:=[.E8]/[.$H8]" office:value-type="percentage" office:value="0.0462228354605036" calcext:value-type="percentage">
            <text:p>4.622%</text:p>
          </table:table-cell>
          <table:table-cell table:formula="of:=[.F8]/[.$H8]" office:value-type="percentage" office:value="0.0248361503966885" calcext:value-type="percentage">
            <text:p>2.484%</text:p>
          </table:table-cell>
          <table:table-cell table:formula="of:=[.G8]/[.$H8]" office:value-type="percentage" office:value="0.0213866850638151" calcext:value-type="percentage">
            <text:p>2.139%</text:p>
          </table:table-cell>
        </table:table-row>
        <table:table-row table:style-name="ro1">
          <table:table-cell office:value-type="string" calcext:value-type="string">
            <text:p>katie-azi-EANhHTzumV4-unsplash.png</text:p>
          </table:table-cell>
          <table:table-cell office:value-type="float" office:value="3910" calcext:value-type="float">
            <text:p>3910</text:p>
          </table:table-cell>
          <table:table-cell office:value-type="float" office:value="603" calcext:value-type="float">
            <text:p>603</text:p>
          </table:table-cell>
          <table:table-cell office:value-type="float" office:value="792" calcext:value-type="float">
            <text:p>792</text:p>
          </table:table-cell>
          <table:table-cell office:value-type="float" office:value="403" calcext:value-type="float">
            <text:p>403</text:p>
          </table:table-cell>
          <table:table-cell office:value-type="float" office:value="197" calcext:value-type="float">
            <text:p>197</text:p>
          </table:table-cell>
          <table:table-cell office:value-type="float" office:value="184" calcext:value-type="float">
            <text:p>184</text:p>
          </table:table-cell>
          <table:table-cell table:formula="of:=SUM([.B9:.G9])" office:value-type="float" office:value="6089" calcext:value-type="float">
            <text:p>6089</text:p>
          </table:table-cell>
          <table:table-cell table:formula="of:=[.B9]/[.H9]" office:value-type="percentage" office:value="0.642141566759731" calcext:value-type="percentage">
            <text:p>64.214%</text:p>
          </table:table-cell>
          <table:table-cell table:formula="of:=[.C9]/[.$H9]" office:value-type="percentage" office:value="0.0990310395795697" calcext:value-type="percentage">
            <text:p>9.903%</text:p>
          </table:table-cell>
          <table:table-cell table:formula="of:=[.D9]/[.$H9]" office:value-type="percentage" office:value="0.130070619149286" calcext:value-type="percentage">
            <text:p>13.007%</text:p>
          </table:table-cell>
          <table:table-cell table:formula="of:=[.E9]/[.$H9]" office:value-type="percentage" office:value="0.0661849236327804" calcext:value-type="percentage">
            <text:p>6.618%</text:p>
          </table:table-cell>
          <table:table-cell table:formula="of:=[.F9]/[.$H9]" office:value-type="percentage" office:value="0.0323534242075875" calcext:value-type="percentage">
            <text:p>3.235%</text:p>
          </table:table-cell>
          <table:table-cell table:formula="of:=[.G9]/[.$H9]" office:value-type="percentage" office:value="0.0302184266710462" calcext:value-type="percentage">
            <text:p>3.022%</text:p>
          </table:table-cell>
        </table:table-row>
        <table:table-row table:style-name="ro1">
          <table:table-cell office:value-type="string" calcext:value-type="string">
            <text:p>logan-weaver-lgnwvr-a4WnIIiNbR0-unsplash.png</text:p>
          </table:table-cell>
          <table:table-cell office:value-type="float" office:value="2701" calcext:value-type="float">
            <text:p>2701</text:p>
          </table:table-cell>
          <table:table-cell office:value-type="float" office:value="959" calcext:value-type="float">
            <text:p>959</text:p>
          </table:table-cell>
          <table:table-cell office:value-type="float" office:value="1169" calcext:value-type="float">
            <text:p>1169</text:p>
          </table:table-cell>
          <table:table-cell office:value-type="float" office:value="578" calcext:value-type="float">
            <text:p>578</text:p>
          </table:table-cell>
          <table:table-cell office:value-type="float" office:value="295" calcext:value-type="float">
            <text:p>295</text:p>
          </table:table-cell>
          <table:table-cell office:value-type="float" office:value="278" calcext:value-type="float">
            <text:p>278</text:p>
          </table:table-cell>
          <table:table-cell table:formula="of:=SUM([.B10:.G10])" office:value-type="float" office:value="5980" calcext:value-type="float">
            <text:p>5980</text:p>
          </table:table-cell>
          <table:table-cell table:formula="of:=[.B10]/[.H10]" office:value-type="percentage" office:value="0.451672240802676" calcext:value-type="percentage">
            <text:p>45.167%</text:p>
          </table:table-cell>
          <table:table-cell table:formula="of:=[.C10]/[.$H10]" office:value-type="percentage" office:value="0.160367892976589" calcext:value-type="percentage">
            <text:p>16.037%</text:p>
          </table:table-cell>
          <table:table-cell table:formula="of:=[.D10]/[.$H10]" office:value-type="percentage" office:value="0.195484949832776" calcext:value-type="percentage">
            <text:p>19.548%</text:p>
          </table:table-cell>
          <table:table-cell table:formula="of:=[.E10]/[.$H10]" office:value-type="percentage" office:value="0.0966555183946488" calcext:value-type="percentage">
            <text:p>9.666%</text:p>
          </table:table-cell>
          <table:table-cell table:formula="of:=[.F10]/[.$H10]" office:value-type="percentage" office:value="0.0493311036789298" calcext:value-type="percentage">
            <text:p>4.933%</text:p>
          </table:table-cell>
          <table:table-cell table:formula="of:=[.G10]/[.$H10]" office:value-type="percentage" office:value="0.0464882943143813" calcext:value-type="percentage">
            <text:p>4.649%</text:p>
          </table:table-cell>
        </table:table-row>
        <table:table-row table:style-name="ro1">
          <table:table-cell office:value-type="string" calcext:value-type="string">
            <text:p>maxim-tolchinskiy-N0ktb-SWggM-unsplash.png</text:p>
          </table:table-cell>
          <table:table-cell office:value-type="float" office:value="3483" calcext:value-type="float">
            <text:p>3483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formula="of:=SUM([.B11:.G11])" office:value-type="float" office:value="3822" calcext:value-type="float">
            <text:p>3822</text:p>
          </table:table-cell>
          <table:table-cell table:formula="of:=[.B11]/[.H11]" office:value-type="percentage" office:value="0.911302982731554" calcext:value-type="percentage">
            <text:p>91.130%</text:p>
          </table:table-cell>
          <table:table-cell table:formula="of:=[.C11]/[.$H11]" office:value-type="percentage" office:value="0.0230245944531659" calcext:value-type="percentage">
            <text:p>2.302%</text:p>
          </table:table-cell>
          <table:table-cell table:formula="of:=[.D11]/[.$H11]" office:value-type="percentage" office:value="0.0287807430664574" calcext:value-type="percentage">
            <text:p>2.878%</text:p>
          </table:table-cell>
          <table:table-cell table:formula="of:=[.E11]/[.$H11]" office:value-type="percentage" office:value="0.0156985871271586" calcext:value-type="percentage">
            <text:p>1.570%</text:p>
          </table:table-cell>
          <table:table-cell table:formula="of:=[.F11]/[.$H11]" office:value-type="percentage" office:value="0.0102040816326531" calcext:value-type="percentage">
            <text:p>1.020%</text:p>
          </table:table-cell>
          <table:table-cell table:formula="of:=[.G11]/[.$H11]" office:value-type="percentage" office:value="0.010989010989011" calcext:value-type="percentage">
            <text:p>1.099%</text:p>
          </table:table-cell>
        </table:table-row>
        <table:table-row table:style-name="ro1">
          <table:table-cell office:value-type="string" calcext:value-type="string">
            <text:p>neon-wang-HNEONlW67lU-unsplash.png</text:p>
          </table:table-cell>
          <table:table-cell office:value-type="float" office:value="2251" calcext:value-type="float">
            <text:p>2251</text:p>
          </table:table-cell>
          <table:table-cell office:value-type="float" office:value="311" calcext:value-type="float">
            <text:p>311</text:p>
          </table:table-cell>
          <table:table-cell office:value-type="float" office:value="431" calcext:value-type="float">
            <text:p>431</text:p>
          </table:table-cell>
          <table:table-cell office:value-type="float" office:value="212" calcext:value-type="float">
            <text:p>212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table:formula="of:=SUM([.B12:.G12])" office:value-type="float" office:value="3422" calcext:value-type="float">
            <text:p>3422</text:p>
          </table:table-cell>
          <table:table-cell table:formula="of:=[.B12]/[.H12]" office:value-type="percentage" office:value="0.657802454704851" calcext:value-type="percentage">
            <text:p>65.780%</text:p>
          </table:table-cell>
          <table:table-cell table:formula="of:=[.C12]/[.$H12]" office:value-type="percentage" office:value="0.0908825248392753" calcext:value-type="percentage">
            <text:p>9.088%</text:p>
          </table:table-cell>
          <table:table-cell table:formula="of:=[.D12]/[.$H12]" office:value-type="percentage" office:value="0.125949736995909" calcext:value-type="percentage">
            <text:p>12.595%</text:p>
          </table:table-cell>
          <table:table-cell table:formula="of:=[.E12]/[.$H12]" office:value-type="percentage" office:value="0.0619520748100526" calcext:value-type="percentage">
            <text:p>6.195%</text:p>
          </table:table-cell>
          <table:table-cell table:formula="of:=[.F12]/[.$H12]" office:value-type="percentage" office:value="0.0321449444769141" calcext:value-type="percentage">
            <text:p>3.214%</text:p>
          </table:table-cell>
          <table:table-cell table:formula="of:=[.G12]/[.$H12]" office:value-type="percentage" office:value="0.0312682641729982" calcext:value-type="percentage">
            <text:p>3.127%</text:p>
          </table:table-cell>
        </table:table-row>
        <table:table-row table:style-name="ro1">
          <table:table-cell office:value-type="string" calcext:value-type="string">
            <text:p>racecar.png</text:p>
          </table:table-cell>
          <table:table-cell office:value-type="float" office:value="3165" calcext:value-type="float">
            <text:p>3165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SUM([.B13:.G13])" office:value-type="float" office:value="3300" calcext:value-type="float">
            <text:p>3300</text:p>
          </table:table-cell>
          <table:table-cell table:formula="of:=[.B13]/[.H13]" office:value-type="percentage" office:value="0.959090909090909" calcext:value-type="percentage">
            <text:p>95.909%</text:p>
          </table:table-cell>
          <table:table-cell table:formula="of:=[.C13]/[.$H13]" office:value-type="percentage" office:value="0.00848484848484849" calcext:value-type="percentage">
            <text:p>0.848%</text:p>
          </table:table-cell>
          <table:table-cell table:formula="of:=[.D13]/[.$H13]" office:value-type="percentage" office:value="0.0118181818181818" calcext:value-type="percentage">
            <text:p>1.182%</text:p>
          </table:table-cell>
          <table:table-cell table:formula="of:=[.E13]/[.$H13]" office:value-type="percentage" office:value="0.00696969696969697" calcext:value-type="percentage">
            <text:p>0.697%</text:p>
          </table:table-cell>
          <table:table-cell table:formula="of:=[.F13]/[.$H13]" office:value-type="percentage" office:value="0.00696969696969697" calcext:value-type="percentage">
            <text:p>0.697%</text:p>
          </table:table-cell>
          <table:table-cell table:formula="of:=[.G13]/[.$H13]" office:value-type="percentage" office:value="0.00666666666666667" calcext:value-type="percentage">
            <text:p>0.667%</text:p>
          </table:table-cell>
        </table:table-row>
        <table:table-row table:style-name="ro1">
          <table:table-cell office:value-type="string" calcext:value-type="string">
            <text:p>tamas-tokos-bwHfiDrq6TI-unsplash.png</text:p>
          </table:table-cell>
          <table:table-cell office:value-type="float" office:value="4637" calcext:value-type="float">
            <text:p>4637</text:p>
          </table:table-cell>
          <table:table-cell office:value-type="float" office:value="382" calcext:value-type="float">
            <text:p>382</text:p>
          </table:table-cell>
          <table:table-cell office:value-type="float" office:value="459" calcext:value-type="float">
            <text:p>459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131" calcext:value-type="float">
            <text:p>131</text:p>
          </table:table-cell>
          <table:table-cell table:formula="of:=SUM([.B14:.G14])" office:value-type="float" office:value="5991" calcext:value-type="float">
            <text:p>5991</text:p>
          </table:table-cell>
          <table:table-cell table:formula="of:=[.B14]/[.H14]" office:value-type="percentage" office:value="0.773994324820564" calcext:value-type="percentage">
            <text:p>77.399%</text:p>
          </table:table-cell>
          <table:table-cell table:formula="of:=[.C14]/[.$H14]" office:value-type="percentage" office:value="0.0637623101318645" calcext:value-type="percentage">
            <text:p>6.376%</text:p>
          </table:table-cell>
          <table:table-cell table:formula="of:=[.D14]/[.$H14]" office:value-type="percentage" office:value="0.0766149223835754" calcext:value-type="percentage">
            <text:p>7.661%</text:p>
          </table:table-cell>
          <table:table-cell table:formula="of:=[.E14]/[.$H14]" office:value-type="percentage" office:value="0.0418961775997329" calcext:value-type="percentage">
            <text:p>4.190%</text:p>
          </table:table-cell>
          <table:table-cell table:formula="of:=[.F14]/[.$H14]" office:value-type="percentage" office:value="0.0218661325321315" calcext:value-type="percentage">
            <text:p>2.187%</text:p>
          </table:table-cell>
          <table:table-cell table:formula="of:=[.G14]/[.$H14]" office:value-type="percentage" office:value="0.0218661325321315" calcext:value-type="percentage">
            <text:p>2.187%</text:p>
          </table:table-cell>
        </table:table-row>
        <table:table-row table:style-name="ro1">
          <table:table-cell office:value-type="string" calcext:value-type="string">
            <text:p>valeriia-neganova-Z-EvQnVMknY-unsplash.png</text:p>
          </table:table-cell>
          <table:table-cell office:value-type="float" office:value="179791" calcext:value-type="float">
            <text:p>179791</text:p>
          </table:table-cell>
          <table:table-cell office:value-type="float" office:value="174" calcext:value-type="float">
            <text:p>174</text:p>
          </table:table-cell>
          <table:table-cell office:value-type="float" office:value="222" calcext:value-type="float">
            <text:p>222</text:p>
          </table:table-cell>
          <table:table-cell office:value-type="float" office:value="131" calcext:value-type="float">
            <text:p>131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SUM([.B15:.G15])" office:value-type="float" office:value="180465" calcext:value-type="float">
            <text:p>180465</text:p>
          </table:table-cell>
          <table:table-cell table:formula="of:=[.B15]/[.H15]" office:value-type="percentage" office:value="0.996265203779126" calcext:value-type="percentage">
            <text:p>99.627%</text:p>
          </table:table-cell>
          <table:table-cell table:formula="of:=[.C15]/[.$H15]" office:value-type="percentage" office:value="0.000964175878979304" calcext:value-type="percentage">
            <text:p>0.096%</text:p>
          </table:table-cell>
          <table:table-cell table:formula="of:=[.D15]/[.$H15]" office:value-type="percentage" office:value="0.00123015543180118" calcext:value-type="percentage">
            <text:p>0.123%</text:p>
          </table:table-cell>
          <table:table-cell table:formula="of:=[.E15]/[.$H15]" office:value-type="percentage" office:value="0.000725902529576372" calcext:value-type="percentage">
            <text:p>0.073%</text:p>
          </table:table-cell>
          <table:table-cell table:formula="of:=[.F15]/[.$H15]" office:value-type="percentage" office:value="0.000410051810600393" calcext:value-type="percentage">
            <text:p>0.041%</text:p>
          </table:table-cell>
          <table:table-cell table:formula="of:=[.G15]/[.$H15]" office:value-type="percentage" office:value="0.000404510569916604" calcext:value-type="percentage">
            <text:p>0.040%</text:p>
          </table:table-cell>
        </table:table-row>
        <table:table-row table:style-name="ro1">
          <table:table-cell office:value-type="string" calcext:value-type="string">
            <text:p>virginia-marinova-iyI6uvubKJQ-unsplash.png</text:p>
          </table:table-cell>
          <table:table-cell office:value-type="float" office:value="2511" calcext:value-type="float">
            <text:p>2511</text:p>
          </table:table-cell>
          <table:table-cell office:value-type="float" office:value="481" calcext:value-type="float">
            <text:p>481</text:p>
          </table:table-cell>
          <table:table-cell office:value-type="float" office:value="555" calcext:value-type="float">
            <text:p>555</text:p>
          </table:table-cell>
          <table:table-cell office:value-type="float" office:value="316" calcext:value-type="float">
            <text:p>316</text:p>
          </table:table-cell>
          <table:table-cell office:value-type="float" office:value="166" calcext:value-type="float">
            <text:p>166</text:p>
          </table:table-cell>
          <table:table-cell office:value-type="float" office:value="214" calcext:value-type="float">
            <text:p>214</text:p>
          </table:table-cell>
          <table:table-cell table:formula="of:=SUM([.B16:.G16])" office:value-type="float" office:value="4243" calcext:value-type="float">
            <text:p>4243</text:p>
          </table:table-cell>
          <table:table-cell table:formula="of:=[.B16]/[.H16]" office:value-type="percentage" office:value="0.591798255950978" calcext:value-type="percentage">
            <text:p>59.180%</text:p>
          </table:table-cell>
          <table:table-cell table:formula="of:=[.C16]/[.$H16]" office:value-type="percentage" office:value="0.1133631864247" calcext:value-type="percentage">
            <text:p>11.336%</text:p>
          </table:table-cell>
          <table:table-cell table:formula="of:=[.D16]/[.$H16]" office:value-type="percentage" office:value="0.130803676643884" calcext:value-type="percentage">
            <text:p>13.080%</text:p>
          </table:table-cell>
          <table:table-cell table:formula="of:=[.E16]/[.$H16]" office:value-type="percentage" office:value="0.0744756068819232" calcext:value-type="percentage">
            <text:p>7.448%</text:p>
          </table:table-cell>
          <table:table-cell table:formula="of:=[.F16]/[.$H16]" office:value-type="percentage" office:value="0.0391232618430356" calcext:value-type="percentage">
            <text:p>3.912%</text:p>
          </table:table-cell>
          <table:table-cell table:formula="of:=[.G16]/[.$H16]" office:value-type="percentage" office:value="0.0504360122554796" calcext:value-type="percentage">
            <text:p>5.044%</text:p>
          </table:table-cell>
        </table:table-row>
        <table:table-row table:style-name="ro1">
          <table:table-cell office:value-type="string" calcext:value-type="string">
            <text:p>vitaly-mazur-e_b5X7BcGVY-unsplash.png</text:p>
          </table:table-cell>
          <table:table-cell office:value-type="float" office:value="3425" calcext:value-type="float">
            <text:p>3425</text:p>
          </table:table-cell>
          <table:table-cell office:value-type="float" office:value="258" calcext:value-type="float">
            <text:p>258</text:p>
          </table:table-cell>
          <table:table-cell office:value-type="float" office:value="340" calcext:value-type="float">
            <text:p>340</text:p>
          </table:table-cell>
          <table:table-cell office:value-type="float" office:value="178" calcext:value-type="float">
            <text:p>178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table:formula="of:=SUM([.B17:.G17])" office:value-type="float" office:value="4391" calcext:value-type="float">
            <text:p>4391</text:p>
          </table:table-cell>
          <table:table-cell table:formula="of:=[.B17]/[.H17]" office:value-type="percentage" office:value="0.780004554771123" calcext:value-type="percentage">
            <text:p>78.000%</text:p>
          </table:table-cell>
          <table:table-cell table:formula="of:=[.C17]/[.$H17]" office:value-type="percentage" office:value="0.058756547483489" calcext:value-type="percentage">
            <text:p>5.876%</text:p>
          </table:table-cell>
          <table:table-cell table:formula="of:=[.D17]/[.$H17]" office:value-type="percentage" office:value="0.0774311090867684" calcext:value-type="percentage">
            <text:p>7.743%</text:p>
          </table:table-cell>
          <table:table-cell table:formula="of:=[.E17]/[.$H17]" office:value-type="percentage" office:value="0.0405374629924846" calcext:value-type="percentage">
            <text:p>4.054%</text:p>
          </table:table-cell>
          <table:table-cell table:formula="of:=[.F17]/[.$H17]" office:value-type="percentage" office:value="0.0211796857207925" calcext:value-type="percentage">
            <text:p>2.118%</text:p>
          </table:table-cell>
          <table:table-cell table:formula="of:=[.G17]/[.$H17]" office:value-type="percentage" office:value="0.0220906399453427" calcext:value-type="percentage">
            <text:p>2.209%</text:p>
          </table:table-cell>
        </table:table-row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Gblur</text:p>
          </table:table-cell>
          <table:table-cell office:value-type="string" calcext:value-type="string">
            <text:p>Sobel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Hysteresis</text:p>
          </table:table-cell>
          <table:table-cell office:value-type="string" calcext:value-type="string">
            <text:p>Total</text:p>
          </table:table-cell>
          <table:table-cell table:style-name="ce3" office:value-type="string" calcext:value-type="string">
            <text:p>Gray/Total</text:p>
          </table:table-cell>
          <table:table-cell table:style-name="ce3" office:value-type="string" calcext:value-type="string">
            <text:p>Gblur/Total</text:p>
          </table:table-cell>
          <table:table-cell table:style-name="ce3" office:value-type="string" calcext:value-type="string">
            <text:p>Sobel/Total</text:p>
          </table:table-cell>
          <table:table-cell table:style-name="ce3" office:value-type="string" calcext:value-type="string">
            <text:p>Nms/Total</text:p>
          </table:table-cell>
          <table:table-cell table:style-name="ce3" office:value-type="string" calcext:value-type="string">
            <text:p>Dt/Total</text:p>
          </table:table-cell>
          <table:table-cell table:style-name="ce3" office:value-type="string" calcext:value-type="string">
            <text:p>Hysteresis/Total</text:p>
          </table:table-cell>
        </table:table-row>
        <table:table-row table:style-name="ro1">
          <table:table-cell office:value-type="string" calcext:value-type="string">
            <text:p>Large_Scaled_Forest_Lizard.png</text:p>
          </table:table-cell>
          <table:table-cell office:value-type="float" office:value="6788.88" calcext:value-type="float">
            <text:p>6788.88</text:p>
          </table:table-cell>
          <table:table-cell office:value-type="float" office:value="291416" calcext:value-type="float">
            <text:p>291416</text:p>
          </table:table-cell>
          <table:table-cell office:value-type="float" office:value="93049.8" calcext:value-type="float">
            <text:p>93049.8</text:p>
          </table:table-cell>
          <table:table-cell office:value-type="float" office:value="24094" calcext:value-type="float">
            <text:p>24094</text:p>
          </table:table-cell>
          <table:table-cell office:value-type="float" office:value="7697.9" calcext:value-type="float">
            <text:p>7697.9</text:p>
          </table:table-cell>
          <table:table-cell office:value-type="float" office:value="19894.6" calcext:value-type="float">
            <text:p>19894.6</text:p>
          </table:table-cell>
          <table:table-cell table:formula="of:=SUM([.B20:.G20])" office:value-type="float" office:value="442941.18" calcext:value-type="float">
            <text:p>442941.18</text:p>
          </table:table-cell>
          <table:table-cell table:formula="of:=[.B20]/[.$H20]" office:value-type="percentage" office:value="0.0153268205950054" calcext:value-type="percentage">
            <text:p>1.533%</text:p>
          </table:table-cell>
          <table:table-cell table:formula="of:=[.C20]/[.$H20]" office:value-type="percentage" office:value="0.65791128293829" calcext:value-type="percentage">
            <text:p>65.791%</text:p>
          </table:table-cell>
          <table:table-cell table:formula="of:=[.D20]/[.$H20]" office:value-type="percentage" office:value="0.210072587967549" calcext:value-type="percentage">
            <text:p>21.007%</text:p>
          </table:table-cell>
          <table:table-cell table:formula="of:=[.E20]/[.$H20]" office:value-type="percentage" office:value="0.0543954842943255" calcext:value-type="percentage">
            <text:p>5.440%</text:p>
          </table:table-cell>
          <table:table-cell table:formula="of:=[.F20]/[.$H20]" office:value-type="percentage" office:value="0.0173790569664351" calcext:value-type="percentage">
            <text:p>1.738%</text:p>
          </table:table-cell>
          <table:table-cell table:formula="of:=[.G20]/[.$H20]" office:value-type="percentage" office:value="0.0449147672383949" calcext:value-type="percentage">
            <text:p>4.491%</text:p>
          </table:table-cell>
        </table:table-row>
        <table:table-row table:style-name="ro1">
          <table:table-cell office:value-type="string" calcext:value-type="string">
            <text:p>behnam-norouzi-I5eKsDa8iwY-unsplash.png</text:p>
          </table:table-cell>
          <table:table-cell office:value-type="float" office:value="3919.27" calcext:value-type="float">
            <text:p>3919.27</text:p>
          </table:table-cell>
          <table:table-cell office:value-type="float" office:value="137416" calcext:value-type="float">
            <text:p>137416</text:p>
          </table:table-cell>
          <table:table-cell office:value-type="float" office:value="42672.5" calcext:value-type="float">
            <text:p>42672.5</text:p>
          </table:table-cell>
          <table:table-cell office:value-type="float" office:value="10242.8" calcext:value-type="float">
            <text:p>10242.8</text:p>
          </table:table-cell>
          <table:table-cell office:value-type="float" office:value="3287.84" calcext:value-type="float">
            <text:p>3287.84</text:p>
          </table:table-cell>
          <table:table-cell office:value-type="float" office:value="7948.48" calcext:value-type="float">
            <text:p>7948.48</text:p>
          </table:table-cell>
          <table:table-cell table:formula="of:=SUM([.B21:.G21])" office:value-type="float" office:value="205486.89" calcext:value-type="float">
            <text:p>205486.89</text:p>
          </table:table-cell>
          <table:table-cell table:formula="of:=[.B21]/[.H21]" office:value-type="percentage" office:value="0.0190730902589455" calcext:value-type="percentage">
            <text:p>1.907%</text:p>
          </table:table-cell>
          <table:table-cell table:formula="of:=[.C21]/[.$H21]" office:value-type="percentage" office:value="0.668733659845648" calcext:value-type="percentage">
            <text:p>66.873%</text:p>
          </table:table-cell>
          <table:table-cell table:formula="of:=[.D21]/[.$H21]" office:value-type="percentage" office:value="0.207665316264215" calcext:value-type="percentage">
            <text:p>20.767%</text:p>
          </table:table-cell>
          <table:table-cell table:formula="of:=[.E21]/[.$H21]" office:value-type="percentage" office:value="0.0498464889901249" calcext:value-type="percentage">
            <text:p>4.985%</text:p>
          </table:table-cell>
          <table:table-cell table:formula="of:=[.F21]/[.$H21]" office:value-type="percentage" office:value="0.0160002421565678" calcext:value-type="percentage">
            <text:p>1.600%</text:p>
          </table:table-cell>
          <table:table-cell table:formula="of:=[.G21]/[.$H21]" office:value-type="percentage" office:value="0.0386812024844991" calcext:value-type="percentage">
            <text:p>3.868%</text:p>
          </table:table-cell>
        </table:table-row>
        <table:table-row table:style-name="ro1">
          <table:table-cell office:value-type="string" calcext:value-type="string">
            <text:p>benjamin-chambon-0vnmC_UWuMg-unsplash.png</text:p>
          </table:table-cell>
          <table:table-cell office:value-type="float" office:value="32622.4" calcext:value-type="float">
            <text:p>32622.4</text:p>
          </table:table-cell>
          <table:table-cell table:style-name="ce5" office:value-type="float" office:value="1389140" calcext:value-type="float">
            <text:p>1.39E+06</text:p>
          </table:table-cell>
          <table:table-cell office:value-type="float" office:value="441096" calcext:value-type="float">
            <text:p>441096</text:p>
          </table:table-cell>
          <table:table-cell office:value-type="float" office:value="112841" calcext:value-type="float">
            <text:p>112841</text:p>
          </table:table-cell>
          <table:table-cell office:value-type="float" office:value="30218.4" calcext:value-type="float">
            <text:p>30218.4</text:p>
          </table:table-cell>
          <table:table-cell office:value-type="float" office:value="46080.6" calcext:value-type="float">
            <text:p>46080.6</text:p>
          </table:table-cell>
          <table:table-cell table:formula="of:=SUM([.B22:.G22])" office:value-type="float" office:value="2051998.4" calcext:value-type="float">
            <text:p>2051998.4</text:p>
          </table:table-cell>
          <table:table-cell table:formula="of:=[.B22]/[.H22]" office:value-type="percentage" office:value="0.0158978681464859" calcext:value-type="percentage">
            <text:p>1.590%</text:p>
          </table:table-cell>
          <table:table-cell table:formula="of:=[.C22]/[.$H22]" office:value-type="percentage" office:value="0.676969338767516" calcext:value-type="percentage">
            <text:p>67.697%</text:p>
          </table:table-cell>
          <table:table-cell table:formula="of:=[.D22]/[.$H22]" office:value-type="percentage" office:value="0.214959231937023" calcext:value-type="percentage">
            <text:p>21.496%</text:p>
          </table:table-cell>
          <table:table-cell table:formula="of:=[.E22]/[.$H22]" office:value-type="percentage" office:value="0.0549907836185447" calcext:value-type="percentage">
            <text:p>5.499%</text:p>
          </table:table-cell>
          <table:table-cell table:formula="of:=[.F22]/[.$H22]" office:value-type="percentage" office:value="0.0147263272719901" calcext:value-type="percentage">
            <text:p>1.473%</text:p>
          </table:table-cell>
          <table:table-cell table:formula="of:=[.G22]/[.$H22]" office:value-type="percentage" office:value="0.0224564502584407" calcext:value-type="percentage">
            <text:p>2.246%</text:p>
          </table:table-cell>
        </table:table-row>
        <table:table-row table:style-name="ro1">
          <table:table-cell office:value-type="string" calcext:value-type="string">
            <text:p>benjamin-chambon-SRXkNrlTalM-unsplash.png</text:p>
          </table:table-cell>
          <table:table-cell office:value-type="float" office:value="32566.8" calcext:value-type="float">
            <text:p>32566.8</text:p>
          </table:table-cell>
          <table:table-cell table:style-name="ce5" office:value-type="float" office:value="1389830" calcext:value-type="float">
            <text:p>1.39E+06</text:p>
          </table:table-cell>
          <table:table-cell office:value-type="float" office:value="456186" calcext:value-type="float">
            <text:p>456186</text:p>
          </table:table-cell>
          <table:table-cell office:value-type="float" office:value="117063" calcext:value-type="float">
            <text:p>117063</text:p>
          </table:table-cell>
          <table:table-cell office:value-type="float" office:value="33954.9" calcext:value-type="float">
            <text:p>33954.9</text:p>
          </table:table-cell>
          <table:table-cell office:value-type="float" office:value="75376.5" calcext:value-type="float">
            <text:p>75376.5</text:p>
          </table:table-cell>
          <table:table-cell table:formula="of:=SUM([.B23:.G23])" office:value-type="float" office:value="2104977.2" calcext:value-type="float">
            <text:p>2104977.2</text:p>
          </table:table-cell>
          <table:table-cell table:formula="of:=[.B23]/[.H23]" office:value-type="percentage" office:value="0.0154713314709537" calcext:value-type="percentage">
            <text:p>1.547%</text:p>
          </table:table-cell>
          <table:table-cell table:formula="of:=[.C23]/[.$H23]" office:value-type="percentage" office:value="0.660258932970865" calcext:value-type="percentage">
            <text:p>66.026%</text:p>
          </table:table-cell>
          <table:table-cell table:formula="of:=[.D23]/[.$H23]" office:value-type="percentage" office:value="0.216717786776978" calcext:value-type="percentage">
            <text:p>21.672%</text:p>
          </table:table-cell>
          <table:table-cell table:formula="of:=[.E23]/[.$H23]" office:value-type="percentage" office:value="0.0556124788430012" calcext:value-type="percentage">
            <text:p>5.561%</text:p>
          </table:table-cell>
          <table:table-cell table:formula="of:=[.F23]/[.$H23]" office:value-type="percentage" office:value="0.0161307685422911" calcext:value-type="percentage">
            <text:p>1.613%</text:p>
          </table:table-cell>
          <table:table-cell table:formula="of:=[.G23]/[.$H23]" office:value-type="percentage" office:value="0.0358087013959106" calcext:value-type="percentage">
            <text:p>3.581%</text:p>
          </table:table-cell>
        </table:table-row>
        <table:table-row table:style-name="ro1">
          <table:table-cell office:value-type="string" calcext:value-type="string">
            <text:p>circle.png</text:p>
          </table:table-cell>
          <table:table-cell office:value-type="float" office:value="249.966" calcext:value-type="float">
            <text:p>249.966</text:p>
          </table:table-cell>
          <table:table-cell office:value-type="float" office:value="10622" calcext:value-type="float">
            <text:p>10622</text:p>
          </table:table-cell>
          <table:table-cell office:value-type="float" office:value="2766.92" calcext:value-type="float">
            <text:p>2766.92</text:p>
          </table:table-cell>
          <table:table-cell office:value-type="float" office:value="596.967" calcext:value-type="float">
            <text:p>596.967</text:p>
          </table:table-cell>
          <table:table-cell office:value-type="float" office:value="225.269" calcext:value-type="float">
            <text:p>225.269</text:p>
          </table:table-cell>
          <table:table-cell office:value-type="float" office:value="336.781" calcext:value-type="float">
            <text:p>336.781</text:p>
          </table:table-cell>
          <table:table-cell table:formula="of:=SUM([.B24:.G24])" office:value-type="float" office:value="14797.903" calcext:value-type="float">
            <text:p>14797.903</text:p>
          </table:table-cell>
          <table:table-cell table:formula="of:=[.B24]/[.H24]" office:value-type="percentage" office:value="0.0168919880066791" calcext:value-type="percentage">
            <text:p>1.689%</text:p>
          </table:table-cell>
          <table:table-cell table:formula="of:=[.C24]/[.$H24]" office:value-type="percentage" office:value="0.717804407827244" calcext:value-type="percentage">
            <text:p>71.780%</text:p>
          </table:table-cell>
          <table:table-cell table:formula="of:=[.D24]/[.$H24]" office:value-type="percentage" office:value="0.186980547176178" calcext:value-type="percentage">
            <text:p>18.698%</text:p>
          </table:table-cell>
          <table:table-cell table:formula="of:=[.E24]/[.$H24]" office:value-type="percentage" office:value="0.0403413240376018" calcext:value-type="percentage">
            <text:p>4.034%</text:p>
          </table:table-cell>
          <table:table-cell table:formula="of:=[.F24]/[.$H24]" office:value-type="percentage" office:value="0.0152230353179096" calcext:value-type="percentage">
            <text:p>1.522%</text:p>
          </table:table-cell>
          <table:table-cell table:formula="of:=[.G24]/[.$H24]" office:value-type="percentage" office:value="0.0227586976343878" calcext:value-type="percentage">
            <text:p>2.276%</text:p>
          </table:table-cell>
        </table:table-row>
        <table:table-row table:style-name="ro1">
          <table:table-cell office:value-type="string" calcext:value-type="string">
            <text:p>eric-barbeau-RyRuudzKonE-unsplash.png</text:p>
          </table:table-cell>
          <table:table-cell office:value-type="float" office:value="152622" calcext:value-type="float">
            <text:p>152622</text:p>
          </table:table-cell>
          <table:table-cell table:style-name="ce5" office:value-type="float" office:value="6535530" calcext:value-type="float">
            <text:p>6.54E+06</text:p>
          </table:table-cell>
          <table:table-cell table:style-name="ce5" office:value-type="float" office:value="2361760" calcext:value-type="float">
            <text:p>2.36E+06</text:p>
          </table:table-cell>
          <table:table-cell office:value-type="float" office:value="712233" calcext:value-type="float">
            <text:p>712233</text:p>
          </table:table-cell>
          <table:table-cell office:value-type="float" office:value="146437" calcext:value-type="float">
            <text:p>146437</text:p>
          </table:table-cell>
          <table:table-cell office:value-type="float" office:value="241157" calcext:value-type="float">
            <text:p>241157</text:p>
          </table:table-cell>
          <table:table-cell table:formula="of:=SUM([.B25:.G25])" office:value-type="float" office:value="10149739" calcext:value-type="float">
            <text:p>10149739</text:p>
          </table:table-cell>
          <table:table-cell table:formula="of:=[.B25]/[.H25]" office:value-type="percentage" office:value="0.0150370369129689" calcext:value-type="percentage">
            <text:p>1.504%</text:p>
          </table:table-cell>
          <table:table-cell table:formula="of:=[.C25]/[.$H25]" office:value-type="percentage" office:value="0.643911138995791" calcext:value-type="percentage">
            <text:p>64.391%</text:p>
          </table:table-cell>
          <table:table-cell table:formula="of:=[.D25]/[.$H25]" office:value-type="percentage" office:value="0.232691697786515" calcext:value-type="percentage">
            <text:p>23.269%</text:p>
          </table:table-cell>
          <table:table-cell table:formula="of:=[.E25]/[.$H25]" office:value-type="percentage" office:value="0.0701725433530852" calcext:value-type="percentage">
            <text:p>7.017%</text:p>
          </table:table-cell>
          <table:table-cell table:formula="of:=[.F25]/[.$H25]" office:value-type="percentage" office:value="0.0144276616374076" calcext:value-type="percentage">
            <text:p>1.443%</text:p>
          </table:table-cell>
          <table:table-cell table:formula="of:=[.G25]/[.$H25]" office:value-type="percentage" office:value="0.0237599213142328" calcext:value-type="percentage">
            <text:p>2.376%</text:p>
          </table:table-cell>
        </table:table-row>
        <table:table-row table:style-name="ro1">
          <table:table-cell office:value-type="string" calcext:value-type="string">
            <text:p>kabiur-rahman-riyad-oOp7PGtX1Qs-unsplash.png</text:p>
          </table:table-cell>
          <table:table-cell office:value-type="float" office:value="50659.5" calcext:value-type="float">
            <text:p>50659.5</text:p>
          </table:table-cell>
          <table:table-cell table:style-name="ce5" office:value-type="float" office:value="2168230" calcext:value-type="float">
            <text:p>2.17E+06</text:p>
          </table:table-cell>
          <table:table-cell office:value-type="float" office:value="697322" calcext:value-type="float">
            <text:p>697322</text:p>
          </table:table-cell>
          <table:table-cell office:value-type="float" office:value="194386" calcext:value-type="float">
            <text:p>194386</text:p>
          </table:table-cell>
          <table:table-cell office:value-type="float" office:value="45321.2" calcext:value-type="float">
            <text:p>45321.2</text:p>
          </table:table-cell>
          <table:table-cell office:value-type="float" office:value="51029.8" calcext:value-type="float">
            <text:p>51029.8</text:p>
          </table:table-cell>
          <table:table-cell table:formula="of:=SUM([.B26:.G26])" office:value-type="float" office:value="3206948.5" calcext:value-type="float">
            <text:p>3206948.5</text:p>
          </table:table-cell>
          <table:table-cell table:formula="of:=[.B26]/[.H26]" office:value-type="percentage" office:value="0.0157967924960441" calcext:value-type="percentage">
            <text:p>1.580%</text:p>
          </table:table-cell>
          <table:table-cell table:formula="of:=[.C26]/[.$H26]" office:value-type="percentage" office:value="0.676103779028569" calcext:value-type="percentage">
            <text:p>67.610%</text:p>
          </table:table-cell>
          <table:table-cell table:formula="of:=[.D26]/[.$H26]" office:value-type="percentage" office:value="0.217440972313712" calcext:value-type="percentage">
            <text:p>21.744%</text:p>
          </table:table-cell>
          <table:table-cell table:formula="of:=[.E26]/[.$H26]" office:value-type="percentage" office:value="0.0606140073655689" calcext:value-type="percentage">
            <text:p>6.061%</text:p>
          </table:table-cell>
          <table:table-cell table:formula="of:=[.F26]/[.$H26]" office:value-type="percentage" office:value="0.0141321882780469" calcext:value-type="percentage">
            <text:p>1.413%</text:p>
          </table:table-cell>
          <table:table-cell table:formula="of:=[.G26]/[.$H26]" office:value-type="percentage" office:value="0.0159122605180595" calcext:value-type="percentage">
            <text:p>1.591%</text:p>
          </table:table-cell>
        </table:table-row>
        <table:table-row table:style-name="ro1">
          <table:table-cell office:value-type="string" calcext:value-type="string">
            <text:p>katie-azi-EANhHTzumV4-unsplash.png</text:p>
          </table:table-cell>
          <table:table-cell office:value-type="float" office:value="186968" calcext:value-type="float">
            <text:p>186968</text:p>
          </table:table-cell>
          <table:table-cell table:style-name="ce5" office:value-type="float" office:value="7564500" calcext:value-type="float">
            <text:p>7.56E+06</text:p>
          </table:table-cell>
          <table:table-cell table:style-name="ce5" office:value-type="float" office:value="2652680" calcext:value-type="float">
            <text:p>2.65E+06</text:p>
          </table:table-cell>
          <table:table-cell office:value-type="float" office:value="813629" calcext:value-type="float">
            <text:p>813629</text:p>
          </table:table-cell>
          <table:table-cell office:value-type="float" office:value="155669" calcext:value-type="float">
            <text:p>155669</text:p>
          </table:table-cell>
          <table:table-cell office:value-type="float" office:value="153281" calcext:value-type="float">
            <text:p>153281</text:p>
          </table:table-cell>
          <table:table-cell table:formula="of:=SUM([.B27:.G27])" office:value-type="float" office:value="11526727" calcext:value-type="float">
            <text:p>11526727</text:p>
          </table:table-cell>
          <table:table-cell table:formula="of:=[.B27]/[.H27]" office:value-type="percentage" office:value="0.0162203893611777" calcext:value-type="percentage">
            <text:p>1.622%</text:p>
          </table:table-cell>
          <table:table-cell table:formula="of:=[.C27]/[.$H27]" office:value-type="percentage" office:value="0.656257409410321" calcext:value-type="percentage">
            <text:p>65.626%</text:p>
          </table:table-cell>
          <table:table-cell table:formula="of:=[.D27]/[.$H27]" office:value-type="percentage" office:value="0.23013297703676" calcext:value-type="percentage">
            <text:p>23.013%</text:p>
          </table:table-cell>
          <table:table-cell table:formula="of:=[.E27]/[.$H27]" office:value-type="percentage" office:value="0.0705862991289722" calcext:value-type="percentage">
            <text:p>7.059%</text:p>
          </table:table-cell>
          <table:table-cell table:formula="of:=[.F27]/[.$H27]" office:value-type="percentage" office:value="0.0135050478769906" calcext:value-type="percentage">
            <text:p>1.351%</text:p>
          </table:table-cell>
          <table:table-cell table:formula="of:=[.G27]/[.$H27]" office:value-type="percentage" office:value="0.0132978771857788" calcext:value-type="percentage">
            <text:p>1.330%</text:p>
          </table:table-cell>
        </table:table-row>
        <table:table-row table:style-name="ro1">
          <table:table-cell office:value-type="string" calcext:value-type="string">
            <text:p>logan-weaver-lgnwvr-a4WnIIiNbR0-unsplash.png</text:p>
          </table:table-cell>
          <table:table-cell office:value-type="float" office:value="658565" calcext:value-type="float">
            <text:p>658565</text:p>
          </table:table-cell>
          <table:table-cell table:style-name="ce5" office:value-type="float" office:value="10177300" calcext:value-type="float">
            <text:p>1.02E+07</text:p>
          </table:table-cell>
          <table:table-cell table:style-name="ce5" office:value-type="float" office:value="3384790" calcext:value-type="float">
            <text:p>3.38E+06</text:p>
          </table:table-cell>
          <table:table-cell office:value-type="float" office:value="943877" calcext:value-type="float">
            <text:p>943877</text:p>
          </table:table-cell>
          <table:table-cell office:value-type="float" office:value="209137" calcext:value-type="float">
            <text:p>209137</text:p>
          </table:table-cell>
          <table:table-cell office:value-type="float" office:value="225155" calcext:value-type="float">
            <text:p>225155</text:p>
          </table:table-cell>
          <table:table-cell table:formula="of:=SUM([.B28:.G28])" office:value-type="float" office:value="15598824" calcext:value-type="float">
            <text:p>15598824</text:p>
          </table:table-cell>
          <table:table-cell table:formula="of:=[.B28]/[.H28]" office:value-type="percentage" office:value="0.0422188877828226" calcext:value-type="percentage">
            <text:p>4.222%</text:p>
          </table:table-cell>
          <table:table-cell table:formula="of:=[.C28]/[.$H28]" office:value-type="percentage" office:value="0.652440209595288" calcext:value-type="percentage">
            <text:p>65.244%</text:p>
          </table:table-cell>
          <table:table-cell table:formula="of:=[.D28]/[.$H28]" office:value-type="percentage" office:value="0.216990075662114" calcext:value-type="percentage">
            <text:p>21.699%</text:p>
          </table:table-cell>
          <table:table-cell table:formula="of:=[.E28]/[.$H28]" office:value-type="percentage" office:value="0.0605094973826232" calcext:value-type="percentage">
            <text:p>6.051%</text:p>
          </table:table-cell>
          <table:table-cell table:formula="of:=[.F28]/[.$H28]" office:value-type="percentage" office:value="0.0134072286474929" calcext:value-type="percentage">
            <text:p>1.341%</text:p>
          </table:table-cell>
          <table:table-cell table:formula="of:=[.G28]/[.$H28]" office:value-type="percentage" office:value="0.0144341009296598" calcext:value-type="percentage">
            <text:p>1.443%</text:p>
          </table:table-cell>
        </table:table-row>
        <table:table-row table:style-name="ro1">
          <table:table-cell office:value-type="string" calcext:value-type="string">
            <text:p>maxim-tolchinskiy-N0ktb-SWggM-unsplash.png</text:p>
          </table:table-cell>
          <table:table-cell office:value-type="float" office:value="14374.5" calcext:value-type="float">
            <text:p>14374.5</text:p>
          </table:table-cell>
          <table:table-cell office:value-type="float" office:value="617583" calcext:value-type="float">
            <text:p>617583</text:p>
          </table:table-cell>
          <table:table-cell office:value-type="float" office:value="211868" calcext:value-type="float">
            <text:p>211868</text:p>
          </table:table-cell>
          <table:table-cell office:value-type="float" office:value="52928.8" calcext:value-type="float">
            <text:p>52928.8</text:p>
          </table:table-cell>
          <table:table-cell office:value-type="float" office:value="14081.1" calcext:value-type="float">
            <text:p>14081.1</text:p>
          </table:table-cell>
          <table:table-cell office:value-type="float" office:value="32335.9" calcext:value-type="float">
            <text:p>32335.9</text:p>
          </table:table-cell>
          <table:table-cell table:formula="of:=SUM([.B29:.G29])" office:value-type="float" office:value="943171.3" calcext:value-type="float">
            <text:p>943171.3</text:p>
          </table:table-cell>
          <table:table-cell table:formula="of:=[.B29]/[.H29]" office:value-type="percentage" office:value="0.0152406036952142" calcext:value-type="percentage">
            <text:p>1.524%</text:p>
          </table:table-cell>
          <table:table-cell table:formula="of:=[.C29]/[.$H29]" office:value-type="percentage" office:value="0.654794097318271" calcext:value-type="percentage">
            <text:p>65.479%</text:p>
          </table:table-cell>
          <table:table-cell table:formula="of:=[.D29]/[.$H29]" office:value-type="percentage" office:value="0.224633637601144" calcext:value-type="percentage">
            <text:p>22.463%</text:p>
          </table:table-cell>
          <table:table-cell table:formula="of:=[.E29]/[.$H29]" office:value-type="percentage" office:value="0.0561179077438001" calcext:value-type="percentage">
            <text:p>5.612%</text:p>
          </table:table-cell>
          <table:table-cell table:formula="of:=[.F29]/[.$H29]" office:value-type="percentage" office:value="0.0149295255273353" calcext:value-type="percentage">
            <text:p>1.493%</text:p>
          </table:table-cell>
          <table:table-cell table:formula="of:=[.G29]/[.$H29]" office:value-type="percentage" office:value="0.0342842281142355" calcext:value-type="percentage">
            <text:p>3.428%</text:p>
          </table:table-cell>
        </table:table-row>
        <table:table-row table:style-name="ro1">
          <table:table-cell office:value-type="string" calcext:value-type="string">
            <text:p>neon-wang-HNEONlW67lU-unsplash.png</text:p>
          </table:table-cell>
          <table:table-cell office:value-type="float" office:value="85626.1" calcext:value-type="float">
            <text:p>85626.1</text:p>
          </table:table-cell>
          <table:table-cell table:style-name="ce5" office:value-type="float" office:value="3667600" calcext:value-type="float">
            <text:p>3.67E+06</text:p>
          </table:table-cell>
          <table:table-cell table:style-name="ce5" office:value-type="float" office:value="1243620" calcext:value-type="float">
            <text:p>1.24E+06</text:p>
          </table:table-cell>
          <table:table-cell office:value-type="float" office:value="381252" calcext:value-type="float">
            <text:p>381252</text:p>
          </table:table-cell>
          <table:table-cell office:value-type="float" office:value="75269.9" calcext:value-type="float">
            <text:p>75269.9</text:p>
          </table:table-cell>
          <table:table-cell office:value-type="float" office:value="81804.6" calcext:value-type="float">
            <text:p>81804.6</text:p>
          </table:table-cell>
          <table:table-cell table:formula="of:=SUM([.B30:.G30])" office:value-type="float" office:value="5535172.6" calcext:value-type="float">
            <text:p>5535172.6</text:p>
          </table:table-cell>
          <table:table-cell table:formula="of:=[.B30]/[.H30]" office:value-type="percentage" office:value="0.0154694543761833" calcext:value-type="percentage">
            <text:p>1.547%</text:p>
          </table:table-cell>
          <table:table-cell table:formula="of:=[.C30]/[.$H30]" office:value-type="percentage" office:value="0.662599030787224" calcext:value-type="percentage">
            <text:p>66.260%</text:p>
          </table:table-cell>
          <table:table-cell table:formula="of:=[.D30]/[.$H30]" office:value-type="percentage" office:value="0.224675920674994" calcext:value-type="percentage">
            <text:p>22.468%</text:p>
          </table:table-cell>
          <table:table-cell table:formula="of:=[.E30]/[.$H30]" office:value-type="percentage" office:value="0.0688780689512735" calcext:value-type="percentage">
            <text:p>6.888%</text:p>
          </table:table-cell>
          <table:table-cell table:formula="of:=[.F30]/[.$H30]" office:value-type="percentage" office:value="0.0135984738759547" calcext:value-type="percentage">
            <text:p>1.360%</text:p>
          </table:table-cell>
          <table:table-cell table:formula="of:=[.G30]/[.$H30]" office:value-type="percentage" office:value="0.0147790513343703" calcext:value-type="percentage">
            <text:p>1.478%</text:p>
          </table:table-cell>
        </table:table-row>
        <table:table-row table:style-name="ro1">
          <table:table-cell office:value-type="string" calcext:value-type="string">
            <text:p>racecar.png</text:p>
          </table:table-cell>
          <table:table-cell office:value-type="float" office:value="287.307" calcext:value-type="float">
            <text:p>287.307</text:p>
          </table:table-cell>
          <table:table-cell office:value-type="float" office:value="12702.6" calcext:value-type="float">
            <text:p>12702.6</text:p>
          </table:table-cell>
          <table:table-cell office:value-type="float" office:value="4376.73" calcext:value-type="float">
            <text:p>4376.73</text:p>
          </table:table-cell>
          <table:table-cell office:value-type="float" office:value="1049.39" calcext:value-type="float">
            <text:p>1049.39</text:p>
          </table:table-cell>
          <table:table-cell office:value-type="float" office:value="297.947" calcext:value-type="float">
            <text:p>297.947</text:p>
          </table:table-cell>
          <table:table-cell office:value-type="float" office:value="816.284" calcext:value-type="float">
            <text:p>816.284</text:p>
          </table:table-cell>
          <table:table-cell table:formula="of:=SUM([.B31:.G31])" office:value-type="float" office:value="19530.258" calcext:value-type="float">
            <text:p>19530.258</text:p>
          </table:table-cell>
          <table:table-cell table:formula="of:=[.B31]/[.H31]" office:value-type="percentage" office:value="0.0147108655707467" calcext:value-type="percentage">
            <text:p>1.471%</text:p>
          </table:table-cell>
          <table:table-cell table:formula="of:=[.C31]/[.$H31]" office:value-type="percentage" office:value="0.650406154388744" calcext:value-type="percentage">
            <text:p>65.041%</text:p>
          </table:table-cell>
          <table:table-cell table:formula="of:=[.D31]/[.$H31]" office:value-type="percentage" office:value="0.224099958126513" calcext:value-type="percentage">
            <text:p>22.410%</text:p>
          </table:table-cell>
          <table:table-cell table:formula="of:=[.E31]/[.$H31]" office:value-type="percentage" office:value="0.0537314970442275" calcext:value-type="percentage">
            <text:p>5.373%</text:p>
          </table:table-cell>
          <table:table-cell table:formula="of:=[.F31]/[.$H31]" office:value-type="percentage" office:value="0.0152556612411367" calcext:value-type="percentage">
            <text:p>1.526%</text:p>
          </table:table-cell>
          <table:table-cell table:formula="of:=[.G31]/[.$H31]" office:value-type="percentage" office:value="0.041795863628632" calcext:value-type="percentage">
            <text:p>4.180%</text:p>
          </table:table-cell>
        </table:table-row>
        <table:table-row table:style-name="ro1">
          <table:table-cell office:value-type="string" calcext:value-type="string">
            <text:p>tamas-tokos-bwHfiDrq6TI-unsplash.png</text:p>
          </table:table-cell>
          <table:table-cell office:value-type="float" office:value="154291" calcext:value-type="float">
            <text:p>154291</text:p>
          </table:table-cell>
          <table:table-cell table:style-name="ce5" office:value-type="float" office:value="4634570" calcext:value-type="float">
            <text:p>4.63E+06</text:p>
          </table:table-cell>
          <table:table-cell table:style-name="ce5" office:value-type="float" office:value="1554270" calcext:value-type="float">
            <text:p>1.55E+06</text:p>
          </table:table-cell>
          <table:table-cell office:value-type="float" office:value="418294" calcext:value-type="float">
            <text:p>418294</text:p>
          </table:table-cell>
          <table:table-cell office:value-type="float" office:value="107324" calcext:value-type="float">
            <text:p>107324</text:p>
          </table:table-cell>
          <table:table-cell office:value-type="float" office:value="210531" calcext:value-type="float">
            <text:p>210531</text:p>
          </table:table-cell>
          <table:table-cell table:formula="of:=SUM([.B32:.G32])" office:value-type="float" office:value="7079280" calcext:value-type="float">
            <text:p>7079280</text:p>
          </table:table-cell>
          <table:table-cell table:formula="of:=[.B32]/[.H32]" office:value-type="percentage" office:value="0.0217947305375688" calcext:value-type="percentage">
            <text:p>2.179%</text:p>
          </table:table-cell>
          <table:table-cell table:formula="of:=[.C32]/[.$H32]" office:value-type="percentage" office:value="0.654666858776599" calcext:value-type="percentage">
            <text:p>65.467%</text:p>
          </table:table-cell>
          <table:table-cell table:formula="of:=[.D32]/[.$H32]" office:value-type="percentage" office:value="0.219551988337797" calcext:value-type="percentage">
            <text:p>21.955%</text:p>
          </table:table-cell>
          <table:table-cell table:formula="of:=[.E32]/[.$H32]" office:value-type="percentage" office:value="0.059087082302155" calcext:value-type="percentage">
            <text:p>5.909%</text:p>
          </table:table-cell>
          <table:table-cell table:formula="of:=[.F32]/[.$H32]" office:value-type="percentage" office:value="0.0151602987874473" calcext:value-type="percentage">
            <text:p>1.516%</text:p>
          </table:table-cell>
          <table:table-cell table:formula="of:=[.G32]/[.$H32]" office:value-type="percentage" office:value="0.0297390412584331" calcext:value-type="percentage">
            <text:p>2.974%</text:p>
          </table:table-cell>
        </table:table-row>
        <table:table-row table:style-name="ro1">
          <table:table-cell office:value-type="string" calcext:value-type="string">
            <text:p>valeriia-neganova-Z-EvQnVMknY-unsplash.png</text:p>
          </table:table-cell>
          <table:table-cell office:value-type="float" office:value="38522.1" calcext:value-type="float">
            <text:p>38522.1</text:p>
          </table:table-cell>
          <table:table-cell table:style-name="ce5" office:value-type="float" office:value="1645290" calcext:value-type="float">
            <text:p>1.65E+06</text:p>
          </table:table-cell>
          <table:table-cell office:value-type="float" office:value="590614" calcext:value-type="float">
            <text:p>590614</text:p>
          </table:table-cell>
          <table:table-cell office:value-type="float" office:value="171943" calcext:value-type="float">
            <text:p>171943</text:p>
          </table:table-cell>
          <table:table-cell office:value-type="float" office:value="38421.7" calcext:value-type="float">
            <text:p>38421.7</text:p>
          </table:table-cell>
          <table:table-cell office:value-type="float" office:value="70879.6" calcext:value-type="float">
            <text:p>70879.6</text:p>
          </table:table-cell>
          <table:table-cell table:formula="of:=SUM([.B33:.G33])" office:value-type="float" office:value="2555670.4" calcext:value-type="float">
            <text:p>2555670.4</text:p>
          </table:table-cell>
          <table:table-cell table:formula="of:=[.B33]/[.H33]" office:value-type="percentage" office:value="0.0150731878414368" calcext:value-type="percentage">
            <text:p>1.507%</text:p>
          </table:table-cell>
          <table:table-cell table:formula="of:=[.C33]/[.$H33]" office:value-type="percentage" office:value="0.643780199512425" calcext:value-type="percentage">
            <text:p>64.378%</text:p>
          </table:table-cell>
          <table:table-cell table:formula="of:=[.D33]/[.$H33]" office:value-type="percentage" office:value="0.231099440679048" calcext:value-type="percentage">
            <text:p>23.110%</text:p>
          </table:table-cell>
          <table:table-cell table:formula="of:=[.E33]/[.$H33]" office:value-type="percentage" office:value="0.0672790200176048" calcext:value-type="percentage">
            <text:p>6.728%</text:p>
          </table:table-cell>
          <table:table-cell table:formula="of:=[.F33]/[.$H33]" office:value-type="percentage" office:value="0.0150339026503574" calcext:value-type="percentage">
            <text:p>1.503%</text:p>
          </table:table-cell>
          <table:table-cell table:formula="of:=[.G33]/[.$H33]" office:value-type="percentage" office:value="0.0277342492991272" calcext:value-type="percentage">
            <text:p>2.773%</text:p>
          </table:table-cell>
        </table:table-row>
        <table:table-row table:style-name="ro1">
          <table:table-cell office:value-type="string" calcext:value-type="string">
            <text:p>virginia-marinova-iyI6uvubKJQ-unsplash.png</text:p>
          </table:table-cell>
          <table:table-cell office:value-type="float" office:value="140864" calcext:value-type="float">
            <text:p>140864</text:p>
          </table:table-cell>
          <table:table-cell table:style-name="ce5" office:value-type="float" office:value="6024100" calcext:value-type="float">
            <text:p>6.02E+06</text:p>
          </table:table-cell>
          <table:table-cell table:style-name="ce5" office:value-type="float" office:value="2160760" calcext:value-type="float">
            <text:p>2.16E+06</text:p>
          </table:table-cell>
          <table:table-cell office:value-type="float" office:value="544616" calcext:value-type="float">
            <text:p>544616</text:p>
          </table:table-cell>
          <table:table-cell office:value-type="float" office:value="153768" calcext:value-type="float">
            <text:p>153768</text:p>
          </table:table-cell>
          <table:table-cell office:value-type="float" office:value="466540" calcext:value-type="float">
            <text:p>466540</text:p>
          </table:table-cell>
          <table:table-cell table:formula="of:=SUM([.B34:.G34])" office:value-type="float" office:value="9490648" calcext:value-type="float">
            <text:p>9490648</text:p>
          </table:table-cell>
          <table:table-cell table:formula="of:=[.B34]/[.H34]" office:value-type="percentage" office:value="0.0148424006453511" calcext:value-type="percentage">
            <text:p>1.484%</text:p>
          </table:table-cell>
          <table:table-cell table:formula="of:=[.C34]/[.$H34]" office:value-type="percentage" office:value="0.634740641524161" calcext:value-type="percentage">
            <text:p>63.474%</text:p>
          </table:table-cell>
          <table:table-cell table:formula="of:=[.D34]/[.$H34]" office:value-type="percentage" office:value="0.22767254670071" calcext:value-type="percentage">
            <text:p>22.767%</text:p>
          </table:table-cell>
          <table:table-cell table:formula="of:=[.E34]/[.$H34]" office:value-type="percentage" office:value="0.0573844905005433" calcext:value-type="percentage">
            <text:p>5.738%</text:p>
          </table:table-cell>
          <table:table-cell table:formula="of:=[.F34]/[.$H34]" office:value-type="percentage" office:value="0.0162020549071043" calcext:value-type="percentage">
            <text:p>1.620%</text:p>
          </table:table-cell>
          <table:table-cell table:formula="of:=[.G34]/[.$H34]" office:value-type="percentage" office:value="0.0491578657221298" calcext:value-type="percentage">
            <text:p>4.916%</text:p>
          </table:table-cell>
        </table:table-row>
        <table:table-row table:style-name="ro1">
          <table:table-cell office:value-type="string" calcext:value-type="string">
            <text:p>vitaly-mazur-e_b5X7BcGVY-unsplash.png</text:p>
          </table:table-cell>
          <table:table-cell office:value-type="float" office:value="71359.3" calcext:value-type="float">
            <text:p>71359.3</text:p>
          </table:table-cell>
          <table:table-cell table:style-name="ce5" office:value-type="float" office:value="3058870" calcext:value-type="float">
            <text:p>3.06E+06</text:p>
          </table:table-cell>
          <table:table-cell table:style-name="ce5" office:value-type="float" office:value="1072520" calcext:value-type="float">
            <text:p>1.07E+06</text:p>
          </table:table-cell>
          <table:table-cell office:value-type="float" office:value="306458" calcext:value-type="float">
            <text:p>306458</text:p>
          </table:table-cell>
          <table:table-cell office:value-type="float" office:value="63315" calcext:value-type="float">
            <text:p>63315</text:p>
          </table:table-cell>
          <table:table-cell office:value-type="float" office:value="68149.9" calcext:value-type="float">
            <text:p>68149.9</text:p>
          </table:table-cell>
          <table:table-cell table:formula="of:=SUM([.B35:.G35])" office:value-type="float" office:value="4640672.2" calcext:value-type="float">
            <text:p>4640672.2</text:p>
          </table:table-cell>
          <table:table-cell table:formula="of:=[.B35]/[.H35]" office:value-type="percentage" office:value="0.0153769318160417" calcext:value-type="percentage">
            <text:p>1.538%</text:p>
          </table:table-cell>
          <table:table-cell table:formula="of:=[.C35]/[.$H35]" office:value-type="percentage" office:value="0.659143733530673" calcext:value-type="percentage">
            <text:p>65.914%</text:p>
          </table:table-cell>
          <table:table-cell table:formula="of:=[.D35]/[.$H35]" office:value-type="percentage" office:value="0.231113070214268" calcext:value-type="percentage">
            <text:p>23.111%</text:p>
          </table:table-cell>
          <table:table-cell table:formula="of:=[.E35]/[.$H35]" office:value-type="percentage" office:value="0.0660374158726402" calcext:value-type="percentage">
            <text:p>6.604%</text:p>
          </table:table-cell>
          <table:table-cell table:formula="of:=[.F35]/[.$H35]" office:value-type="percentage" office:value="0.0136434975950251" calcext:value-type="percentage">
            <text:p>1.364%</text:p>
          </table:table-cell>
          <table:table-cell table:formula="of:=[.G35]/[.$H35]" office:value-type="percentage" office:value="0.0146853509713528" calcext:value-type="percentage">
            <text:p>1.46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7" number:min-decimal-places="17" number:min-integer-digits="1"/>
    </number:number-style>
    <number:number-style style:name="N131">
      <number:number number:decimal-places="18" number:min-decimal-places="18" number:min-integer-digits="1"/>
    </number:number-style>
    <number:number-style style:name="N132">
      <number:number number:decimal-places="19" number:min-decimal-places="19" number:min-integer-digits="1"/>
    </number:number-style>
    <number:number-style style:name="N133">
      <number:number number:decimal-places="20" number:min-decimal-places="20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percentage-style style:name="N145">
      <number:number number:decimal-places="3" number:min-decimal-places="3" number:min-integer-digits="1"/>
      <number:text>%</number:text>
    </number:percentage-style>
    <number:percentage-style style:name="N146">
      <number:number number:decimal-places="4" number:min-decimal-places="4" number:min-integer-digits="1"/>
      <number:text>%</number:text>
    </number:percentage-style>
    <number:percentage-style style:name="N147">
      <number:number number:decimal-places="5" number:min-decimal-places="5" number:min-integer-digits="1"/>
      <number:text>%</number:text>
    </number:percentage-style>
    <number:percentage-style style:name="N148">
      <number:number number:decimal-places="6" number:min-decimal-places="6" number:min-integer-digits="1"/>
      <number:text>%</number:text>
    </number:percentage-style>
    <number:percentage-style style:name="N149">
      <number:number number:decimal-places="7" number:min-decimal-places="7" number:min-integer-digits="1"/>
      <number:text>%</number:text>
    </number:percentage-style>
    <number:percentage-style style:name="N150">
      <number:number number:decimal-places="8" number:min-decimal-places="8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3:32:15.062627106</meta:creation-date>
    <dc:date>2025-04-11T14:43:26.600298737</dc:date>
    <meta:editing-duration>PT20M49S</meta:editing-duration>
    <meta:editing-cycles>6</meta:editing-cycles>
    <meta:generator>LibreOffice/24.2.7.2$Linux_X86_64 LibreOffice_project/420$Build-2</meta:generator>
    <meta:document-statistic meta:table-count="3" meta:cell-count="948" meta:object-count="4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45">
      <number:number number:decimal-places="3" number:min-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9.23cm" svg:height="22.21cm" xlink:href=".." xlink:type="simple" chart:class="chart:bar" chart:style-name="ch1">
        <chart:legend chart:legend-position="end" svg:x="46.014cm" svg:y="9.561cm" style:legend-expansion="high" chart:style-name="ch2"/>
        <chart:plot-area chart:style-name="ch3" table:cell-range-address="GPU1.A1:GPU1.A17 GPU1.I1:GPU1.N17" chart:data-source-has-labels="both" svg:x="0.984cm" svg:y="0.444cm" svg:width="44.046cm" svg:height="21.322cm">
          <chart:coordinate-region svg:x="3.417cm" svg:y="0.644cm" svg:width="41.613cm" svg:height="15.148cm"/>
          <chart:axis chart:dimension="x" chart:name="primary-x" chart:style-name="ch4" chartooo:axis-type="auto">
            <chartooo:date-scale/>
            <chart:categories table:cell-range-address="GPU1.A2:GPU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PU1.I2:GPU1.I17" chart:label-cell-address="GPU1.I1:GPU1.I1" chart:class="chart:bar">
            <chart:data-point chart:repeated="16"/>
          </chart:series>
          <chart:series chart:style-name="ch8" chart:values-cell-range-address="GPU1.J2:GPU1.J17" chart:label-cell-address="GPU1.J1:GPU1.J1" chart:class="chart:bar">
            <chart:data-point chart:repeated="16"/>
          </chart:series>
          <chart:series chart:style-name="ch9" chart:values-cell-range-address="GPU1.K2:GPU1.K17" chart:label-cell-address="GPU1.K1:GPU1.K1" chart:class="chart:bar">
            <chart:data-point chart:repeated="16"/>
          </chart:series>
          <chart:series chart:style-name="ch10" chart:values-cell-range-address="GPU1.L2:GPU1.L17" chart:label-cell-address="GPU1.L1:GPU1.L1" chart:class="chart:bar">
            <chart:data-point chart:repeated="16"/>
          </chart:series>
          <chart:series chart:style-name="ch11" chart:values-cell-range-address="GPU1.M2:GPU1.M17" chart:label-cell-address="GPU1.M1:GPU1.M1" chart:class="chart:bar">
            <chart:data-point chart:repeated="16"/>
          </chart:series>
          <chart:series chart:style-name="ch12" chart:values-cell-range-address="GPU1.N2:GPU1.N17" chart:label-cell-address="GPU1.N1:GPU1.N1" chart:class="chart:ba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y/Total</text:p>
                <draw:g>
                  <svg:desc>GPU1.I1:GPU1.I1</svg:desc>
                </draw:g>
              </table:table-cell>
              <table:table-cell office:value-type="string">
                <text:p>Gblur/Total</text:p>
                <draw:g>
                  <svg:desc>GPU1.J1:GPU1.J1</svg:desc>
                </draw:g>
              </table:table-cell>
              <table:table-cell office:value-type="string">
                <text:p>Sobel/Total</text:p>
                <draw:g>
                  <svg:desc>GPU1.K1:GPU1.K1</svg:desc>
                </draw:g>
              </table:table-cell>
              <table:table-cell office:value-type="string">
                <text:p>Nms/Total</text:p>
                <draw:g>
                  <svg:desc>GPU1.L1:GPU1.L1</svg:desc>
                </draw:g>
              </table:table-cell>
              <table:table-cell office:value-type="string">
                <text:p>Dt/Total</text:p>
                <draw:g>
                  <svg:desc>GPU1.M1:GPU1.M1</svg:desc>
                </draw:g>
              </table:table-cell>
              <table:table-cell office:value-type="string">
                <text:p>Hysteresis/Total</text:p>
                <draw:g>
                  <svg:desc>GPU1.N1:GPU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rge_Scaled_Forest_Lizard.png</text:p>
                <draw:g>
                  <svg:desc>GPU1.A2:GPU1.A17</svg:desc>
                </draw:g>
              </table:table-cell>
              <table:table-cell office:value-type="float" office:value="0.942454160789845">
                <text:p>0.942454160789845</text:p>
                <draw:g>
                  <svg:desc>GPU1.I2:GPU1.I17</svg:desc>
                </draw:g>
              </table:table-cell>
              <table:table-cell office:value-type="float" office:value="0.0141043723554302">
                <text:p>0.0141043723554302</text:p>
                <draw:g>
                  <svg:desc>GPU1.J2:GPU1.J17</svg:desc>
                </draw:g>
              </table:table-cell>
              <table:table-cell office:value-type="float" office:value="0.017771509167842">
                <text:p>0.017771509167842</text:p>
                <draw:g>
                  <svg:desc>GPU1.K2:GPU1.K17</svg:desc>
                </draw:g>
              </table:table-cell>
              <table:table-cell office:value-type="float" office:value="0.00959097320169253">
                <text:p>0.00959097320169253</text:p>
                <draw:g>
                  <svg:desc>GPU1.L2:GPU1.L17</svg:desc>
                </draw:g>
              </table:table-cell>
              <table:table-cell office:value-type="float" office:value="0.0073342736248237">
                <text:p>0.0073342736248237</text:p>
                <draw:g>
                  <svg:desc>GPU1.M2:GPU1.M17</svg:desc>
                </draw:g>
              </table:table-cell>
              <table:table-cell office:value-type="float" office:value="0.00874471086036671">
                <text:p>0.00874471086036671</text:p>
                <draw:g>
                  <svg:desc>GPU1.N2:GPU1.N17</svg:desc>
                </draw:g>
              </table:table-cell>
            </table:table-row>
            <table:table-row>
              <table:table-cell office:value-type="string">
                <text:p>behnam-norouzi-I5eKsDa8iwY-unsplash.png</text:p>
              </table:table-cell>
              <table:table-cell office:value-type="float" office:value="0.950621023932142">
                <text:p>0.950621023932142</text:p>
              </table:table-cell>
              <table:table-cell office:value-type="float" office:value="0.0115116631323841">
                <text:p>0.0115116631323841</text:p>
              </table:table-cell>
              <table:table-cell office:value-type="float" office:value="0.0148439866707058">
                <text:p>0.0148439866707058</text:p>
              </table:table-cell>
              <table:table-cell office:value-type="float" office:value="0.00817933959406241">
                <text:p>0.00817933959406241</text:p>
              </table:table-cell>
              <table:table-cell office:value-type="float" office:value="0.00757346258709482">
                <text:p>0.00757346258709482</text:p>
              </table:table-cell>
              <table:table-cell office:value-type="float" office:value="0.00727052408361103">
                <text:p>0.00727052408361103</text:p>
              </table:table-cell>
            </table:table-row>
            <table:table-row>
              <table:table-cell office:value-type="string">
                <text:p>benjamin-chambon-0vnmC_UWuMg-unsplash.png</text:p>
              </table:table-cell>
              <table:table-cell office:value-type="float" office:value="0.827065351418002">
                <text:p>0.827065351418002</text:p>
              </table:table-cell>
              <table:table-cell office:value-type="float" office:value="0.0425400739827374">
                <text:p>0.0425400739827374</text:p>
              </table:table-cell>
              <table:table-cell office:value-type="float" office:value="0.0591861898890259">
                <text:p>0.0591861898890259</text:p>
              </table:table-cell>
              <table:table-cell office:value-type="float" office:value="0.032675709001233">
                <text:p>0.032675709001233</text:p>
              </table:table-cell>
              <table:table-cell office:value-type="float" office:value="0.0194204685573366">
                <text:p>0.0194204685573366</text:p>
              </table:table-cell>
              <table:table-cell office:value-type="float" office:value="0.0191122071516646">
                <text:p>0.0191122071516646</text:p>
              </table:table-cell>
            </table:table-row>
            <table:table-row>
              <table:table-cell office:value-type="string">
                <text:p>benjamin-chambon-SRXkNrlTalM-unsplash.png</text:p>
              </table:table-cell>
              <table:table-cell office:value-type="float" office:value="0.887064173825164">
                <text:p>0.887064173825164</text:p>
              </table:table-cell>
              <table:table-cell office:value-type="float" office:value="0.0295603840323396">
                <text:p>0.0295603840323396</text:p>
              </table:table-cell>
              <table:table-cell office:value-type="float" office:value="0.0356240525517938">
                <text:p>0.0356240525517938</text:p>
              </table:table-cell>
              <table:table-cell office:value-type="float" office:value="0.0227387569479535">
                <text:p>0.0227387569479535</text:p>
              </table:table-cell>
              <table:table-cell office:value-type="float" office:value="0.0126326427488631">
                <text:p>0.0126326427488631</text:p>
              </table:table-cell>
              <table:table-cell office:value-type="float" office:value="0.0123799898938858">
                <text:p>0.0123799898938858</text:p>
              </table:table-cell>
            </table:table-row>
            <table:table-row>
              <table:table-cell office:value-type="string">
                <text:p>circle.png</text:p>
              </table:table-cell>
              <table:table-cell office:value-type="float" office:value="0.942079553384508">
                <text:p>0.942079553384508</text:p>
              </table:table-cell>
              <table:table-cell office:value-type="float" office:value="0.00942079553384508">
                <text:p>0.00942079553384508</text:p>
              </table:table-cell>
              <table:table-cell office:value-type="float" office:value="0.0129099790648988">
                <text:p>0.0129099790648988</text:p>
              </table:table-cell>
              <table:table-cell office:value-type="float" office:value="0.0129099790648988">
                <text:p>0.0129099790648988</text:p>
              </table:table-cell>
              <table:table-cell office:value-type="float" office:value="0.0150034891835311">
                <text:p>0.0150034891835311</text:p>
              </table:table-cell>
              <table:table-cell office:value-type="float" office:value="0.00767620376831821">
                <text:p>0.00767620376831821</text:p>
              </table:table-cell>
            </table:table-row>
            <table:table-row>
              <table:table-cell office:value-type="string">
                <text:p>eric-barbeau-RyRuudzKonE-unsplash.png</text:p>
              </table:table-cell>
              <table:table-cell office:value-type="float" office:value="0.618921308576481">
                <text:p>0.618921308576481</text:p>
              </table:table-cell>
              <table:table-cell office:value-type="float" office:value="0.106454465075155">
                <text:p>0.106454465075155</text:p>
              </table:table-cell>
              <table:table-cell office:value-type="float" office:value="0.13209549071618">
                <text:p>0.13209549071618</text:p>
              </table:table-cell>
              <table:table-cell office:value-type="float" office:value="0.0703801945181256">
                <text:p>0.0703801945181256</text:p>
              </table:table-cell>
              <table:table-cell office:value-type="float" office:value="0.0348364279398762">
                <text:p>0.0348364279398762</text:p>
              </table:table-cell>
              <table:table-cell office:value-type="float" office:value="0.0373121131741821">
                <text:p>0.0373121131741821</text:p>
              </table:table-cell>
            </table:table-row>
            <table:table-row>
              <table:table-cell office:value-type="string">
                <text:p>kabiur-rahman-riyad-oOp7PGtX1Qs-unsplash.png</text:p>
              </table:table-cell>
              <table:table-cell office:value-type="float" office:value="0.757157640565712">
                <text:p>0.757157640565712</text:p>
              </table:table-cell>
              <table:table-cell office:value-type="float" office:value="0.06484994825802">
                <text:p>0.06484994825802</text:p>
              </table:table-cell>
              <table:table-cell office:value-type="float" office:value="0.0855467402552604">
                <text:p>0.0855467402552604</text:p>
              </table:table-cell>
              <table:table-cell office:value-type="float" office:value="0.0462228354605036">
                <text:p>0.0462228354605036</text:p>
              </table:table-cell>
              <table:table-cell office:value-type="float" office:value="0.0248361503966885">
                <text:p>0.0248361503966885</text:p>
              </table:table-cell>
              <table:table-cell office:value-type="float" office:value="0.0213866850638151">
                <text:p>0.0213866850638151</text:p>
              </table:table-cell>
            </table:table-row>
            <table:table-row>
              <table:table-cell office:value-type="string">
                <text:p>katie-azi-EANhHTzumV4-unsplash.png</text:p>
              </table:table-cell>
              <table:table-cell office:value-type="float" office:value="0.642141566759731">
                <text:p>0.642141566759731</text:p>
              </table:table-cell>
              <table:table-cell office:value-type="float" office:value="0.0990310395795697">
                <text:p>0.0990310395795697</text:p>
              </table:table-cell>
              <table:table-cell office:value-type="float" office:value="0.130070619149286">
                <text:p>0.130070619149286</text:p>
              </table:table-cell>
              <table:table-cell office:value-type="float" office:value="0.0661849236327804">
                <text:p>0.0661849236327804</text:p>
              </table:table-cell>
              <table:table-cell office:value-type="float" office:value="0.0323534242075875">
                <text:p>0.0323534242075875</text:p>
              </table:table-cell>
              <table:table-cell office:value-type="float" office:value="0.0302184266710462">
                <text:p>0.0302184266710462</text:p>
              </table:table-cell>
            </table:table-row>
            <table:table-row>
              <table:table-cell office:value-type="string">
                <text:p>logan-weaver-lgnwvr-a4WnIIiNbR0-unsplash.png</text:p>
              </table:table-cell>
              <table:table-cell office:value-type="float" office:value="0.451672240802676">
                <text:p>0.451672240802676</text:p>
              </table:table-cell>
              <table:table-cell office:value-type="float" office:value="0.160367892976589">
                <text:p>0.160367892976589</text:p>
              </table:table-cell>
              <table:table-cell office:value-type="float" office:value="0.195484949832776">
                <text:p>0.195484949832776</text:p>
              </table:table-cell>
              <table:table-cell office:value-type="float" office:value="0.0966555183946488">
                <text:p>0.0966555183946488</text:p>
              </table:table-cell>
              <table:table-cell office:value-type="float" office:value="0.0493311036789298">
                <text:p>0.0493311036789298</text:p>
              </table:table-cell>
              <table:table-cell office:value-type="float" office:value="0.0464882943143813">
                <text:p>0.0464882943143813</text:p>
              </table:table-cell>
            </table:table-row>
            <table:table-row>
              <table:table-cell office:value-type="string">
                <text:p>maxim-tolchinskiy-N0ktb-SWggM-unsplash.png</text:p>
              </table:table-cell>
              <table:table-cell office:value-type="float" office:value="0.911302982731554">
                <text:p>0.911302982731554</text:p>
              </table:table-cell>
              <table:table-cell office:value-type="float" office:value="0.0230245944531659">
                <text:p>0.0230245944531659</text:p>
              </table:table-cell>
              <table:table-cell office:value-type="float" office:value="0.0287807430664574">
                <text:p>0.0287807430664574</text:p>
              </table:table-cell>
              <table:table-cell office:value-type="float" office:value="0.0156985871271586">
                <text:p>0.0156985871271586</text:p>
              </table:table-cell>
              <table:table-cell office:value-type="float" office:value="0.0102040816326531">
                <text:p>0.0102040816326531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string">
                <text:p>neon-wang-HNEONlW67lU-unsplash.png</text:p>
              </table:table-cell>
              <table:table-cell office:value-type="float" office:value="0.657802454704851">
                <text:p>0.657802454704851</text:p>
              </table:table-cell>
              <table:table-cell office:value-type="float" office:value="0.0908825248392753">
                <text:p>0.0908825248392753</text:p>
              </table:table-cell>
              <table:table-cell office:value-type="float" office:value="0.125949736995909">
                <text:p>0.125949736995909</text:p>
              </table:table-cell>
              <table:table-cell office:value-type="float" office:value="0.0619520748100526">
                <text:p>0.0619520748100526</text:p>
              </table:table-cell>
              <table:table-cell office:value-type="float" office:value="0.0321449444769141">
                <text:p>0.0321449444769141</text:p>
              </table:table-cell>
              <table:table-cell office:value-type="float" office:value="0.0312682641729982">
                <text:p>0.0312682641729982</text:p>
              </table:table-cell>
            </table:table-row>
            <table:table-row>
              <table:table-cell office:value-type="string">
                <text:p>racecar.png</text:p>
              </table:table-cell>
              <table:table-cell office:value-type="float" office:value="0.959090909090909">
                <text:p>0.959090909090909</text:p>
              </table:table-cell>
              <table:table-cell office:value-type="float" office:value="0.00848484848484849">
                <text:p>0.00848484848484849</text:p>
              </table:table-cell>
              <table:table-cell office:value-type="float" office:value="0.0118181818181818">
                <text:p>0.0118181818181818</text:p>
              </table:table-cell>
              <table:table-cell office:value-type="float" office:value="0.00696969696969697">
                <text:p>0.00696969696969697</text:p>
              </table:table-cell>
              <table:table-cell office:value-type="float" office:value="0.00696969696969697">
                <text:p>0.00696969696969697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tamas-tokos-bwHfiDrq6TI-unsplash.png</text:p>
              </table:table-cell>
              <table:table-cell office:value-type="float" office:value="0.773994324820564">
                <text:p>0.773994324820564</text:p>
              </table:table-cell>
              <table:table-cell office:value-type="float" office:value="0.0637623101318645">
                <text:p>0.0637623101318645</text:p>
              </table:table-cell>
              <table:table-cell office:value-type="float" office:value="0.0766149223835754">
                <text:p>0.0766149223835754</text:p>
              </table:table-cell>
              <table:table-cell office:value-type="float" office:value="0.0418961775997329">
                <text:p>0.0418961775997329</text:p>
              </table:table-cell>
              <table:table-cell office:value-type="float" office:value="0.0218661325321315">
                <text:p>0.0218661325321315</text:p>
              </table:table-cell>
              <table:table-cell office:value-type="float" office:value="0.0218661325321315">
                <text:p>0.0218661325321315</text:p>
              </table:table-cell>
            </table:table-row>
            <table:table-row>
              <table:table-cell office:value-type="string">
                <text:p>valeriia-neganova-Z-EvQnVMknY-unsplash.png</text:p>
              </table:table-cell>
              <table:table-cell office:value-type="float" office:value="0.996265203779126">
                <text:p>0.996265203779126</text:p>
              </table:table-cell>
              <table:table-cell office:value-type="float" office:value="0.000964175878979304">
                <text:p>0.000964175878979304</text:p>
              </table:table-cell>
              <table:table-cell office:value-type="float" office:value="0.00123015543180118">
                <text:p>0.00123015543180118</text:p>
              </table:table-cell>
              <table:table-cell office:value-type="float" office:value="0.000725902529576372">
                <text:p>0.000725902529576372</text:p>
              </table:table-cell>
              <table:table-cell office:value-type="float" office:value="0.000410051810600393">
                <text:p>0.000410051810600393</text:p>
              </table:table-cell>
              <table:table-cell office:value-type="float" office:value="0.000404510569916604">
                <text:p>0.000404510569916604</text:p>
              </table:table-cell>
            </table:table-row>
            <table:table-row>
              <table:table-cell office:value-type="string">
                <text:p>virginia-marinova-iyI6uvubKJQ-unsplash.png</text:p>
              </table:table-cell>
              <table:table-cell office:value-type="float" office:value="0.591798255950978">
                <text:p>0.591798255950978</text:p>
              </table:table-cell>
              <table:table-cell office:value-type="float" office:value="0.1133631864247">
                <text:p>0.1133631864247</text:p>
              </table:table-cell>
              <table:table-cell office:value-type="float" office:value="0.130803676643884">
                <text:p>0.130803676643884</text:p>
              </table:table-cell>
              <table:table-cell office:value-type="float" office:value="0.0744756068819232">
                <text:p>0.0744756068819232</text:p>
              </table:table-cell>
              <table:table-cell office:value-type="float" office:value="0.0391232618430356">
                <text:p>0.0391232618430356</text:p>
              </table:table-cell>
              <table:table-cell office:value-type="float" office:value="0.0504360122554796">
                <text:p>0.0504360122554796</text:p>
              </table:table-cell>
            </table:table-row>
            <table:table-row>
              <table:table-cell office:value-type="string">
                <text:p>vitaly-mazur-e_b5X7BcGVY-unsplash.png</text:p>
              </table:table-cell>
              <table:table-cell office:value-type="float" office:value="0.780004554771123">
                <text:p>0.780004554771123</text:p>
              </table:table-cell>
              <table:table-cell office:value-type="float" office:value="0.058756547483489">
                <text:p>0.058756547483489</text:p>
              </table:table-cell>
              <table:table-cell office:value-type="float" office:value="0.0774311090867684">
                <text:p>0.0774311090867684</text:p>
              </table:table-cell>
              <table:table-cell office:value-type="float" office:value="0.0405374629924846">
                <text:p>0.0405374629924846</text:p>
              </table:table-cell>
              <table:table-cell office:value-type="float" office:value="0.0211796857207925">
                <text:p>0.0211796857207925</text:p>
              </table:table-cell>
              <table:table-cell office:value-type="float" office:value="0.0220906399453427">
                <text:p>0.02209063994534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45">
      <number:number number:decimal-places="3" number:min-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038cm" svg:height="18.063cm" xlink:href=".." xlink:type="simple" chart:class="chart:bar" chart:style-name="ch1">
        <chart:legend chart:legend-position="end" svg:x="36.822cm" svg:y="7.487cm" style:legend-expansion="high" chart:style-name="ch2"/>
        <chart:plot-area chart:style-name="ch3" table:cell-range-address="CPU1.A2:CPU1.A17 CPU1.I1:CPU1.N17" chart:data-source-has-labels="both" svg:x="0.8cm" svg:y="0.361cm" svg:width="35.222cm" svg:height="17.341cm">
          <chart:coordinate-region svg:x="3.518cm" svg:y="0.561cm" svg:width="32.504cm" svg:height="11.167cm"/>
          <chart:axis chart:dimension="x" chart:name="primary-x" chart:style-name="ch4" chartooo:axis-type="auto">
            <chartooo:date-scale/>
            <chart:categories table:cell-range-address="CPU1.A2:CPU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PU1.I2:CPU1.I17" chart:label-cell-address="CPU1.I1:CPU1.I1" chart:class="chart:bar">
            <chart:data-point chart:repeated="16"/>
          </chart:series>
          <chart:series chart:style-name="ch8" chart:values-cell-range-address="CPU1.J2:CPU1.J17" chart:label-cell-address="CPU1.J1:CPU1.J1" chart:class="chart:bar">
            <chart:data-point chart:repeated="16"/>
          </chart:series>
          <chart:series chart:style-name="ch9" chart:values-cell-range-address="CPU1.K2:CPU1.K17" chart:label-cell-address="CPU1.K1:CPU1.K1" chart:class="chart:bar">
            <chart:data-point chart:repeated="16"/>
          </chart:series>
          <chart:series chart:style-name="ch10" chart:values-cell-range-address="CPU1.L2:CPU1.L17" chart:label-cell-address="CPU1.L1:CPU1.L1" chart:class="chart:bar">
            <chart:data-point chart:repeated="16"/>
          </chart:series>
          <chart:series chart:style-name="ch11" chart:values-cell-range-address="CPU1.M2:CPU1.M17" chart:label-cell-address="CPU1.M1:CPU1.M1" chart:class="chart:bar">
            <chart:data-point chart:repeated="16"/>
          </chart:series>
          <chart:series chart:style-name="ch12" chart:values-cell-range-address="CPU1.N2:CPU1.N17" chart:label-cell-address="CPU1.N1:CPU1.N1" chart:class="chart:ba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y/Total</text:p>
                <draw:g>
                  <svg:desc>CPU1.I1:CPU1.I1</svg:desc>
                </draw:g>
              </table:table-cell>
              <table:table-cell office:value-type="string">
                <text:p>Gblur/Total</text:p>
                <draw:g>
                  <svg:desc>CPU1.J1:CPU1.J1</svg:desc>
                </draw:g>
              </table:table-cell>
              <table:table-cell office:value-type="string">
                <text:p>Sobel/Total</text:p>
                <draw:g>
                  <svg:desc>CPU1.K1:CPU1.K1</svg:desc>
                </draw:g>
              </table:table-cell>
              <table:table-cell office:value-type="string">
                <text:p>Nms/Total</text:p>
                <draw:g>
                  <svg:desc>CPU1.L1:CPU1.L1</svg:desc>
                </draw:g>
              </table:table-cell>
              <table:table-cell office:value-type="string">
                <text:p>Dt/Total</text:p>
                <draw:g>
                  <svg:desc>CPU1.M1:CPU1.M1</svg:desc>
                </draw:g>
              </table:table-cell>
              <table:table-cell office:value-type="string">
                <text:p>Hysteresis/Total</text:p>
                <draw:g>
                  <svg:desc>CPU1.N1:CPU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rge_Scaled_Forest_Lizard.png</text:p>
                <draw:g>
                  <svg:desc>CPU1.A2:CPU1.A17</svg:desc>
                </draw:g>
              </table:table-cell>
              <table:table-cell office:value-type="float" office:value="0.0153268205950054">
                <text:p>0.0153268205950054</text:p>
                <draw:g>
                  <svg:desc>CPU1.I2:CPU1.I17</svg:desc>
                </draw:g>
              </table:table-cell>
              <table:table-cell office:value-type="float" office:value="0.65791128293829">
                <text:p>0.65791128293829</text:p>
                <draw:g>
                  <svg:desc>CPU1.J2:CPU1.J17</svg:desc>
                </draw:g>
              </table:table-cell>
              <table:table-cell office:value-type="float" office:value="0.210072587967549">
                <text:p>0.210072587967549</text:p>
                <draw:g>
                  <svg:desc>CPU1.K2:CPU1.K17</svg:desc>
                </draw:g>
              </table:table-cell>
              <table:table-cell office:value-type="float" office:value="0.0543954842943255">
                <text:p>0.0543954842943255</text:p>
                <draw:g>
                  <svg:desc>CPU1.L2:CPU1.L17</svg:desc>
                </draw:g>
              </table:table-cell>
              <table:table-cell office:value-type="float" office:value="0.0173790569664351">
                <text:p>0.0173790569664351</text:p>
                <draw:g>
                  <svg:desc>CPU1.M2:CPU1.M17</svg:desc>
                </draw:g>
              </table:table-cell>
              <table:table-cell office:value-type="float" office:value="0.0449147672383949">
                <text:p>0.0449147672383949</text:p>
                <draw:g>
                  <svg:desc>CPU1.N2:CPU1.N17</svg:desc>
                </draw:g>
              </table:table-cell>
            </table:table-row>
            <table:table-row>
              <table:table-cell office:value-type="string">
                <text:p>behnam-norouzi-I5eKsDa8iwY-unsplash.png</text:p>
              </table:table-cell>
              <table:table-cell office:value-type="float" office:value="0.0190730902589455">
                <text:p>0.0190730902589455</text:p>
              </table:table-cell>
              <table:table-cell office:value-type="float" office:value="0.668733659845648">
                <text:p>0.668733659845648</text:p>
              </table:table-cell>
              <table:table-cell office:value-type="float" office:value="0.207665316264215">
                <text:p>0.207665316264215</text:p>
              </table:table-cell>
              <table:table-cell office:value-type="float" office:value="0.0498464889901249">
                <text:p>0.0498464889901249</text:p>
              </table:table-cell>
              <table:table-cell office:value-type="float" office:value="0.0160002421565678">
                <text:p>0.0160002421565678</text:p>
              </table:table-cell>
              <table:table-cell office:value-type="float" office:value="0.0386812024844991">
                <text:p>0.0386812024844991</text:p>
              </table:table-cell>
            </table:table-row>
            <table:table-row>
              <table:table-cell office:value-type="string">
                <text:p>benjamin-chambon-0vnmC_UWuMg-unsplash.png</text:p>
              </table:table-cell>
              <table:table-cell office:value-type="float" office:value="0.0158978681464859">
                <text:p>0.0158978681464859</text:p>
              </table:table-cell>
              <table:table-cell office:value-type="float" office:value="0.676969338767516">
                <text:p>0.676969338767516</text:p>
              </table:table-cell>
              <table:table-cell office:value-type="float" office:value="0.214959231937023">
                <text:p>0.214959231937023</text:p>
              </table:table-cell>
              <table:table-cell office:value-type="float" office:value="0.0549907836185447">
                <text:p>0.0549907836185447</text:p>
              </table:table-cell>
              <table:table-cell office:value-type="float" office:value="0.0147263272719901">
                <text:p>0.0147263272719901</text:p>
              </table:table-cell>
              <table:table-cell office:value-type="float" office:value="0.0224564502584407">
                <text:p>0.0224564502584407</text:p>
              </table:table-cell>
            </table:table-row>
            <table:table-row>
              <table:table-cell office:value-type="string">
                <text:p>benjamin-chambon-SRXkNrlTalM-unsplash.png</text:p>
              </table:table-cell>
              <table:table-cell office:value-type="float" office:value="0.0154713314709537">
                <text:p>0.0154713314709537</text:p>
              </table:table-cell>
              <table:table-cell office:value-type="float" office:value="0.660258932970865">
                <text:p>0.660258932970865</text:p>
              </table:table-cell>
              <table:table-cell office:value-type="float" office:value="0.216717786776978">
                <text:p>0.216717786776978</text:p>
              </table:table-cell>
              <table:table-cell office:value-type="float" office:value="0.0556124788430012">
                <text:p>0.0556124788430012</text:p>
              </table:table-cell>
              <table:table-cell office:value-type="float" office:value="0.0161307685422911">
                <text:p>0.0161307685422911</text:p>
              </table:table-cell>
              <table:table-cell office:value-type="float" office:value="0.0358087013959106">
                <text:p>0.0358087013959106</text:p>
              </table:table-cell>
            </table:table-row>
            <table:table-row>
              <table:table-cell office:value-type="string">
                <text:p>circle.png</text:p>
              </table:table-cell>
              <table:table-cell office:value-type="float" office:value="0.0168919880066791">
                <text:p>0.0168919880066791</text:p>
              </table:table-cell>
              <table:table-cell office:value-type="float" office:value="0.717804407827244">
                <text:p>0.717804407827244</text:p>
              </table:table-cell>
              <table:table-cell office:value-type="float" office:value="0.186980547176178">
                <text:p>0.186980547176178</text:p>
              </table:table-cell>
              <table:table-cell office:value-type="float" office:value="0.0403413240376018">
                <text:p>0.0403413240376018</text:p>
              </table:table-cell>
              <table:table-cell office:value-type="float" office:value="0.0152230353179096">
                <text:p>0.0152230353179096</text:p>
              </table:table-cell>
              <table:table-cell office:value-type="float" office:value="0.0227586976343878">
                <text:p>0.0227586976343878</text:p>
              </table:table-cell>
            </table:table-row>
            <table:table-row>
              <table:table-cell office:value-type="string">
                <text:p>eric-barbeau-RyRuudzKonE-unsplash.png</text:p>
              </table:table-cell>
              <table:table-cell office:value-type="float" office:value="0.0150370369129689">
                <text:p>0.0150370369129689</text:p>
              </table:table-cell>
              <table:table-cell office:value-type="float" office:value="0.643911138995791">
                <text:p>0.643911138995791</text:p>
              </table:table-cell>
              <table:table-cell office:value-type="float" office:value="0.232691697786515">
                <text:p>0.232691697786515</text:p>
              </table:table-cell>
              <table:table-cell office:value-type="float" office:value="0.0701725433530852">
                <text:p>0.0701725433530852</text:p>
              </table:table-cell>
              <table:table-cell office:value-type="float" office:value="0.0144276616374076">
                <text:p>0.0144276616374076</text:p>
              </table:table-cell>
              <table:table-cell office:value-type="float" office:value="0.0237599213142328">
                <text:p>0.0237599213142328</text:p>
              </table:table-cell>
            </table:table-row>
            <table:table-row>
              <table:table-cell office:value-type="string">
                <text:p>kabiur-rahman-riyad-oOp7PGtX1Qs-unsplash.png</text:p>
              </table:table-cell>
              <table:table-cell office:value-type="float" office:value="0.0157967924960441">
                <text:p>0.0157967924960441</text:p>
              </table:table-cell>
              <table:table-cell office:value-type="float" office:value="0.676103779028569">
                <text:p>0.676103779028569</text:p>
              </table:table-cell>
              <table:table-cell office:value-type="float" office:value="0.217440972313712">
                <text:p>0.217440972313712</text:p>
              </table:table-cell>
              <table:table-cell office:value-type="float" office:value="0.0606140073655689">
                <text:p>0.0606140073655689</text:p>
              </table:table-cell>
              <table:table-cell office:value-type="float" office:value="0.0141321882780469">
                <text:p>0.0141321882780469</text:p>
              </table:table-cell>
              <table:table-cell office:value-type="float" office:value="0.0159122605180595">
                <text:p>0.0159122605180595</text:p>
              </table:table-cell>
            </table:table-row>
            <table:table-row>
              <table:table-cell office:value-type="string">
                <text:p>katie-azi-EANhHTzumV4-unsplash.png</text:p>
              </table:table-cell>
              <table:table-cell office:value-type="float" office:value="0.0162203893611777">
                <text:p>0.0162203893611777</text:p>
              </table:table-cell>
              <table:table-cell office:value-type="float" office:value="0.656257409410321">
                <text:p>0.656257409410321</text:p>
              </table:table-cell>
              <table:table-cell office:value-type="float" office:value="0.23013297703676">
                <text:p>0.23013297703676</text:p>
              </table:table-cell>
              <table:table-cell office:value-type="float" office:value="0.0705862991289722">
                <text:p>0.0705862991289722</text:p>
              </table:table-cell>
              <table:table-cell office:value-type="float" office:value="0.0135050478769906">
                <text:p>0.0135050478769906</text:p>
              </table:table-cell>
              <table:table-cell office:value-type="float" office:value="0.0132978771857788">
                <text:p>0.0132978771857788</text:p>
              </table:table-cell>
            </table:table-row>
            <table:table-row>
              <table:table-cell office:value-type="string">
                <text:p>logan-weaver-lgnwvr-a4WnIIiNbR0-unsplash.png</text:p>
              </table:table-cell>
              <table:table-cell office:value-type="float" office:value="0.0422188877828226">
                <text:p>0.0422188877828226</text:p>
              </table:table-cell>
              <table:table-cell office:value-type="float" office:value="0.652440209595288">
                <text:p>0.652440209595288</text:p>
              </table:table-cell>
              <table:table-cell office:value-type="float" office:value="0.216990075662114">
                <text:p>0.216990075662114</text:p>
              </table:table-cell>
              <table:table-cell office:value-type="float" office:value="0.0605094973826232">
                <text:p>0.0605094973826232</text:p>
              </table:table-cell>
              <table:table-cell office:value-type="float" office:value="0.0134072286474929">
                <text:p>0.0134072286474929</text:p>
              </table:table-cell>
              <table:table-cell office:value-type="float" office:value="0.0144341009296598">
                <text:p>0.0144341009296598</text:p>
              </table:table-cell>
            </table:table-row>
            <table:table-row>
              <table:table-cell office:value-type="string">
                <text:p>maxim-tolchinskiy-N0ktb-SWggM-unsplash.png</text:p>
              </table:table-cell>
              <table:table-cell office:value-type="float" office:value="0.0152406036952142">
                <text:p>0.0152406036952142</text:p>
              </table:table-cell>
              <table:table-cell office:value-type="float" office:value="0.654794097318271">
                <text:p>0.654794097318271</text:p>
              </table:table-cell>
              <table:table-cell office:value-type="float" office:value="0.224633637601144">
                <text:p>0.224633637601144</text:p>
              </table:table-cell>
              <table:table-cell office:value-type="float" office:value="0.0561179077438001">
                <text:p>0.0561179077438001</text:p>
              </table:table-cell>
              <table:table-cell office:value-type="float" office:value="0.0149295255273353">
                <text:p>0.0149295255273353</text:p>
              </table:table-cell>
              <table:table-cell office:value-type="float" office:value="0.0342842281142355">
                <text:p>0.0342842281142355</text:p>
              </table:table-cell>
            </table:table-row>
            <table:table-row>
              <table:table-cell office:value-type="string">
                <text:p>neon-wang-HNEONlW67lU-unsplash.png</text:p>
              </table:table-cell>
              <table:table-cell office:value-type="float" office:value="0.0154694543761833">
                <text:p>0.0154694543761833</text:p>
              </table:table-cell>
              <table:table-cell office:value-type="float" office:value="0.662599030787224">
                <text:p>0.662599030787224</text:p>
              </table:table-cell>
              <table:table-cell office:value-type="float" office:value="0.224675920674994">
                <text:p>0.224675920674994</text:p>
              </table:table-cell>
              <table:table-cell office:value-type="float" office:value="0.0688780689512735">
                <text:p>0.0688780689512735</text:p>
              </table:table-cell>
              <table:table-cell office:value-type="float" office:value="0.0135984738759547">
                <text:p>0.0135984738759547</text:p>
              </table:table-cell>
              <table:table-cell office:value-type="float" office:value="0.0147790513343703">
                <text:p>0.0147790513343703</text:p>
              </table:table-cell>
            </table:table-row>
            <table:table-row>
              <table:table-cell office:value-type="string">
                <text:p>racecar.png</text:p>
              </table:table-cell>
              <table:table-cell office:value-type="float" office:value="0.0147108655707467">
                <text:p>0.0147108655707467</text:p>
              </table:table-cell>
              <table:table-cell office:value-type="float" office:value="0.650406154388744">
                <text:p>0.650406154388744</text:p>
              </table:table-cell>
              <table:table-cell office:value-type="float" office:value="0.224099958126513">
                <text:p>0.224099958126513</text:p>
              </table:table-cell>
              <table:table-cell office:value-type="float" office:value="0.0537314970442275">
                <text:p>0.0537314970442275</text:p>
              </table:table-cell>
              <table:table-cell office:value-type="float" office:value="0.0152556612411367">
                <text:p>0.0152556612411367</text:p>
              </table:table-cell>
              <table:table-cell office:value-type="float" office:value="0.041795863628632">
                <text:p>0.041795863628632</text:p>
              </table:table-cell>
            </table:table-row>
            <table:table-row>
              <table:table-cell office:value-type="string">
                <text:p>tamas-tokos-bwHfiDrq6TI-unsplash.png</text:p>
              </table:table-cell>
              <table:table-cell office:value-type="float" office:value="0.0217947305375688">
                <text:p>0.0217947305375688</text:p>
              </table:table-cell>
              <table:table-cell office:value-type="float" office:value="0.654666858776599">
                <text:p>0.654666858776599</text:p>
              </table:table-cell>
              <table:table-cell office:value-type="float" office:value="0.219551988337797">
                <text:p>0.219551988337797</text:p>
              </table:table-cell>
              <table:table-cell office:value-type="float" office:value="0.059087082302155">
                <text:p>0.059087082302155</text:p>
              </table:table-cell>
              <table:table-cell office:value-type="float" office:value="0.0151602987874473">
                <text:p>0.0151602987874473</text:p>
              </table:table-cell>
              <table:table-cell office:value-type="float" office:value="0.0297390412584331">
                <text:p>0.0297390412584331</text:p>
              </table:table-cell>
            </table:table-row>
            <table:table-row>
              <table:table-cell office:value-type="string">
                <text:p>valeriia-neganova-Z-EvQnVMknY-unsplash.png</text:p>
              </table:table-cell>
              <table:table-cell office:value-type="float" office:value="0.0150731878414368">
                <text:p>0.0150731878414368</text:p>
              </table:table-cell>
              <table:table-cell office:value-type="float" office:value="0.643780199512425">
                <text:p>0.643780199512425</text:p>
              </table:table-cell>
              <table:table-cell office:value-type="float" office:value="0.231099440679048">
                <text:p>0.231099440679048</text:p>
              </table:table-cell>
              <table:table-cell office:value-type="float" office:value="0.0672790200176048">
                <text:p>0.0672790200176048</text:p>
              </table:table-cell>
              <table:table-cell office:value-type="float" office:value="0.0150339026503574">
                <text:p>0.0150339026503574</text:p>
              </table:table-cell>
              <table:table-cell office:value-type="float" office:value="0.0277342492991272">
                <text:p>0.0277342492991272</text:p>
              </table:table-cell>
            </table:table-row>
            <table:table-row>
              <table:table-cell office:value-type="string">
                <text:p>virginia-marinova-iyI6uvubKJQ-unsplash.png</text:p>
              </table:table-cell>
              <table:table-cell office:value-type="float" office:value="0.0148424006453511">
                <text:p>0.0148424006453511</text:p>
              </table:table-cell>
              <table:table-cell office:value-type="float" office:value="0.634740641524161">
                <text:p>0.634740641524161</text:p>
              </table:table-cell>
              <table:table-cell office:value-type="float" office:value="0.22767254670071">
                <text:p>0.22767254670071</text:p>
              </table:table-cell>
              <table:table-cell office:value-type="float" office:value="0.0573844905005433">
                <text:p>0.0573844905005433</text:p>
              </table:table-cell>
              <table:table-cell office:value-type="float" office:value="0.0162020549071043">
                <text:p>0.0162020549071043</text:p>
              </table:table-cell>
              <table:table-cell office:value-type="float" office:value="0.0491578657221298">
                <text:p>0.0491578657221298</text:p>
              </table:table-cell>
            </table:table-row>
            <table:table-row>
              <table:table-cell office:value-type="string">
                <text:p>vitaly-mazur-e_b5X7BcGVY-unsplash.png</text:p>
              </table:table-cell>
              <table:table-cell office:value-type="float" office:value="0.0153769318160417">
                <text:p>0.0153769318160417</text:p>
              </table:table-cell>
              <table:table-cell office:value-type="float" office:value="0.659143733530673">
                <text:p>0.659143733530673</text:p>
              </table:table-cell>
              <table:table-cell office:value-type="float" office:value="0.231113070214268">
                <text:p>0.231113070214268</text:p>
              </table:table-cell>
              <table:table-cell office:value-type="float" office:value="0.0660374158726402">
                <text:p>0.0660374158726402</text:p>
              </table:table-cell>
              <table:table-cell office:value-type="float" office:value="0.0136434975950251">
                <text:p>0.0136434975950251</text:p>
              </table:table-cell>
              <table:table-cell office:value-type="float" office:value="0.0146853509713528">
                <text:p>0.01468535097135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45">
      <number:number number:decimal-places="3" number:min-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63cm" svg:height="19.207cm" xlink:href=".." xlink:type="simple" chart:class="chart:bar" chart:style-name="ch1">
        <chart:legend chart:legend-position="end" svg:x="31.155cm" svg:y="8.308cm" style:legend-expansion="high" chart:style-name="ch2"/>
        <chart:plot-area chart:style-name="ch3" table:cell-range-address="Merge.A1:Merge.A35 Merge.I1:Merge.M35" chart:data-source-has-labels="both" svg:x="0.672cm" svg:y="0.384cm" svg:width="29.811cm" svg:height="18.439cm">
          <chart:coordinate-region svg:x="4.471cm" svg:y="0.584cm" svg:width="26.012cm" svg:height="12.265cm"/>
          <chart:axis chart:dimension="x" chart:name="primary-x" chart:style-name="ch4" chartooo:axis-type="auto">
            <chartooo:date-scale/>
            <chart:categories table:cell-range-address="Merge.A2:Merge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rge.I2:Merge.I35" chart:label-cell-address="Merge.I1:Merge.I1" chart:class="chart:bar">
            <chart:data-point chart:repeated="34"/>
          </chart:series>
          <chart:series chart:style-name="ch8" chart:values-cell-range-address="Merge.J2:Merge.J35" chart:label-cell-address="Merge.J1:Merge.J1" chart:class="chart:bar">
            <chart:data-point chart:repeated="34"/>
          </chart:series>
          <chart:series chart:style-name="ch9" chart:values-cell-range-address="Merge.K2:Merge.K35" chart:label-cell-address="Merge.K1:Merge.K1" chart:class="chart:bar">
            <chart:data-point chart:repeated="34"/>
          </chart:series>
          <chart:series chart:style-name="ch10" chart:values-cell-range-address="Merge.L2:Merge.L35" chart:label-cell-address="Merge.L1:Merge.L1" chart:class="chart:bar">
            <chart:data-point chart:repeated="34"/>
          </chart:series>
          <chart:series chart:style-name="ch11" chart:values-cell-range-address="Merge.M2:Merge.M35" chart:label-cell-address="Merge.M1:Merge.M1" chart:class="chart:bar">
            <chart:data-point chart:repeated="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y/Total</text:p>
                <draw:g>
                  <svg:desc>Merge.I1:Merge.I1</svg:desc>
                </draw:g>
              </table:table-cell>
              <table:table-cell office:value-type="string">
                <text:p>Gblur/Total</text:p>
                <draw:g>
                  <svg:desc>Merge.J1:Merge.J1</svg:desc>
                </draw:g>
              </table:table-cell>
              <table:table-cell office:value-type="string">
                <text:p>Sobel/Total</text:p>
                <draw:g>
                  <svg:desc>Merge.K1:Merge.K1</svg:desc>
                </draw:g>
              </table:table-cell>
              <table:table-cell office:value-type="string">
                <text:p>Nms/Total</text:p>
                <draw:g>
                  <svg:desc>Merge.L1:Merge.L1</svg:desc>
                </draw:g>
              </table:table-cell>
              <table:table-cell office:value-type="string">
                <text:p>Dt/Total</text:p>
                <draw:g>
                  <svg:desc>Merge.M1:Merge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rge_Scaled_Forest_Lizard.png</text:p>
                <draw:g>
                  <svg:desc>Merge.A2:Merge.A35</svg:desc>
                </draw:g>
              </table:table-cell>
              <table:table-cell office:value-type="float" office:value="0.942454160789845">
                <text:p>0.942454160789845</text:p>
                <draw:g>
                  <svg:desc>Merge.I2:Merge.I35</svg:desc>
                </draw:g>
              </table:table-cell>
              <table:table-cell office:value-type="float" office:value="0.0141043723554302">
                <text:p>0.0141043723554302</text:p>
                <draw:g>
                  <svg:desc>Merge.J2:Merge.J35</svg:desc>
                </draw:g>
              </table:table-cell>
              <table:table-cell office:value-type="float" office:value="0.017771509167842">
                <text:p>0.017771509167842</text:p>
                <draw:g>
                  <svg:desc>Merge.K2:Merge.K35</svg:desc>
                </draw:g>
              </table:table-cell>
              <table:table-cell office:value-type="float" office:value="0.00959097320169253">
                <text:p>0.00959097320169253</text:p>
                <draw:g>
                  <svg:desc>Merge.L2:Merge.L35</svg:desc>
                </draw:g>
              </table:table-cell>
              <table:table-cell office:value-type="float" office:value="0.0073342736248237">
                <text:p>0.0073342736248237</text:p>
                <draw:g>
                  <svg:desc>Merge.M2:Merge.M35</svg:desc>
                </draw:g>
              </table:table-cell>
            </table:table-row>
            <table:table-row>
              <table:table-cell office:value-type="string">
                <text:p>behnam-norouzi-I5eKsDa8iwY-unsplash.png</text:p>
              </table:table-cell>
              <table:table-cell office:value-type="float" office:value="0.950621023932142">
                <text:p>0.950621023932142</text:p>
              </table:table-cell>
              <table:table-cell office:value-type="float" office:value="0.0115116631323841">
                <text:p>0.0115116631323841</text:p>
              </table:table-cell>
              <table:table-cell office:value-type="float" office:value="0.0148439866707058">
                <text:p>0.0148439866707058</text:p>
              </table:table-cell>
              <table:table-cell office:value-type="float" office:value="0.00817933959406241">
                <text:p>0.00817933959406241</text:p>
              </table:table-cell>
              <table:table-cell office:value-type="float" office:value="0.00757346258709482">
                <text:p>0.00757346258709482</text:p>
              </table:table-cell>
            </table:table-row>
            <table:table-row>
              <table:table-cell office:value-type="string">
                <text:p>benjamin-chambon-0vnmC_UWuMg-unsplash.png</text:p>
              </table:table-cell>
              <table:table-cell office:value-type="float" office:value="0.827065351418002">
                <text:p>0.827065351418002</text:p>
              </table:table-cell>
              <table:table-cell office:value-type="float" office:value="0.0425400739827374">
                <text:p>0.0425400739827374</text:p>
              </table:table-cell>
              <table:table-cell office:value-type="float" office:value="0.0591861898890259">
                <text:p>0.0591861898890259</text:p>
              </table:table-cell>
              <table:table-cell office:value-type="float" office:value="0.032675709001233">
                <text:p>0.032675709001233</text:p>
              </table:table-cell>
              <table:table-cell office:value-type="float" office:value="0.0194204685573366">
                <text:p>0.0194204685573366</text:p>
              </table:table-cell>
            </table:table-row>
            <table:table-row>
              <table:table-cell office:value-type="string">
                <text:p>benjamin-chambon-SRXkNrlTalM-unsplash.png</text:p>
              </table:table-cell>
              <table:table-cell office:value-type="float" office:value="0.887064173825164">
                <text:p>0.887064173825164</text:p>
              </table:table-cell>
              <table:table-cell office:value-type="float" office:value="0.0295603840323396">
                <text:p>0.0295603840323396</text:p>
              </table:table-cell>
              <table:table-cell office:value-type="float" office:value="0.0356240525517938">
                <text:p>0.0356240525517938</text:p>
              </table:table-cell>
              <table:table-cell office:value-type="float" office:value="0.0227387569479535">
                <text:p>0.0227387569479535</text:p>
              </table:table-cell>
              <table:table-cell office:value-type="float" office:value="0.0126326427488631">
                <text:p>0.0126326427488631</text:p>
              </table:table-cell>
            </table:table-row>
            <table:table-row>
              <table:table-cell office:value-type="string">
                <text:p>circle.png</text:p>
              </table:table-cell>
              <table:table-cell office:value-type="float" office:value="0.942079553384508">
                <text:p>0.942079553384508</text:p>
              </table:table-cell>
              <table:table-cell office:value-type="float" office:value="0.00942079553384508">
                <text:p>0.00942079553384508</text:p>
              </table:table-cell>
              <table:table-cell office:value-type="float" office:value="0.0129099790648988">
                <text:p>0.0129099790648988</text:p>
              </table:table-cell>
              <table:table-cell office:value-type="float" office:value="0.0129099790648988">
                <text:p>0.0129099790648988</text:p>
              </table:table-cell>
              <table:table-cell office:value-type="float" office:value="0.0150034891835311">
                <text:p>0.0150034891835311</text:p>
              </table:table-cell>
            </table:table-row>
            <table:table-row>
              <table:table-cell office:value-type="string">
                <text:p>eric-barbeau-RyRuudzKonE-unsplash.png</text:p>
              </table:table-cell>
              <table:table-cell office:value-type="float" office:value="0.618921308576481">
                <text:p>0.618921308576481</text:p>
              </table:table-cell>
              <table:table-cell office:value-type="float" office:value="0.106454465075155">
                <text:p>0.106454465075155</text:p>
              </table:table-cell>
              <table:table-cell office:value-type="float" office:value="0.13209549071618">
                <text:p>0.13209549071618</text:p>
              </table:table-cell>
              <table:table-cell office:value-type="float" office:value="0.0703801945181256">
                <text:p>0.0703801945181256</text:p>
              </table:table-cell>
              <table:table-cell office:value-type="float" office:value="0.0348364279398762">
                <text:p>0.0348364279398762</text:p>
              </table:table-cell>
            </table:table-row>
            <table:table-row>
              <table:table-cell office:value-type="string">
                <text:p>kabiur-rahman-riyad-oOp7PGtX1Qs-unsplash.png</text:p>
              </table:table-cell>
              <table:table-cell office:value-type="float" office:value="0.757157640565712">
                <text:p>0.757157640565712</text:p>
              </table:table-cell>
              <table:table-cell office:value-type="float" office:value="0.06484994825802">
                <text:p>0.06484994825802</text:p>
              </table:table-cell>
              <table:table-cell office:value-type="float" office:value="0.0855467402552604">
                <text:p>0.0855467402552604</text:p>
              </table:table-cell>
              <table:table-cell office:value-type="float" office:value="0.0462228354605036">
                <text:p>0.0462228354605036</text:p>
              </table:table-cell>
              <table:table-cell office:value-type="float" office:value="0.0248361503966885">
                <text:p>0.0248361503966885</text:p>
              </table:table-cell>
            </table:table-row>
            <table:table-row>
              <table:table-cell office:value-type="string">
                <text:p>katie-azi-EANhHTzumV4-unsplash.png</text:p>
              </table:table-cell>
              <table:table-cell office:value-type="float" office:value="0.642141566759731">
                <text:p>0.642141566759731</text:p>
              </table:table-cell>
              <table:table-cell office:value-type="float" office:value="0.0990310395795697">
                <text:p>0.0990310395795697</text:p>
              </table:table-cell>
              <table:table-cell office:value-type="float" office:value="0.130070619149286">
                <text:p>0.130070619149286</text:p>
              </table:table-cell>
              <table:table-cell office:value-type="float" office:value="0.0661849236327804">
                <text:p>0.0661849236327804</text:p>
              </table:table-cell>
              <table:table-cell office:value-type="float" office:value="0.0323534242075875">
                <text:p>0.0323534242075875</text:p>
              </table:table-cell>
            </table:table-row>
            <table:table-row>
              <table:table-cell office:value-type="string">
                <text:p>logan-weaver-lgnwvr-a4WnIIiNbR0-unsplash.png</text:p>
              </table:table-cell>
              <table:table-cell office:value-type="float" office:value="0.451672240802676">
                <text:p>0.451672240802676</text:p>
              </table:table-cell>
              <table:table-cell office:value-type="float" office:value="0.160367892976589">
                <text:p>0.160367892976589</text:p>
              </table:table-cell>
              <table:table-cell office:value-type="float" office:value="0.195484949832776">
                <text:p>0.195484949832776</text:p>
              </table:table-cell>
              <table:table-cell office:value-type="float" office:value="0.0966555183946488">
                <text:p>0.0966555183946488</text:p>
              </table:table-cell>
              <table:table-cell office:value-type="float" office:value="0.0493311036789298">
                <text:p>0.0493311036789298</text:p>
              </table:table-cell>
            </table:table-row>
            <table:table-row>
              <table:table-cell office:value-type="string">
                <text:p>maxim-tolchinskiy-N0ktb-SWggM-unsplash.png</text:p>
              </table:table-cell>
              <table:table-cell office:value-type="float" office:value="0.911302982731554">
                <text:p>0.911302982731554</text:p>
              </table:table-cell>
              <table:table-cell office:value-type="float" office:value="0.0230245944531659">
                <text:p>0.0230245944531659</text:p>
              </table:table-cell>
              <table:table-cell office:value-type="float" office:value="0.0287807430664574">
                <text:p>0.0287807430664574</text:p>
              </table:table-cell>
              <table:table-cell office:value-type="float" office:value="0.0156985871271586">
                <text:p>0.0156985871271586</text:p>
              </table:table-cell>
              <table:table-cell office:value-type="float" office:value="0.0102040816326531">
                <text:p>0.0102040816326531</text:p>
              </table:table-cell>
            </table:table-row>
            <table:table-row>
              <table:table-cell office:value-type="string">
                <text:p>neon-wang-HNEONlW67lU-unsplash.png</text:p>
              </table:table-cell>
              <table:table-cell office:value-type="float" office:value="0.657802454704851">
                <text:p>0.657802454704851</text:p>
              </table:table-cell>
              <table:table-cell office:value-type="float" office:value="0.0908825248392753">
                <text:p>0.0908825248392753</text:p>
              </table:table-cell>
              <table:table-cell office:value-type="float" office:value="0.125949736995909">
                <text:p>0.125949736995909</text:p>
              </table:table-cell>
              <table:table-cell office:value-type="float" office:value="0.0619520748100526">
                <text:p>0.0619520748100526</text:p>
              </table:table-cell>
              <table:table-cell office:value-type="float" office:value="0.0321449444769141">
                <text:p>0.0321449444769141</text:p>
              </table:table-cell>
            </table:table-row>
            <table:table-row>
              <table:table-cell office:value-type="string">
                <text:p>racecar.png</text:p>
              </table:table-cell>
              <table:table-cell office:value-type="float" office:value="0.959090909090909">
                <text:p>0.959090909090909</text:p>
              </table:table-cell>
              <table:table-cell office:value-type="float" office:value="0.00848484848484849">
                <text:p>0.00848484848484849</text:p>
              </table:table-cell>
              <table:table-cell office:value-type="float" office:value="0.0118181818181818">
                <text:p>0.0118181818181818</text:p>
              </table:table-cell>
              <table:table-cell office:value-type="float" office:value="0.00696969696969697">
                <text:p>0.00696969696969697</text:p>
              </table:table-cell>
              <table:table-cell office:value-type="float" office:value="0.00696969696969697">
                <text:p>0.00696969696969697</text:p>
              </table:table-cell>
            </table:table-row>
            <table:table-row>
              <table:table-cell office:value-type="string">
                <text:p>tamas-tokos-bwHfiDrq6TI-unsplash.png</text:p>
              </table:table-cell>
              <table:table-cell office:value-type="float" office:value="0.773994324820564">
                <text:p>0.773994324820564</text:p>
              </table:table-cell>
              <table:table-cell office:value-type="float" office:value="0.0637623101318645">
                <text:p>0.0637623101318645</text:p>
              </table:table-cell>
              <table:table-cell office:value-type="float" office:value="0.0766149223835754">
                <text:p>0.0766149223835754</text:p>
              </table:table-cell>
              <table:table-cell office:value-type="float" office:value="0.0418961775997329">
                <text:p>0.0418961775997329</text:p>
              </table:table-cell>
              <table:table-cell office:value-type="float" office:value="0.0218661325321315">
                <text:p>0.0218661325321315</text:p>
              </table:table-cell>
            </table:table-row>
            <table:table-row>
              <table:table-cell office:value-type="string">
                <text:p>valeriia-neganova-Z-EvQnVMknY-unsplash.png</text:p>
              </table:table-cell>
              <table:table-cell office:value-type="float" office:value="0.996265203779126">
                <text:p>0.996265203779126</text:p>
              </table:table-cell>
              <table:table-cell office:value-type="float" office:value="0.000964175878979304">
                <text:p>0.000964175878979304</text:p>
              </table:table-cell>
              <table:table-cell office:value-type="float" office:value="0.00123015543180118">
                <text:p>0.00123015543180118</text:p>
              </table:table-cell>
              <table:table-cell office:value-type="float" office:value="0.000725902529576372">
                <text:p>0.000725902529576372</text:p>
              </table:table-cell>
              <table:table-cell office:value-type="float" office:value="0.000410051810600393">
                <text:p>0.000410051810600393</text:p>
              </table:table-cell>
            </table:table-row>
            <table:table-row>
              <table:table-cell office:value-type="string">
                <text:p>virginia-marinova-iyI6uvubKJQ-unsplash.png</text:p>
              </table:table-cell>
              <table:table-cell office:value-type="float" office:value="0.591798255950978">
                <text:p>0.591798255950978</text:p>
              </table:table-cell>
              <table:table-cell office:value-type="float" office:value="0.1133631864247">
                <text:p>0.1133631864247</text:p>
              </table:table-cell>
              <table:table-cell office:value-type="float" office:value="0.130803676643884">
                <text:p>0.130803676643884</text:p>
              </table:table-cell>
              <table:table-cell office:value-type="float" office:value="0.0744756068819232">
                <text:p>0.0744756068819232</text:p>
              </table:table-cell>
              <table:table-cell office:value-type="float" office:value="0.0391232618430356">
                <text:p>0.0391232618430356</text:p>
              </table:table-cell>
            </table:table-row>
            <table:table-row>
              <table:table-cell office:value-type="string">
                <text:p>vitaly-mazur-e_b5X7BcGVY-unsplash.png</text:p>
              </table:table-cell>
              <table:table-cell office:value-type="float" office:value="0.780004554771123">
                <text:p>0.780004554771123</text:p>
              </table:table-cell>
              <table:table-cell office:value-type="float" office:value="0.058756547483489">
                <text:p>0.058756547483489</text:p>
              </table:table-cell>
              <table:table-cell office:value-type="float" office:value="0.0774311090867684">
                <text:p>0.0774311090867684</text:p>
              </table:table-cell>
              <table:table-cell office:value-type="float" office:value="0.0405374629924846">
                <text:p>0.0405374629924846</text:p>
              </table:table-cell>
              <table:table-cell office:value-type="float" office:value="0.0211796857207925">
                <text:p>0.0211796857207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rge_Scaled_Forest_Lizard.png</text:p>
              </table:table-cell>
              <table:table-cell office:value-type="float" office:value="0.0153268205950054">
                <text:p>0.0153268205950054</text:p>
              </table:table-cell>
              <table:table-cell office:value-type="float" office:value="0.65791128293829">
                <text:p>0.65791128293829</text:p>
              </table:table-cell>
              <table:table-cell office:value-type="float" office:value="0.210072587967549">
                <text:p>0.210072587967549</text:p>
              </table:table-cell>
              <table:table-cell office:value-type="float" office:value="0.0543954842943255">
                <text:p>0.0543954842943255</text:p>
              </table:table-cell>
              <table:table-cell office:value-type="float" office:value="0.0173790569664351">
                <text:p>0.0173790569664351</text:p>
              </table:table-cell>
            </table:table-row>
            <table:table-row>
              <table:table-cell office:value-type="string">
                <text:p>behnam-norouzi-I5eKsDa8iwY-unsplash.png</text:p>
              </table:table-cell>
              <table:table-cell office:value-type="float" office:value="0.0190730902589455">
                <text:p>0.0190730902589455</text:p>
              </table:table-cell>
              <table:table-cell office:value-type="float" office:value="0.668733659845648">
                <text:p>0.668733659845648</text:p>
              </table:table-cell>
              <table:table-cell office:value-type="float" office:value="0.207665316264215">
                <text:p>0.207665316264215</text:p>
              </table:table-cell>
              <table:table-cell office:value-type="float" office:value="0.0498464889901249">
                <text:p>0.0498464889901249</text:p>
              </table:table-cell>
              <table:table-cell office:value-type="float" office:value="0.0160002421565678">
                <text:p>0.0160002421565678</text:p>
              </table:table-cell>
            </table:table-row>
            <table:table-row>
              <table:table-cell office:value-type="string">
                <text:p>benjamin-chambon-0vnmC_UWuMg-unsplash.png</text:p>
              </table:table-cell>
              <table:table-cell office:value-type="float" office:value="0.0158978681464859">
                <text:p>0.0158978681464859</text:p>
              </table:table-cell>
              <table:table-cell office:value-type="float" office:value="0.676969338767516">
                <text:p>0.676969338767516</text:p>
              </table:table-cell>
              <table:table-cell office:value-type="float" office:value="0.214959231937023">
                <text:p>0.214959231937023</text:p>
              </table:table-cell>
              <table:table-cell office:value-type="float" office:value="0.0549907836185447">
                <text:p>0.0549907836185447</text:p>
              </table:table-cell>
              <table:table-cell office:value-type="float" office:value="0.0147263272719901">
                <text:p>0.0147263272719901</text:p>
              </table:table-cell>
            </table:table-row>
            <table:table-row>
              <table:table-cell office:value-type="string">
                <text:p>benjamin-chambon-SRXkNrlTalM-unsplash.png</text:p>
              </table:table-cell>
              <table:table-cell office:value-type="float" office:value="0.0154713314709537">
                <text:p>0.0154713314709537</text:p>
              </table:table-cell>
              <table:table-cell office:value-type="float" office:value="0.660258932970865">
                <text:p>0.660258932970865</text:p>
              </table:table-cell>
              <table:table-cell office:value-type="float" office:value="0.216717786776978">
                <text:p>0.216717786776978</text:p>
              </table:table-cell>
              <table:table-cell office:value-type="float" office:value="0.0556124788430012">
                <text:p>0.0556124788430012</text:p>
              </table:table-cell>
              <table:table-cell office:value-type="float" office:value="0.0161307685422911">
                <text:p>0.0161307685422911</text:p>
              </table:table-cell>
            </table:table-row>
            <table:table-row>
              <table:table-cell office:value-type="string">
                <text:p>circle.png</text:p>
              </table:table-cell>
              <table:table-cell office:value-type="float" office:value="0.0168919880066791">
                <text:p>0.0168919880066791</text:p>
              </table:table-cell>
              <table:table-cell office:value-type="float" office:value="0.717804407827244">
                <text:p>0.717804407827244</text:p>
              </table:table-cell>
              <table:table-cell office:value-type="float" office:value="0.186980547176178">
                <text:p>0.186980547176178</text:p>
              </table:table-cell>
              <table:table-cell office:value-type="float" office:value="0.0403413240376018">
                <text:p>0.0403413240376018</text:p>
              </table:table-cell>
              <table:table-cell office:value-type="float" office:value="0.0152230353179096">
                <text:p>0.0152230353179096</text:p>
              </table:table-cell>
            </table:table-row>
            <table:table-row>
              <table:table-cell office:value-type="string">
                <text:p>eric-barbeau-RyRuudzKonE-unsplash.png</text:p>
              </table:table-cell>
              <table:table-cell office:value-type="float" office:value="0.0150370369129689">
                <text:p>0.0150370369129689</text:p>
              </table:table-cell>
              <table:table-cell office:value-type="float" office:value="0.643911138995791">
                <text:p>0.643911138995791</text:p>
              </table:table-cell>
              <table:table-cell office:value-type="float" office:value="0.232691697786515">
                <text:p>0.232691697786515</text:p>
              </table:table-cell>
              <table:table-cell office:value-type="float" office:value="0.0701725433530852">
                <text:p>0.0701725433530852</text:p>
              </table:table-cell>
              <table:table-cell office:value-type="float" office:value="0.0144276616374076">
                <text:p>0.0144276616374076</text:p>
              </table:table-cell>
            </table:table-row>
            <table:table-row>
              <table:table-cell office:value-type="string">
                <text:p>kabiur-rahman-riyad-oOp7PGtX1Qs-unsplash.png</text:p>
              </table:table-cell>
              <table:table-cell office:value-type="float" office:value="0.0157967924960441">
                <text:p>0.0157967924960441</text:p>
              </table:table-cell>
              <table:table-cell office:value-type="float" office:value="0.676103779028569">
                <text:p>0.676103779028569</text:p>
              </table:table-cell>
              <table:table-cell office:value-type="float" office:value="0.217440972313712">
                <text:p>0.217440972313712</text:p>
              </table:table-cell>
              <table:table-cell office:value-type="float" office:value="0.0606140073655689">
                <text:p>0.0606140073655689</text:p>
              </table:table-cell>
              <table:table-cell office:value-type="float" office:value="0.0141321882780469">
                <text:p>0.0141321882780469</text:p>
              </table:table-cell>
            </table:table-row>
            <table:table-row>
              <table:table-cell office:value-type="string">
                <text:p>katie-azi-EANhHTzumV4-unsplash.png</text:p>
              </table:table-cell>
              <table:table-cell office:value-type="float" office:value="0.0162203893611777">
                <text:p>0.0162203893611777</text:p>
              </table:table-cell>
              <table:table-cell office:value-type="float" office:value="0.656257409410321">
                <text:p>0.656257409410321</text:p>
              </table:table-cell>
              <table:table-cell office:value-type="float" office:value="0.23013297703676">
                <text:p>0.23013297703676</text:p>
              </table:table-cell>
              <table:table-cell office:value-type="float" office:value="0.0705862991289722">
                <text:p>0.0705862991289722</text:p>
              </table:table-cell>
              <table:table-cell office:value-type="float" office:value="0.0135050478769906">
                <text:p>0.0135050478769906</text:p>
              </table:table-cell>
            </table:table-row>
            <table:table-row>
              <table:table-cell office:value-type="string">
                <text:p>logan-weaver-lgnwvr-a4WnIIiNbR0-unsplash.png</text:p>
              </table:table-cell>
              <table:table-cell office:value-type="float" office:value="0.0422188877828226">
                <text:p>0.0422188877828226</text:p>
              </table:table-cell>
              <table:table-cell office:value-type="float" office:value="0.652440209595288">
                <text:p>0.652440209595288</text:p>
              </table:table-cell>
              <table:table-cell office:value-type="float" office:value="0.216990075662114">
                <text:p>0.216990075662114</text:p>
              </table:table-cell>
              <table:table-cell office:value-type="float" office:value="0.0605094973826232">
                <text:p>0.0605094973826232</text:p>
              </table:table-cell>
              <table:table-cell office:value-type="float" office:value="0.0134072286474929">
                <text:p>0.0134072286474929</text:p>
              </table:table-cell>
            </table:table-row>
            <table:table-row>
              <table:table-cell office:value-type="string">
                <text:p>maxim-tolchinskiy-N0ktb-SWggM-unsplash.png</text:p>
              </table:table-cell>
              <table:table-cell office:value-type="float" office:value="0.0152406036952142">
                <text:p>0.0152406036952142</text:p>
              </table:table-cell>
              <table:table-cell office:value-type="float" office:value="0.654794097318271">
                <text:p>0.654794097318271</text:p>
              </table:table-cell>
              <table:table-cell office:value-type="float" office:value="0.224633637601144">
                <text:p>0.224633637601144</text:p>
              </table:table-cell>
              <table:table-cell office:value-type="float" office:value="0.0561179077438001">
                <text:p>0.0561179077438001</text:p>
              </table:table-cell>
              <table:table-cell office:value-type="float" office:value="0.0149295255273353">
                <text:p>0.0149295255273353</text:p>
              </table:table-cell>
            </table:table-row>
            <table:table-row>
              <table:table-cell office:value-type="string">
                <text:p>neon-wang-HNEONlW67lU-unsplash.png</text:p>
              </table:table-cell>
              <table:table-cell office:value-type="float" office:value="0.0154694543761833">
                <text:p>0.0154694543761833</text:p>
              </table:table-cell>
              <table:table-cell office:value-type="float" office:value="0.662599030787224">
                <text:p>0.662599030787224</text:p>
              </table:table-cell>
              <table:table-cell office:value-type="float" office:value="0.224675920674994">
                <text:p>0.224675920674994</text:p>
              </table:table-cell>
              <table:table-cell office:value-type="float" office:value="0.0688780689512735">
                <text:p>0.0688780689512735</text:p>
              </table:table-cell>
              <table:table-cell office:value-type="float" office:value="0.0135984738759547">
                <text:p>0.0135984738759547</text:p>
              </table:table-cell>
            </table:table-row>
            <table:table-row>
              <table:table-cell office:value-type="string">
                <text:p>racecar.png</text:p>
              </table:table-cell>
              <table:table-cell office:value-type="float" office:value="0.0147108655707467">
                <text:p>0.0147108655707467</text:p>
              </table:table-cell>
              <table:table-cell office:value-type="float" office:value="0.650406154388744">
                <text:p>0.650406154388744</text:p>
              </table:table-cell>
              <table:table-cell office:value-type="float" office:value="0.224099958126513">
                <text:p>0.224099958126513</text:p>
              </table:table-cell>
              <table:table-cell office:value-type="float" office:value="0.0537314970442275">
                <text:p>0.0537314970442275</text:p>
              </table:table-cell>
              <table:table-cell office:value-type="float" office:value="0.0152556612411367">
                <text:p>0.0152556612411367</text:p>
              </table:table-cell>
            </table:table-row>
            <table:table-row>
              <table:table-cell office:value-type="string">
                <text:p>tamas-tokos-bwHfiDrq6TI-unsplash.png</text:p>
              </table:table-cell>
              <table:table-cell office:value-type="float" office:value="0.0217947305375688">
                <text:p>0.0217947305375688</text:p>
              </table:table-cell>
              <table:table-cell office:value-type="float" office:value="0.654666858776599">
                <text:p>0.654666858776599</text:p>
              </table:table-cell>
              <table:table-cell office:value-type="float" office:value="0.219551988337797">
                <text:p>0.219551988337797</text:p>
              </table:table-cell>
              <table:table-cell office:value-type="float" office:value="0.059087082302155">
                <text:p>0.059087082302155</text:p>
              </table:table-cell>
              <table:table-cell office:value-type="float" office:value="0.0151602987874473">
                <text:p>0.0151602987874473</text:p>
              </table:table-cell>
            </table:table-row>
            <table:table-row>
              <table:table-cell office:value-type="string">
                <text:p>valeriia-neganova-Z-EvQnVMknY-unsplash.png</text:p>
              </table:table-cell>
              <table:table-cell office:value-type="float" office:value="0.0150731878414368">
                <text:p>0.0150731878414368</text:p>
              </table:table-cell>
              <table:table-cell office:value-type="float" office:value="0.643780199512425">
                <text:p>0.643780199512425</text:p>
              </table:table-cell>
              <table:table-cell office:value-type="float" office:value="0.231099440679048">
                <text:p>0.231099440679048</text:p>
              </table:table-cell>
              <table:table-cell office:value-type="float" office:value="0.0672790200176048">
                <text:p>0.0672790200176048</text:p>
              </table:table-cell>
              <table:table-cell office:value-type="float" office:value="0.0150339026503574">
                <text:p>0.0150339026503574</text:p>
              </table:table-cell>
            </table:table-row>
            <table:table-row>
              <table:table-cell office:value-type="string">
                <text:p>virginia-marinova-iyI6uvubKJQ-unsplash.png</text:p>
              </table:table-cell>
              <table:table-cell office:value-type="float" office:value="0.0148424006453511">
                <text:p>0.0148424006453511</text:p>
              </table:table-cell>
              <table:table-cell office:value-type="float" office:value="0.634740641524161">
                <text:p>0.634740641524161</text:p>
              </table:table-cell>
              <table:table-cell office:value-type="float" office:value="0.22767254670071">
                <text:p>0.22767254670071</text:p>
              </table:table-cell>
              <table:table-cell office:value-type="float" office:value="0.0573844905005433">
                <text:p>0.0573844905005433</text:p>
              </table:table-cell>
              <table:table-cell office:value-type="float" office:value="0.0162020549071043">
                <text:p>0.0162020549071043</text:p>
              </table:table-cell>
            </table:table-row>
            <table:table-row>
              <table:table-cell office:value-type="string">
                <text:p>vitaly-mazur-e_b5X7BcGVY-unsplash.png</text:p>
              </table:table-cell>
              <table:table-cell office:value-type="float" office:value="0.0153769318160417">
                <text:p>0.0153769318160417</text:p>
              </table:table-cell>
              <table:table-cell office:value-type="float" office:value="0.659143733530673">
                <text:p>0.659143733530673</text:p>
              </table:table-cell>
              <table:table-cell office:value-type="float" office:value="0.231113070214268">
                <text:p>0.231113070214268</text:p>
              </table:table-cell>
              <table:table-cell office:value-type="float" office:value="0.0660374158726402">
                <text:p>0.0660374158726402</text:p>
              </table:table-cell>
              <table:table-cell office:value-type="float" office:value="0.0136434975950251">
                <text:p>0.01364349759502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285cm" svg:height="22.757cm" xlink:href=".." xlink:type="simple" chart:class="chart:bar" chart:style-name="ch1">
        <chart:legend chart:legend-position="end" svg:x="35.789cm" svg:y="11.079cm" style:legend-expansion="high" chart:style-name="ch2"/>
        <chart:plot-area chart:style-name="ch3" table:cell-range-address="Merge.A1:Merge.A17 Merge.A19:Merge.A35 Merge.H1:Merge.H17 Merge.H19:Merge.H35" chart:data-source-has-labels="both" svg:x="0.745cm" svg:y="0.455cm" svg:width="34.299cm" svg:height="21.847cm">
          <chart:coordinate-region svg:x="4.293cm" svg:y="0.655cm" svg:width="30.751cm" svg:height="15.674cm"/>
          <chart:axis chart:dimension="x" chart:name="primary-x" chart:style-name="ch4" chartooo:axis-type="auto">
            <chartooo:date-scale/>
            <chart:categories table:cell-range-address="Merge.A2:Merge.A17 Merge.A19:Merge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rge.H2:Merge.H17 Merge.H19:Merge.H35" chart:label-cell-address="Merge.H1:Merge.H1" chart:class="chart:bar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Merge.H1:Merg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rge_Scaled_Forest_Lizard.png</text:p>
                <draw:g>
                  <svg:desc>Merge.A2:Merge.A17 Merge.A19:Merge.A35</svg:desc>
                </draw:g>
              </table:table-cell>
              <table:table-cell office:value-type="float" office:value="3545">
                <text:p>3545</text:p>
                <draw:g>
                  <svg:desc>Merge.H2:Merge.H17 Merge.H19:Merge.H35</svg:desc>
                </draw:g>
              </table:table-cell>
            </table:table-row>
            <table:table-row>
              <table:table-cell office:value-type="string">
                <text:p>behnam-norouzi-I5eKsDa8iwY-unsplash.png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benjamin-chambon-0vnmC_UWuMg-unsplash.png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>benjamin-chambon-SRXkNrlTalM-unsplash.png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circle.png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eric-barbeau-RyRuudzKonE-unsplash.png</text:p>
              </table:table-cell>
              <table:table-cell office:value-type="float" office:value="5655">
                <text:p>5655</text:p>
              </table:table-cell>
            </table:table-row>
            <table:table-row>
              <table:table-cell office:value-type="string">
                <text:p>kabiur-rahman-riyad-oOp7PGtX1Qs-unsplash.png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katie-azi-EANhHTzumV4-unsplash.png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logan-weaver-lgnwvr-a4WnIIiNbR0-unsplash.png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maxim-tolchinskiy-N0ktb-SWggM-unsplash.png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neon-wang-HNEONlW67lU-unsplash.png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racecar.png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tamas-tokos-bwHfiDrq6TI-unsplash.png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valeriia-neganova-Z-EvQnVMknY-unsplash.png</text:p>
              </table:table-cell>
              <table:table-cell office:value-type="float" office:value="180465">
                <text:p>180465</text:p>
              </table:table-cell>
            </table:table-row>
            <table:table-row>
              <table:table-cell office:value-type="string">
                <text:p>virginia-marinova-iyI6uvubKJQ-unsplash.png</text:p>
              </table:table-cell>
              <table:table-cell office:value-type="float" office:value="4243">
                <text:p>4243</text:p>
              </table:table-cell>
            </table:table-row>
            <table:table-row>
              <table:table-cell office:value-type="string">
                <text:p>vitaly-mazur-e_b5X7BcGVY-unsplash.png</text:p>
              </table:table-cell>
              <table:table-cell office:value-type="float" office:value="4391">
                <text:p>4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rge_Scaled_Forest_Lizard.png</text:p>
              </table:table-cell>
              <table:table-cell office:value-type="float" office:value="442941.18">
                <text:p>442941.18</text:p>
              </table:table-cell>
            </table:table-row>
            <table:table-row>
              <table:table-cell office:value-type="string">
                <text:p>behnam-norouzi-I5eKsDa8iwY-unsplash.png</text:p>
              </table:table-cell>
              <table:table-cell office:value-type="float" office:value="205486.89">
                <text:p>205486.89</text:p>
              </table:table-cell>
            </table:table-row>
            <table:table-row>
              <table:table-cell office:value-type="string">
                <text:p>benjamin-chambon-0vnmC_UWuMg-unsplash.png</text:p>
              </table:table-cell>
              <table:table-cell office:value-type="float" office:value="2051998.4">
                <text:p>2051998.4</text:p>
              </table:table-cell>
            </table:table-row>
            <table:table-row>
              <table:table-cell office:value-type="string">
                <text:p>benjamin-chambon-SRXkNrlTalM-unsplash.png</text:p>
              </table:table-cell>
              <table:table-cell office:value-type="float" office:value="2104977.2">
                <text:p>2104977.2</text:p>
              </table:table-cell>
            </table:table-row>
            <table:table-row>
              <table:table-cell office:value-type="string">
                <text:p>circle.png</text:p>
              </table:table-cell>
              <table:table-cell office:value-type="float" office:value="14797.903">
                <text:p>14797.903</text:p>
              </table:table-cell>
            </table:table-row>
            <table:table-row>
              <table:table-cell office:value-type="string">
                <text:p>eric-barbeau-RyRuudzKonE-unsplash.png</text:p>
              </table:table-cell>
              <table:table-cell office:value-type="float" office:value="10149739">
                <text:p>10149739</text:p>
              </table:table-cell>
            </table:table-row>
            <table:table-row>
              <table:table-cell office:value-type="string">
                <text:p>kabiur-rahman-riyad-oOp7PGtX1Qs-unsplash.png</text:p>
              </table:table-cell>
              <table:table-cell office:value-type="float" office:value="3206948.5">
                <text:p>3206948.5</text:p>
              </table:table-cell>
            </table:table-row>
            <table:table-row>
              <table:table-cell office:value-type="string">
                <text:p>katie-azi-EANhHTzumV4-unsplash.png</text:p>
              </table:table-cell>
              <table:table-cell office:value-type="float" office:value="11526727">
                <text:p>11526727</text:p>
              </table:table-cell>
            </table:table-row>
            <table:table-row>
              <table:table-cell office:value-type="string">
                <text:p>logan-weaver-lgnwvr-a4WnIIiNbR0-unsplash.png</text:p>
              </table:table-cell>
              <table:table-cell office:value-type="float" office:value="15598824">
                <text:p>15598824</text:p>
              </table:table-cell>
            </table:table-row>
            <table:table-row>
              <table:table-cell office:value-type="string">
                <text:p>maxim-tolchinskiy-N0ktb-SWggM-unsplash.png</text:p>
              </table:table-cell>
              <table:table-cell office:value-type="float" office:value="943171.3">
                <text:p>943171.3</text:p>
              </table:table-cell>
            </table:table-row>
            <table:table-row>
              <table:table-cell office:value-type="string">
                <text:p>neon-wang-HNEONlW67lU-unsplash.png</text:p>
              </table:table-cell>
              <table:table-cell office:value-type="float" office:value="5535172.6">
                <text:p>5535172.6</text:p>
              </table:table-cell>
            </table:table-row>
            <table:table-row>
              <table:table-cell office:value-type="string">
                <text:p>racecar.png</text:p>
              </table:table-cell>
              <table:table-cell office:value-type="float" office:value="19530.258">
                <text:p>19530.258</text:p>
              </table:table-cell>
            </table:table-row>
            <table:table-row>
              <table:table-cell office:value-type="string">
                <text:p>tamas-tokos-bwHfiDrq6TI-unsplash.png</text:p>
              </table:table-cell>
              <table:table-cell office:value-type="float" office:value="7079280">
                <text:p>7079280</text:p>
              </table:table-cell>
            </table:table-row>
            <table:table-row>
              <table:table-cell office:value-type="string">
                <text:p>valeriia-neganova-Z-EvQnVMknY-unsplash.png</text:p>
              </table:table-cell>
              <table:table-cell office:value-type="float" office:value="2555670.4">
                <text:p>2555670.4</text:p>
              </table:table-cell>
            </table:table-row>
            <table:table-row>
              <table:table-cell office:value-type="string">
                <text:p>virginia-marinova-iyI6uvubKJQ-unsplash.png</text:p>
              </table:table-cell>
              <table:table-cell office:value-type="float" office:value="9490648">
                <text:p>9490648</text:p>
              </table:table-cell>
            </table:table-row>
            <table:table-row>
              <table:table-cell office:value-type="string">
                <text:p>vitaly-mazur-e_b5X7BcGVY-unsplash.png</text:p>
              </table:table-cell>
              <table:table-cell office:value-type="float" office:value="4640672.2">
                <text:p>4640672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